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anklin Gothic Book1" svg:font-family="'Franklin Gothic Book'"/>
    <style:font-face style:name="Franklin Gothic Medium" svg:font-family="'Franklin Gothic Medium'"/>
    <style:font-face style:name="Franklin Gothic Book" svg:font-family="'Franklin Gothic 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unga" svg:font-family="Tung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025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025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wo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8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9" style:family="presentation" style:parent-style-name="Two_20_Content-notes">
      <style:graphic-properties draw:fill-color="#ffffff" fo:min-height="12.572cm"/>
    </style:style>
    <style:style style:name="pr10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11" style:family="presentation" style:parent-style-name="Content_20_with_20_Caption-title">
      <style:graphic-properties draw:stroke="none" svg:stroke-width="0cm" draw:fill="none" draw:textarea-vertical-align="bottom" draw:auto-grow-height="false" draw:fit-to-size="false" fo:min-height="3.181cm" fo:padding-top="0.127cm" fo:padding-bottom="0cm" fo:padding-left="0.254cm" fo:padding-right="0.254cm" fo:wrap-option="wrap"/>
    </style:style>
    <style:style style:name="pr12" style:family="presentation" style:parent-style-name="Content_20_with_20_Caption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13" style:family="presentation" style:parent-style-name="Content_20_with_20_Caption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4" style:family="presentation" style:parent-style-name="Content_20_with_20_Caption-notes">
      <style:graphic-properties draw:fill-color="#ffffff" fo:min-height="12.572cm"/>
    </style:style>
    <style:style style:name="co1" style:family="table-column">
      <style:table-column-properties style:column-width="3.174cm" style:use-optimal-column-width="false"/>
    </style:style>
    <style:style style:name="co2" style:family="table-column">
      <style:table-column-properties style:column-width="2.328cm" style:use-optimal-column-width="false"/>
    </style:style>
    <style:style style:name="co3" style:family="table-column">
      <style:table-column-properties style:column-width="2.751cm" style:use-optimal-column-width="false"/>
    </style:style>
    <style:style style:name="co4" style:family="table-column">
      <style:table-column-properties style:column-width="2.469cm" style:use-optimal-column-width="false"/>
    </style:style>
    <style:style style:name="co5" style:family="table-column">
      <style:table-column-properties style:column-width="2.681cm" style:use-optimal-column-width="false"/>
    </style:style>
    <style:style style:name="co6" style:family="table-column">
      <style:table-column-properties style:column-width="2.683cm" style:use-optimal-column-width="false"/>
    </style:style>
    <style:style style:name="ro1" style:family="table-row">
      <style:table-row-properties style:row-height="1.04cm"/>
    </style:style>
    <style:style style:name="ro2" style:family="table-row">
      <style:table-row-properties style:row-height="1.227cm"/>
    </style:style>
    <style:style style:name="ro3" style:family="table-row">
      <style:table-row-properties style:row-height="0.793cm"/>
    </style:style>
    <style:style style:name="ce1" style:family="table-cell">
      <loext:graphic-properties draw:fill="solid" draw:fill-color="#797b7e" style:repeat="repeat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  <style:text-properties fo:font-size="13pt" style:font-size-asian="13pt" style:font-size-complex="13pt"/>
    </style:style>
    <style:style style:name="ce2" style:family="table-cell">
      <loext:graphic-properties draw:fill="solid" draw:fill-color="#797b7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48pt solid #ffffff" fo:border-right="0.48pt solid #ffffff" fo:border-top="0.48pt solid #ffffff" fo:border-bottom="1.5pt solid #ffffff" style:punctuation-wrap="hanging" style:writing-mode="lr-tb"/>
      <style:text-properties fo:font-size="13pt" style:font-size-asian="13pt" style:font-size-complex="13pt" fo:hyphenate="false"/>
    </style:style>
    <style:style style:name="ce3" style:family="table-cell">
      <loext:graphic-properties draw:fill="solid" draw:fill-color="#797b7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48pt solid #ffffff" fo:border-right="0.48pt solid #ffffff" fo:border-top="0.48pt solid #ffffff" fo:border-bottom="1.5pt solid #ffffff" style:punctuation-wrap="hanging" style:writing-mode="lr-tb"/>
      <style:text-properties fo:font-size="13pt" style:font-size-asian="13pt" style:font-size-complex="13pt" fo:hyphenate="false"/>
    </style:style>
    <style:style style:name="ce4" style:family="table-cell">
      <loext:graphic-properties draw:fill="solid" draw:fill-color="#797b7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48pt solid #ffffff" fo:border-right="0.48pt solid #ffffff" fo:border-top="0.48pt solid #ffffff" fo:border-bottom="1.5pt solid #ffffff" style:punctuation-wrap="hanging" style:writing-mode="lr-tb"/>
      <style:text-properties fo:font-size="13pt" style:font-size-asian="13pt" style:font-size-complex="13pt" fo:hyphenate="false"/>
    </style:style>
    <style:style style:name="ce5" style:family="table-cell">
      <loext:graphic-properties draw:fill="solid" draw:fill-color="#797b7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48pt solid #ffffff" fo:border-right="0.48pt solid #ffffff" fo:border-top="0.48pt solid #ffffff" fo:border-bottom="1.5pt solid #ffffff" style:punctuation-wrap="hanging" style:writing-mode="lr-tb"/>
      <style:text-properties fo:font-size="13pt" style:font-size-asian="13pt" style:font-size-complex="13pt" fo:hyphenate="false"/>
    </style:style>
    <style:style style:name="ce6" style:family="table-cell">
      <loext:graphic-properties draw:fill="solid" draw:fill-color="#797b7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48pt solid #ffffff" fo:border-right="0.48pt solid #ffffff" fo:border-top="0.48pt solid #ffffff" fo:border-bottom="1.5pt solid #ffffff" style:punctuation-wrap="hanging" style:writing-mode="lr-tb"/>
      <style:text-properties fo:font-size="13pt" style:font-size-asian="13pt" style:font-size-complex="13pt" fo:hyphenate="false"/>
    </style:style>
    <style:style style:name="ce7" style:family="table-cell">
      <loext:graphic-properties draw:fill="solid" draw:fill-color="#d6d6d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ffffff" style:punctuation-wrap="hanging" style:writing-mode="lr-tb"/>
      <style:text-properties fo:font-size="13pt" style:font-size-asian="13pt" style:font-size-complex="13pt" fo:hyphenate="false"/>
    </style:style>
    <style:style style:name="ce8" style:family="table-cell">
      <loext:graphic-properties draw:fill="solid" draw:fill-color="#d6d6d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font-size="13pt" style:font-size-asian="13pt" style:font-size-complex="13pt" fo:hyphenate="false"/>
    </style:style>
    <style:style style:name="ce9" style:family="table-cell">
      <loext:graphic-properties draw:fill="solid" draw:fill-color="#d6d6d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font-size="13pt" style:font-size-asian="13pt" style:font-size-complex="13pt" fo:hyphenate="false"/>
    </style:style>
    <style:style style:name="ce10" style:family="table-cell">
      <loext:graphic-properties draw:fill="solid" draw:fill-color="#d6d6d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font-size="13pt" style:font-size-asian="13pt" style:font-size-complex="13pt" fo:hyphenate="false"/>
    </style:style>
    <style:style style:name="ce11" style:family="table-cell">
      <loext:graphic-properties draw:fill="solid" draw:fill-color="#d6d6d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font-size="13pt" style:font-size-asian="13pt" style:font-size-complex="13pt" fo:hyphenate="false"/>
    </style:style>
    <style:style style:name="ce12" style:family="table-cell">
      <loext:graphic-properties draw:fill="solid" draw:fill-color="#d6d6d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font-size="13pt" style:font-size-asian="13pt" style:font-size-complex="13pt" fo:hyphenate="false"/>
    </style:style>
    <style:style style:name="ce13" style:family="table-cell">
      <loext:graphic-properties draw:fill="solid" draw:fill-color="#ebece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ffffff" style:punctuation-wrap="hanging" style:writing-mode="lr-tb"/>
      <style:text-properties fo:font-size="13pt" style:font-size-asian="13pt" style:font-size-complex="13pt" fo:hyphenate="false"/>
    </style:style>
    <style:style style:name="ce14" style:family="table-cell">
      <loext:graphic-properties draw:fill="solid" draw:fill-color="#ebece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font-size="13pt" style:font-size-asian="13pt" style:font-size-complex="13pt" fo:hyphenate="false"/>
    </style:style>
    <style:style style:name="ce15" style:family="table-cell">
      <loext:graphic-properties draw:fill="solid" draw:fill-color="#ebece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font-size="13pt" style:font-size-asian="13pt" style:font-size-complex="13pt" fo:hyphenate="false"/>
    </style:style>
    <style:style style:name="ce16" style:family="table-cell">
      <loext:graphic-properties draw:fill="solid" draw:fill-color="#ebece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font-size="13pt" style:font-size-asian="13pt" style:font-size-complex="13pt" fo:hyphenate="false"/>
    </style:style>
    <style:style style:name="ce17" style:family="table-cell">
      <loext:graphic-properties draw:fill="solid" draw:fill-color="#ebece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font-size="13pt" style:font-size-asian="13pt" style:font-size-complex="13pt" fo:hyphenate="false"/>
    </style:style>
    <style:style style:name="ce18" style:family="table-cell">
      <loext:graphic-properties draw:fill="solid" draw:fill-color="#ebece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font-size="13pt" style:font-size-asian="13pt" style:font-size-complex="13pt" fo:hyphenate="false"/>
    </style:style>
    <style:style style:name="ce19" style:family="table-cell">
      <loext:graphic-properties draw:fill="solid" draw:fill-color="#d6d6d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ffffff" style:punctuation-wrap="hanging" style:writing-mode="lr-tb"/>
      <style:text-properties fo:font-size="13pt" style:font-size-asian="13pt" style:font-size-complex="13pt" fo:hyphenate="false"/>
    </style:style>
    <style:style style:name="ce20" style:family="table-cell">
      <loext:graphic-properties draw:fill="solid" draw:fill-color="#d6d6d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font-size="13pt" style:font-size-asian="13pt" style:font-size-complex="13pt" fo:hyphenate="false"/>
    </style:style>
    <style:style style:name="ce21" style:family="table-cell">
      <loext:graphic-properties draw:fill="solid" draw:fill-color="#d6d6d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font-size="13pt" style:font-size-asian="13pt" style:font-size-complex="13pt" fo:hyphenate="false"/>
    </style:style>
    <style:style style:name="ce22" style:family="table-cell">
      <loext:graphic-properties draw:fill="solid" draw:fill-color="#d6d6d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font-size="13pt" style:font-size-asian="13pt" style:font-size-complex="13pt" fo:hyphenate="false"/>
    </style:style>
    <style:style style:name="ce23" style:family="table-cell">
      <loext:graphic-properties draw:fill="solid" draw:fill-color="#d6d6d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font-size="13pt" style:font-size-asian="13pt" style:font-size-complex="13pt" fo:hyphenate="false"/>
    </style:style>
    <style:style style:name="ce24" style:family="table-cell">
      <loext:graphic-properties draw:fill="solid" draw:fill-color="#d6d6d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font-size="13pt" style:font-size-asian="13pt" style:font-size-complex="13pt" fo:hyphenate="false"/>
    </style:style>
    <style:style style:name="ce25" style:family="table-cell">
      <loext:graphic-properties draw:fill="solid" draw:fill-color="#ebece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ffffff" style:punctuation-wrap="hanging" style:writing-mode="lr-tb"/>
      <style:text-properties fo:font-size="13pt" style:font-size-asian="13pt" style:font-size-complex="13pt" fo:hyphenate="false"/>
    </style:style>
    <style:style style:name="ce26" style:family="table-cell">
      <loext:graphic-properties draw:fill="solid" draw:fill-color="#ebece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font-size="13pt" style:font-size-asian="13pt" style:font-size-complex="13pt" fo:hyphenate="false"/>
    </style:style>
    <style:style style:name="ce27" style:family="table-cell">
      <loext:graphic-properties draw:fill="solid" draw:fill-color="#ebece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font-size="13pt" style:font-size-asian="13pt" style:font-size-complex="13pt" fo:hyphenate="false"/>
    </style:style>
    <style:style style:name="ce28" style:family="table-cell">
      <loext:graphic-properties draw:fill="solid" draw:fill-color="#ebece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font-size="13pt" style:font-size-asian="13pt" style:font-size-complex="13pt" fo:hyphenate="false"/>
    </style:style>
    <style:style style:name="ce29" style:family="table-cell">
      <loext:graphic-properties draw:fill="solid" draw:fill-color="#ebece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font-size="13pt" style:font-size-asian="13pt" style:font-size-complex="13pt" fo:hyphenate="false"/>
    </style:style>
    <style:style style:name="ce30" style:family="table-cell">
      <loext:graphic-properties draw:fill="solid" draw:fill-color="#ebece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font-size="13pt" style:font-size-asian="13pt" style:font-size-complex="13pt" fo:hyphenate="false"/>
    </style:style>
    <style:style style:name="ce31" style:family="table-cell">
      <loext:graphic-properties draw:fill="solid" draw:fill-color="#d6d6d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ffffff" style:punctuation-wrap="hanging" style:writing-mode="lr-tb"/>
      <style:text-properties fo:font-size="13pt" style:font-size-asian="13pt" style:font-size-complex="13pt" fo:hyphenate="false"/>
    </style:style>
    <style:style style:name="ce32" style:family="table-cell">
      <loext:graphic-properties draw:fill="solid" draw:fill-color="#d6d6d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font-size="13pt" style:font-size-asian="13pt" style:font-size-complex="13pt" fo:hyphenate="false"/>
    </style:style>
    <style:style style:name="ce33" style:family="table-cell">
      <loext:graphic-properties draw:fill="solid" draw:fill-color="#d6d6d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font-size="13pt" style:font-size-asian="13pt" style:font-size-complex="13pt" fo:hyphenate="false"/>
    </style:style>
    <style:style style:name="ce34" style:family="table-cell">
      <loext:graphic-properties draw:fill="solid" draw:fill-color="#d6d6d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font-size="13pt" style:font-size-asian="13pt" style:font-size-complex="13pt" fo:hyphenate="false"/>
    </style:style>
    <style:style style:name="ce35" style:family="table-cell">
      <loext:graphic-properties draw:fill="solid" draw:fill-color="#d6d6d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font-size="13pt" style:font-size-asian="13pt" style:font-size-complex="13pt" fo:hyphenate="false"/>
    </style:style>
    <style:style style:name="ce36" style:family="table-cell">
      <loext:graphic-properties draw:fill="solid" draw:fill-color="#d6d6d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font-size="13pt" style:font-size-asian="13pt" style:font-size-complex="13pt" fo:hyphenate="false"/>
    </style:style>
    <style:style style:name="ce37" style:family="table-cell">
      <loext:graphic-properties draw:fill="solid" draw:fill-color="#ebece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ffffff" style:punctuation-wrap="hanging" style:writing-mode="lr-tb"/>
      <style:text-properties fo:font-size="13pt" style:font-size-asian="13pt" style:font-size-complex="13pt" fo:hyphenate="false"/>
    </style:style>
    <style:style style:name="ce38" style:family="table-cell">
      <loext:graphic-properties draw:fill="solid" draw:fill-color="#ebece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font-size="13pt" style:font-size-asian="13pt" style:font-size-complex="13pt" fo:hyphenate="false"/>
    </style:style>
    <style:style style:name="ce39" style:family="table-cell">
      <loext:graphic-properties draw:fill="solid" draw:fill-color="#ebece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font-size="13pt" style:font-size-asian="13pt" style:font-size-complex="13pt" fo:hyphenate="false"/>
    </style:style>
    <style:style style:name="ce40" style:family="table-cell">
      <loext:graphic-properties draw:fill="solid" draw:fill-color="#ebece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font-size="13pt" style:font-size-asian="13pt" style:font-size-complex="13pt" fo:hyphenate="false"/>
    </style:style>
    <style:style style:name="ce41" style:family="table-cell">
      <loext:graphic-properties draw:fill="solid" draw:fill-color="#ebece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font-size="13pt" style:font-size-asian="13pt" style:font-size-complex="13pt" fo:hyphenate="false"/>
    </style:style>
    <style:style style:name="ce42" style:family="table-cell">
      <loext:graphic-properties draw:fill="solid" draw:fill-color="#ebece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font-size="13pt" style:font-size-asian="13pt" style:font-size-complex="13pt" fo:hyphenate="false"/>
    </style:style>
    <style:style style:name="ce43" style:family="table-cell">
      <loext:graphic-properties draw:fill="solid" draw:fill-color="#d6d6d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ffffff" style:punctuation-wrap="hanging" style:writing-mode="lr-tb"/>
      <style:text-properties fo:font-size="13pt" style:font-size-asian="13pt" style:font-size-complex="13pt" fo:hyphenate="false"/>
    </style:style>
    <style:style style:name="ce44" style:family="table-cell">
      <loext:graphic-properties draw:fill="solid" draw:fill-color="#d6d6d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font-size="13pt" style:font-size-asian="13pt" style:font-size-complex="13pt" fo:hyphenate="false"/>
    </style:style>
    <style:style style:name="ce45" style:family="table-cell">
      <loext:graphic-properties draw:fill="solid" draw:fill-color="#d6d6d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font-size="13pt" style:font-size-asian="13pt" style:font-size-complex="13pt" fo:hyphenate="false"/>
    </style:style>
    <style:style style:name="ce46" style:family="table-cell">
      <loext:graphic-properties draw:fill="solid" draw:fill-color="#d6d6d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font-size="13pt" style:font-size-asian="13pt" style:font-size-complex="13pt" fo:hyphenate="false"/>
    </style:style>
    <style:style style:name="ce47" style:family="table-cell">
      <loext:graphic-properties draw:fill="solid" draw:fill-color="#d6d6d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font-size="13pt" style:font-size-asian="13pt" style:font-size-complex="13pt" fo:hyphenate="false"/>
    </style:style>
    <style:style style:name="ce48" style:family="table-cell">
      <loext:graphic-properties draw:fill="solid" draw:fill-color="#d6d6d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font-size="13pt" style:font-size-asian="13pt" style:font-size-complex="13pt" fo:hyphenate="false"/>
    </style:style>
    <style:style style:name="ce49" style:family="table-cell">
      <loext:graphic-properties draw:fill="solid" draw:fill-color="#ebece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ffffff" style:punctuation-wrap="hanging" style:writing-mode="lr-tb"/>
      <style:text-properties fo:font-size="13pt" style:font-size-asian="13pt" style:font-size-complex="13pt" fo:hyphenate="false"/>
    </style:style>
    <style:style style:name="ce50" style:family="table-cell">
      <loext:graphic-properties draw:fill="solid" draw:fill-color="#ebece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font-size="13pt" style:font-size-asian="13pt" style:font-size-complex="13pt" fo:hyphenate="false"/>
    </style:style>
    <style:style style:name="ce51" style:family="table-cell">
      <loext:graphic-properties draw:fill="solid" draw:fill-color="#ebece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font-size="13pt" style:font-size-asian="13pt" style:font-size-complex="13pt" fo:hyphenate="false"/>
    </style:style>
    <style:style style:name="ce52" style:family="table-cell">
      <loext:graphic-properties draw:fill="solid" draw:fill-color="#ebece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font-size="13pt" style:font-size-asian="13pt" style:font-size-complex="13pt" fo:hyphenate="false"/>
    </style:style>
    <style:style style:name="ce53" style:family="table-cell">
      <loext:graphic-properties draw:fill="solid" draw:fill-color="#ebece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font-size="13pt" style:font-size-asian="13pt" style:font-size-complex="13pt" fo:hyphenate="false"/>
    </style:style>
    <style:style style:name="ce54" style:family="table-cell">
      <loext:graphic-properties draw:fill="solid" draw:fill-color="#ebece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font-size="13pt" style:font-size-asian="13pt" style:font-size-complex="13pt" fo:hyphenate="false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9" style:family="paragraph">
      <style:paragraph-properties fo:margin-left="0.953cm" fo:margin-right="0cm" fo:margin-top="0.282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3pt" style:font-size-asian="13pt" style:font-size-complex="13pt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pt" style:font-size-asian="13pt" style:font-size-complex="13pt" fo:hyphenate="false"/>
    </style:style>
    <style:style style:name="P1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3" style:family="paragraph">
      <style:paragraph-properties fo:margin-left="0.953cm" fo:margin-right="0cm" fo:margin-top="0.282cm" fo:margin-bottom="0cm" fo:line-height="100%" fo:text-align="end" fo:text-indent="-0.952cm" style:punctuation-wrap="hanging" style:writing-mode="lr-tb">
        <style:tab-stops>
          <style:tab-stop style:position="0cm"/>
        </style:tab-stops>
      </style:paragraph-properties>
      <style:text-properties fo:font-size="16pt" style:font-size-asian="16pt" style:font-size-complex="16pt"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text-transform="uppercase" fo:color="#000000" style:text-line-through-style="none" style:text-line-through-type="none" style:text-position="0% 100%" style:font-name="Franklin Gothic Medium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text-transform="uppercase" fo:color="#000000" style:text-line-through-style="none" style:text-line-through-type="none" style:text-position="0% 100%" style:font-name="Franklin Gothic Book1" fo:font-size="14pt" fo:letter-spacing="0.141cm" fo:font-style="normal" style:text-underline-style="none" fo:font-weight="normal" style:font-size-asian="14pt" style:font-style-asian="normal" style:font-weight-asian="normal" style:font-name-complex="Tunga" style:font-size-complex="14pt" style:font-style-complex="normal" style:font-weight-complex="normal"/>
    </style:style>
    <style:style style:name="T3" style:family="text">
      <style:text-properties fo:text-transform="uppercase" fo:color="#000000" style:text-line-through-style="none" style:text-line-through-type="none" style:text-position="0% 100%" style:font-name="Franklin Gothic Medium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Franklin Gothic Book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Franklin Gothic Book1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Franklin Gothic Book1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Franklin Gothic Book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5f5f5f" style:text-line-through-style="none" style:text-line-through-type="none" style:text-position="0% 100%" style:font-name="Franklin Gothic Book1" fo:font-size="16pt" fo:letter-spacing="normal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Franklin Gothic Book1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fo:text-transform="uppercase" fo:color="#ffffff" style:text-line-through-style="none" style:text-line-through-type="none" style:text-position="0% 100%" style:font-name="Franklin Gothic Medium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5.69cm" svg:height="3.344cm" draw:transform="skewX (-7.09763034489588E-017) rotate (0.715584993317675) translate (3.097cm 10.364cm)" presentation:class="title" presentation:user-transformed="true">
          <draw:text-box>
            <text:p text:style-name="P1"><text:span text:style-name="T1">Using PASE</text:span></text:p>
          </draw:text-box>
        </draw:frame>
        <draw:frame draw:name="Subtitle 2" presentation:style-name="pr2" draw:text-style-name="P4" draw:layer="layout" svg:width="18.085cm" svg:height="0.914cm" draw:transform="rotate (0.715584993317675) translate (5.286cm 12.909cm)" presentation:class="subtitle" presentation:user-transformed="true">
          <draw:text-box>
            <text:p text:style-name="P3"><text:span text:style-name="T2">Caleb Shingledecker</text:span><text:span text:style-name="T2"><text:line-break/></text:span><text:span text:style-name="T2">Co-founder, Becoming Machini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PASE?" draw:style-name="dp1" draw:master-page-name="Title_20_and_20_Content" presentation:presentation-page-layout-name="AL2T11">
        <draw:frame draw:name="Title 1" presentation:style-name="pr4" draw:text-style-name="P6" draw:layer="layout" svg:width="20.891cm" svg:height="1.523cm" svg:x="2.286cm" svg:y="1.016cm" presentation:class="title" presentation:user-transformed="true">
          <draw:text-box>
            <text:p text:style-name="P1"><text:span text:style-name="T3">What is PASE?</text:span></text:p>
          </draw:text-box>
        </draw:frame>
        <draw:frame draw:name="Content Placeholder 2" presentation:style-name="pr5" draw:text-style-name="P8" draw:layer="layout" svg:width="20.891cm" svg:height="9.943cm" svg:x="2.286cm" svg:y="3.057cm" presentation:class="outline" presentation:user-transformed="true">
          <draw:text-box>
            <text:list text:style-name="L3">
              <text:list-item>
                <text:p text:style-name="P7"><text:span text:style-name="T4">Not a virtualization of AIX</text:span></text:p>
              </text:list-item>
              <text:list-item>
                <text:p text:style-name="P7"><text:span text:style-name="T4">Not an emulated environment</text:span></text:p>
              </text:list-item>
              <text:list-item>
                <text:p text:style-name="P7"><text:span text:style-name="T4">Integrated runtime for running *nix applications</text:span></text:p>
              </text:list-item>
              <text:list-item>
                <text:p text:style-name="P7"><text:span text:style-name="T4">Feels like a very stripped-down version of AIX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n I run AIX binaries on PASE?" draw:style-name="dp1" draw:master-page-name="Two_20_Content" presentation:presentation-page-layout-name="AL3T3">
        <draw:frame draw:name="Content Placeholder 2" presentation:style-name="pr7" draw:text-style-name="P6" draw:layer="layout" svg:width="6.815cm" svg:height="10.311cm" svg:x="1.482cm" svg:y="3.175cm" presentation:class="outline" presentation:user-transformed="true">
          <draw:text-box>
            <text:p text:style-name="P9"><text:span text:style-name="T4">Yes, with caveats (see table).</text:span></text:p>
            <text:p text:style-name="P9"><text:span text:style-name="T5">Rows are the version of AIX a binary was compiled on; columns are the versions of PASE (same as the OS/400 version) on which those binaries will run.</text:span></text:p>
          </draw:text-box>
        </draw:frame>
        <draw:frame draw:name="Content Placeholder 4" draw:style-name="standard" draw:layer="layout" svg:width="16.085cm" svg:height="10.421cm" svg:x="8.467cm" svg:y="3.047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>
              <table:table-cell table:style-name="ce1"/>
              <table:table-cell table:style-name="ce2">
                <text:p text:style-name="P10"><text:span text:style-name="T6">V5R3</text:span></text:p>
              </table:table-cell>
              <table:table-cell table:style-name="ce3">
                <text:p text:style-name="P10"><text:span text:style-name="T6">V5R4</text:span></text:p>
              </table:table-cell>
              <table:table-cell table:style-name="ce4">
                <text:p text:style-name="P10"><text:span text:style-name="T6">6.1</text:span></text:p>
              </table:table-cell>
              <table:table-cell table:style-name="ce5">
                <text:p text:style-name="P10"><text:span text:style-name="T6">7.1</text:span></text:p>
              </table:table-cell>
              <table:table-cell table:style-name="ce6">
                <text:p text:style-name="P10"><text:span text:style-name="T6">7.2</text:span></text:p>
              </table:table-cell>
            </table:table-row>
            <table:table-row table:style-name="ro2">
              <table:table-cell table:style-name="ce7">
                <text:p text:style-name="P11"><text:span text:style-name="T7">4.2 (32-bit)</text:span></text:p>
              </table:table-cell>
              <table:table-cell table:style-name="ce8">
                <text:p text:style-name="P10"><text:span text:style-name="T7">Yes</text:span></text:p>
              </table:table-cell>
              <table:table-cell table:style-name="ce9">
                <text:p text:style-name="P10"><text:span text:style-name="T7">Unknown</text:span></text:p>
              </table:table-cell>
              <table:table-cell table:style-name="ce10">
                <text:p text:style-name="P10"><text:span text:style-name="T7">No</text:span></text:p>
              </table:table-cell>
              <table:table-cell table:style-name="ce11">
                <text:p text:style-name="P10"><text:span text:style-name="T7">No</text:span></text:p>
              </table:table-cell>
              <table:table-cell table:style-name="ce12">
                <text:p text:style-name="P10"><text:span text:style-name="T7">No</text:span></text:p>
              </table:table-cell>
            </table:table-row>
            <table:table-row table:style-name="ro2">
              <table:table-cell table:style-name="ce13">
                <text:p text:style-name="P11"><text:span text:style-name="T7">4.3 (32-bit)</text:span></text:p>
              </table:table-cell>
              <table:table-cell table:style-name="ce14">
                <text:p text:style-name="P10"><text:span text:style-name="T7">Yes</text:span></text:p>
              </table:table-cell>
              <table:table-cell table:style-name="ce15">
                <text:p text:style-name="P10"><text:span text:style-name="T7">Yes</text:span></text:p>
              </table:table-cell>
              <table:table-cell table:style-name="ce16">
                <text:p text:style-name="P10"><text:span text:style-name="T7">Yes</text:span></text:p>
              </table:table-cell>
              <table:table-cell table:style-name="ce17">
                <text:p text:style-name="P10"><text:span text:style-name="T7">No</text:span></text:p>
              </table:table-cell>
              <table:table-cell table:style-name="ce18">
                <text:p text:style-name="P10"><text:span text:style-name="T7">No</text:span></text:p>
              </table:table-cell>
            </table:table-row>
            <table:table-row table:style-name="ro2">
              <table:table-cell table:style-name="ce19">
                <text:p text:style-name="P11"><text:span text:style-name="T7">4.3 (64-bit)</text:span></text:p>
              </table:table-cell>
              <table:table-cell table:style-name="ce20">
                <text:p text:style-name="P10"><text:span text:style-name="T7">No</text:span></text:p>
              </table:table-cell>
              <table:table-cell table:style-name="ce21">
                <text:p text:style-name="P10"><text:span text:style-name="T7">No</text:span></text:p>
              </table:table-cell>
              <table:table-cell table:style-name="ce22">
                <text:p text:style-name="P10"><text:span text:style-name="T7">No</text:span></text:p>
              </table:table-cell>
              <table:table-cell table:style-name="ce23">
                <text:p text:style-name="P10"><text:span text:style-name="T7">No</text:span></text:p>
              </table:table-cell>
              <table:table-cell table:style-name="ce24">
                <text:p text:style-name="P10"><text:span text:style-name="T7">No</text:span></text:p>
              </table:table-cell>
            </table:table-row>
            <table:table-row table:style-name="ro2">
              <table:table-cell table:style-name="ce25">
                <text:p text:style-name="P11"><text:span text:style-name="T7">5.1 (32/64)</text:span></text:p>
              </table:table-cell>
              <table:table-cell table:style-name="ce26">
                <text:p text:style-name="P10"><text:span text:style-name="T7">Yes</text:span></text:p>
              </table:table-cell>
              <table:table-cell table:style-name="ce27">
                <text:p text:style-name="P10"><text:span text:style-name="T7">Yes</text:span></text:p>
              </table:table-cell>
              <table:table-cell table:style-name="ce28">
                <text:p text:style-name="P10"><text:span text:style-name="T7">Yes</text:span></text:p>
              </table:table-cell>
              <table:table-cell table:style-name="ce29">
                <text:p text:style-name="P10"><text:span text:style-name="T7">Yes</text:span></text:p>
              </table:table-cell>
              <table:table-cell table:style-name="ce30">
                <text:p text:style-name="P10"><text:span text:style-name="T7">Yes</text:span></text:p>
              </table:table-cell>
            </table:table-row>
            <table:table-row table:style-name="ro2">
              <table:table-cell table:style-name="ce31">
                <text:p text:style-name="P11"><text:span text:style-name="T7">5.2 (32/64)</text:span></text:p>
              </table:table-cell>
              <table:table-cell table:style-name="ce32">
                <text:p text:style-name="P10"><text:span text:style-name="T7">Yes</text:span></text:p>
              </table:table-cell>
              <table:table-cell table:style-name="ce33">
                <text:p text:style-name="P10"><text:span text:style-name="T7">Yes</text:span></text:p>
              </table:table-cell>
              <table:table-cell table:style-name="ce34">
                <text:p text:style-name="P10"><text:span text:style-name="T7">Yes</text:span></text:p>
              </table:table-cell>
              <table:table-cell table:style-name="ce35">
                <text:p text:style-name="P10"><text:span text:style-name="T7">Yes</text:span></text:p>
              </table:table-cell>
              <table:table-cell table:style-name="ce36">
                <text:p text:style-name="P10"><text:span text:style-name="T7">Yes</text:span></text:p>
              </table:table-cell>
            </table:table-row>
            <table:table-row table:style-name="ro2">
              <table:table-cell table:style-name="ce37">
                <text:p text:style-name="P11"><text:span text:style-name="T7">5.3 (32/64)</text:span></text:p>
              </table:table-cell>
              <table:table-cell table:style-name="ce38">
                <text:p text:style-name="P10"><text:span text:style-name="T7">No</text:span></text:p>
              </table:table-cell>
              <table:table-cell table:style-name="ce39">
                <text:p text:style-name="P10"><text:span text:style-name="T7">Yes</text:span></text:p>
              </table:table-cell>
              <table:table-cell table:style-name="ce40">
                <text:p text:style-name="P10"><text:span text:style-name="T7">Yes</text:span></text:p>
              </table:table-cell>
              <table:table-cell table:style-name="ce41">
                <text:p text:style-name="P10"><text:span text:style-name="T7">Yes</text:span></text:p>
              </table:table-cell>
              <table:table-cell table:style-name="ce42">
                <text:p text:style-name="P10"><text:span text:style-name="T7">Yes</text:span></text:p>
              </table:table-cell>
            </table:table-row>
            <table:table-row table:style-name="ro2">
              <table:table-cell table:style-name="ce43">
                <text:p text:style-name="P11"><text:span text:style-name="T7">6.1 (32/64)</text:span></text:p>
              </table:table-cell>
              <table:table-cell table:style-name="ce44">
                <text:p text:style-name="P10"><text:span text:style-name="T7">No</text:span></text:p>
              </table:table-cell>
              <table:table-cell table:style-name="ce45">
                <text:p text:style-name="P10"><text:span text:style-name="T7">No</text:span></text:p>
              </table:table-cell>
              <table:table-cell table:style-name="ce46">
                <text:p text:style-name="P10"><text:span text:style-name="T7">No</text:span></text:p>
              </table:table-cell>
              <table:table-cell table:style-name="ce47">
                <text:p text:style-name="P10"><text:span text:style-name="T7">Yes</text:span></text:p>
              </table:table-cell>
              <table:table-cell table:style-name="ce48">
                <text:p text:style-name="P10"><text:span text:style-name="T7">Yes</text:span></text:p>
              </table:table-cell>
            </table:table-row>
            <table:table-row table:style-name="ro3">
              <table:table-cell table:style-name="ce49">
                <text:p text:style-name="P11"><text:span text:style-name="T7">7.1 (32/64)</text:span></text:p>
              </table:table-cell>
              <table:table-cell table:style-name="ce50">
                <text:p text:style-name="P10"><text:span text:style-name="T7">No</text:span></text:p>
              </table:table-cell>
              <table:table-cell table:style-name="ce51">
                <text:p text:style-name="P10"><text:span text:style-name="T7">No</text:span></text:p>
              </table:table-cell>
              <table:table-cell table:style-name="ce52">
                <text:p text:style-name="P10"><text:span text:style-name="T7">No</text:span></text:p>
              </table:table-cell>
              <table:table-cell table:style-name="ce53">
                <text:p text:style-name="P10"><text:span text:style-name="T7">No</text:span></text:p>
              </table:table-cell>
              <table:table-cell table:style-name="ce54">
                <text:p text:style-name="P10"><text:span text:style-name="T7">Ye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itle 1" presentation:style-name="pr8" draw:text-style-name="P6" draw:layer="layout" svg:width="20.891cm" svg:height="1.523cm" svg:x="2.286cm" svg:y="1.016cm" presentation:class="title" presentation:user-transformed="true">
          <draw:text-box>
            <text:p text:style-name="P1"><text:span text:style-name="T3">Can I run AIX binaries on PAS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st practices" draw:style-name="dp1" draw:master-page-name="Title_20_and_20_Content" presentation:presentation-page-layout-name="AL2T11">
        <draw:frame draw:name="Title 1" presentation:style-name="pr4" draw:text-style-name="P6" draw:layer="layout" svg:width="20.891cm" svg:height="1.523cm" svg:x="2.286cm" svg:y="1.016cm" presentation:class="title" presentation:user-transformed="true">
          <draw:text-box>
            <text:p text:style-name="P1"><text:span text:style-name="T3">Best practices</text:span></text:p>
          </draw:text-box>
        </draw:frame>
        <draw:frame draw:name="Content Placeholder 2" presentation:style-name="pr10" draw:text-style-name="P8" draw:layer="layout" svg:width="20.891cm" svg:height="9.943cm" svg:x="2.286cm" svg:y="3.057cm" presentation:class="outline" presentation:user-transformed="true">
          <draw:text-box>
            <text:p text:style-name="P9"><text:span text:style-name="T4">Don’t compile yourself what someone’s compiled for you! There are lots of AIX binary repositories, such as:</text:span><text:span text:style-name="T4"><text:line-break/></text:span><text:span text:style-name="T8"><text:a xlink:href="https://www-304.ibm.com/partnerworld/wps/servlet/ContentHandler/pw_com_porting_ibmi_pase" xlink:type="simple">https://</text:a></text:span><text:span text:style-name="T8"><text:a xlink:href="https://www-304.ibm.com/partnerworld/wps/servlet/ContentHandler/pw_com_porting_ibmi_pase" xlink:type="simple">www-304.ibm.com/partnerworld/wps/servlet/ContentHandler/pw_com_porting_ibmi_pase</text:a></text:span></text:p>
            <text:p text:style-name="P9"><text:span text:style-name="T4"><text:tab/></text:span><text:span text:style-name="T8"><text:a xlink:href="http://www.bullfreeware.com/toolbox.php" xlink:type="simple">http://</text:a></text:span><text:span text:style-name="T8"><text:a xlink:href="http://www.bullfreeware.com/toolbox.php" xlink:type="simple">www.bullfreeware.com/toolbox.php</text:a></text:span><text:span text:style-name="T4"><text:line-break/></text:span><text:span text:style-name="T8"><text:a xlink:href="http://www.perzl.org/aix/" xlink:type="simple">http://www.perzl.org/aix</text:a></text:span><text:span text:style-name="T8"><text:a xlink:href="http://www.perzl.org/aix/" xlink:type="simple">/</text:a></text:span></text:p>
            <text:p text:style-name="P9"><text:span text:style-name="T4"/></text:p>
            <text:p text:style-name="P9"><text:span text:style-name="T9">If you’re compiling yourself:</text:span></text:p>
            <text:p text:style-name="P9"><text:span text:style-name="T4">Compile on a compatible AIX environment. (if you don’t have one yourself, IBM’s Virtual Loaner/PDP program is very helpful, here)</text:span></text:p>
            <text:p text:style-name="P9"><text:span text:style-name="T4">Alternately, transcompile from another OS, such as Linux (not for the faint of heart).</text:span></text:p>
            <text:p text:style-name="P9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monstration/Questions" draw:style-name="dp1" draw:master-page-name="Title_20_and_20_Content" presentation:presentation-page-layout-name="AL2T11">
        <draw:frame draw:name="Title 1" presentation:style-name="pr4" draw:text-style-name="P6" draw:layer="layout" svg:width="20.891cm" svg:height="1.523cm" svg:x="2.752cm" svg:y="6.35cm" presentation:class="title" presentation:user-transformed="true">
          <draw:text-box>
            <text:p text:style-name="P12"><text:span text:style-name="T3">Demonstration/Ques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ources" draw:style-name="dp1" draw:master-page-name="Content_20_with_20_Caption">
        <draw:frame draw:name="Title 3" presentation:style-name="pr11" draw:text-style-name="P6" draw:layer="layout" svg:width="14.477cm" svg:height="3.025cm" draw:transform="rotate (0.715584993317675) translate (2.963cm 9.498cm)" presentation:class="title" presentation:user-transformed="true">
          <draw:text-box>
            <text:p text:style-name="P1"><text:span text:style-name="T10">Resources</text:span></text:p>
          </draw:text-box>
        </draw:frame>
        <draw:frame draw:name="Content Placeholder 4" presentation:style-name="pr12" draw:text-style-name="P14" draw:layer="layout" svg:width="20.143cm" svg:height="8.466cm" svg:x="4.826cm" svg:y="9.737cm" presentation:class="outline" presentation:user-transformed="true">
          <draw:text-box>
            <text:p text:style-name="P13"><text:span text:style-name="T4">More about PASE:</text:span></text:p>
            <text:p text:style-name="P13"><text:span text:style-name="T8"><text:a xlink:href="http://wiki.midrange.com/index.php/PASE" xlink:type="simple">http://</text:a></text:span><text:span text:style-name="T8"><text:a xlink:href="http://wiki.midrange.com/index.php/PASE" xlink:type="simple">wiki.midrange.com/index.php/PASE</text:a></text:span></text:p>
            <text:p text:style-name="P13"><text:span text:style-name="T4"/></text:p>
            <text:p text:style-name="P13"><text:span text:style-name="T4">Sample code:</text:span></text:p>
            <text:p text:style-name="P13"><text:span text:style-name="T8"><text:a xlink:href="https://github.com/hewhocutsdown/quser-pase-example" xlink:type="simple">https://</text:a></text:span><text:span text:style-name="T8"><text:a xlink:href="https://github.com/hewhocutsdown/quser-pase-example" xlink:type="simple">github.com/hewhocutsdown/quser-pase-example</text:a></text:span></text:p>
            <text:p text:style-name="P13"><text:span text:style-name="T4"/></text:p>
            <text:p text:style-name="P13"><text:span text:style-name="T4">Contact me:</text:span></text:p>
            <text:p text:style-name="P13"><text:span text:style-name="T8"><text:a xlink:href="mailto:caleb@becomingmachinic.com" xlink:type="simple">caleb@becomingmachinic.com</text:a></text:span></text:p>
            <text:p text:style-name="P13"><text:span text:style-name="T4"/></text:p>
          </draw:text-box>
        </draw:frame>
        <draw:frame draw:name="Text Placeholder 5" presentation:style-name="pr13" draw:text-style-name="P15" draw:layer="layout" svg:width="16.096cm" svg:height="1.73cm" draw:transform="rotate (0.715584993317675) translate (5.012cm 11.752cm)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anklin Gothic Book1" svg:font-family="'Franklin Gothic Book'"/>
    <style:font-face style:name="Franklin Gothic Medium" svg:font-family="'Franklin Gothic Medium'"/>
    <style:font-face style:name="Franklin Gothic Book" svg:font-family="'Franklin Gothic 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unga" svg:font-family="Tung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Franklin Gothic Book1" fo:font-family="'Franklin Gothic Book'" fo:font-size="16pt" fo:letter-spacing="normal" fo:language="en" fo:country="US" fo:font-style="normal" fo:text-shadow="none" style:text-underline-style="none" fo:font-weight="bold" style:letter-kerning="true" fo:background-color="#ffffff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bold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Franklin Gothic Book1" fo:font-family="'Franklin Gothic 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Franklin Gothic Book1" fo:font-family="'Franklin Gothic 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Franklin Gothic Book1" fo:font-family="'Franklin Gothic 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Franklin Gothic Book1" fo:font-family="'Franklin Gothic Book'" fo:font-size="18pt" fo:letter-spacing="normal" fo:language="en" fo:country="US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Franklin Gothic Book1" fo:font-family="'Franklin Gothic Book'" fo:font-size="16pt" fo:letter-spacing="normal" fo:language="en" fo:country="US" fo:font-style="normal" fo:text-shadow="none" style:text-underline-style="none" fo:font-weight="bold" style:letter-kerning="true" fo:background-color="#ffffff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bold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Franklin Gothic Book1" fo:font-family="'Franklin Gothic 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Franklin Gothic Book1" fo:font-family="'Franklin Gothic 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Franklin Gothic Book1" fo:font-family="'Franklin Gothic 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Franklin Gothic Book1" fo:font-family="'Franklin Gothic Book'" fo:font-size="18pt" fo:letter-spacing="normal" fo:language="en" fo:country="US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Franklin Gothic Book1" fo:font-family="'Franklin Gothic Book'" fo:font-size="16pt" fo:letter-spacing="normal" fo:language="en" fo:country="US" fo:font-style="normal" fo:text-shadow="none" style:text-underline-style="none" fo:font-weight="bold" style:letter-kerning="true" fo:background-color="#ffffff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bold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Franklin Gothic Book1" fo:font-family="'Franklin Gothic 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Franklin Gothic Book1" fo:font-family="'Franklin Gothic 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Franklin Gothic Book1" fo:font-family="'Franklin Gothic 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Franklin Gothic Book1" fo:font-family="'Franklin Gothic Book'" fo:font-size="18pt" fo:letter-spacing="normal" fo:language="en" fo:country="US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shrink-to-fit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Franklin Gothic Book1" fo:font-family="'Franklin Gothic Book'" fo:font-size="16pt" fo:letter-spacing="normal" fo:language="en" fo:country="US" fo:font-style="normal" fo:text-shadow="none" style:text-underline-style="none" fo:font-weight="bold" style:letter-kerning="true" fo:background-color="#ffffff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bold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Content_20_with_20_Caption-outline2" style:display-name="Content with Caption-outline2" style:family="presentation" style:parent-style-name="Content_20_with_20_Captio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Franklin Gothic Book1" fo:font-family="'Franklin Gothic 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ontent_20_with_20_Caption-outline3" style:display-name="Content with Caption-outline3" style:family="presentation" style:parent-style-name="Content_20_with_20_Captio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Franklin Gothic Book1" fo:font-family="'Franklin Gothic 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ontent_20_with_20_Caption-outline4" style:display-name="Content with Caption-outline4" style:family="presentation" style:parent-style-name="Content_20_with_20_Captio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Franklin Gothic Book1" fo:font-family="'Franklin Gothic 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Franklin Gothic Book1" fo:font-family="'Franklin Gothic Book'" fo:font-size="18pt" fo:letter-spacing="normal" fo:language="en" fo:country="US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1cm" draw:fill="solid" draw:fill-color="#f96a1b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08a1d9" draw:opacity="80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025cm" fo:padding-left="0.254cm" fo:padding-right="0.254cm" fo:wrap-option="wrap"/>
    </style:style>
    <style:style style:name="M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025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solid" svg:stroke-width="0.053cm" svg:stroke-color="#ffffff" draw:fill="none" draw:fill-color="#ffffff" draw:textarea-vertical-align="middle" draw:auto-grow-height="false" draw:fit-to-size="false" fo:min-height="11.049cm" fo:padding-top="0.025cm" fo:padding-bottom="0.025cm" fo:padding-left="0.025cm" fo:padding-right="0.025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8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solid" svg:stroke-width="0.053cm" svg:stroke-color="#ffffff" draw:fill="none" draw:fill-color="#ffffff" draw:textarea-vertical-align="middle" draw:auto-grow-height="false" draw:fit-to-size="false" fo:min-height="11.049cm" fo:padding-top="0.025cm" fo:padding-bottom="0.025cm" fo:padding-left="0.025cm" fo:padding-right="0.025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Two_20_Content-backgroundobjects">
      <style:graphic-properties draw:stroke="solid" svg:stroke-width="0.053cm" svg:stroke-color="#ffffff" draw:fill="none" draw:fill-color="#ffffff" draw:textarea-vertical-align="middle" draw:auto-grow-height="false" draw:fit-to-size="false" fo:min-height="11.049cm" fo:padding-top="0.025cm" fo:padding-bottom="0.025cm" fo:padding-left="0.025cm" fo:padding-right="0.025cm" fo:wrap-option="wrap"/>
    </style:style>
    <style:style style:name="Mpr16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7" style:family="presentation" style:parent-style-name="Two_20_Conten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Two_20_Conten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Content_20_with_20_Caption-title">
      <style:graphic-properties draw:stroke="none" svg:stroke-width="0cm" draw:fill="none" draw:textarea-vertical-align="bottom" draw:auto-grow-height="false" draw:fit-to-size="false" fo:min-height="3.181cm" fo:padding-top="0.127cm" fo:padding-bottom="0cm" fo:padding-left="0.254cm" fo:padding-right="0.254cm" fo:wrap-option="wrap"/>
    </style:style>
    <style:style style:name="Mpr20" style:family="presentation" style:parent-style-name="Content_20_with_20_Caption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1" style:family="presentation" style:parent-style-name="Content_20_with_20_Caption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22" style:family="presentation" style:parent-style-name="Content_20_with_20_Captio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3" style:family="presentation" style:parent-style-name="Content_20_with_20_Caption-backgroundobjects">
      <style:graphic-properties draw:stroke="solid" svg:stroke-width="0.053cm" svg:stroke-color="#434342" draw:fill="none" draw:fill-color="#ffffff" draw:textarea-vertical-align="middle" draw:auto-grow-height="false" draw:fit-to-size="false" fo:min-height="11.049cm" fo:padding-top="0.025cm" fo:padding-bottom="0.025cm" fo:padding-left="0.025cm" fo:padding-right="0.025cm" fo:wrap-option="wrap"/>
    </style:style>
    <style:style style:name="Mpr24" style:family="presentation" style:parent-style-name="Content_20_with_20_Caption-backgroundobjects">
      <style:graphic-properties draw:stroke="none" draw:fill="none" draw:fill-color="#ffffff" draw:auto-grow-height="false" fo:min-height="1.397cm"/>
    </style:style>
    <style:style style:name="Mpr25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96a1b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08a1d9" draw:opacity="80%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6.5pt" style:font-size-asian="14pt" style:font-size-complex="14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style:paragraph-properties fo:text-align="start"/>
      <style:text-properties fo:font-size="16pt"/>
    </style:style>
    <style:style style:name="MP18" style:family="paragraph">
      <style:paragraph-properties fo:margin-left="0.953cm" fo:margin-right="0cm" fo:margin-top="0.282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19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1" style:family="paragraph">
      <style:paragraph-properties fo:text-align="start"/>
      <style:text-properties fo:font-size="28pt"/>
    </style:style>
    <style:style style:name="MP22" style:family="paragraph">
      <style:paragraph-properties fo:margin-left="0.953cm" fo:margin-right="0cm" fo:margin-top="0.282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MP2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MP24" style:family="paragraph">
      <style:paragraph-properties fo:text-align="start"/>
      <style:text-properties fo:font-size="32pt"/>
    </style:style>
    <style:style style:name="MP25" style:family="paragraph">
      <style:paragraph-properties fo:margin-left="0.953cm" fo:margin-right="0cm" fo:margin-top="0.282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MP26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MP27" style:family="paragraph">
      <style:paragraph-properties fo:text-align="start"/>
      <style:text-properties fo:font-size="14pt"/>
    </style:style>
    <style:style style:name="MP28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2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text-transform="uppercase" fo:color="#000000" style:text-line-through-style="none" style:text-line-through-type="none" style:text-position="0% 100%" style:font-name="Franklin Gothic Medium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2" style:family="text">
      <style:text-properties fo:text-transform="uppercase" fo:color="#000000" style:text-line-through-style="none" style:text-line-through-type="none" style:text-position="0% 100%" style:font-name="Franklin Gothic Book1" fo:font-size="14pt" fo:letter-spacing="0.141cm" fo:font-style="normal" style:text-underline-style="none" fo:font-weight="normal" style:font-size-asian="14pt" style:font-style-asian="normal" style:font-weight-asian="normal" style:font-name-complex="Tunga" style:font-size-complex="1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Franklin Gothic Book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Franklin Gothic Book1" fo:font-size="16.5pt" fo:letter-spacing="normal" fo:font-style="normal" style:text-underline-style="none" fo:font-weight="normal" style:font-size-asian="16.5pt" style:font-style-asian="normal" style:font-weight-asian="normal" style:font-size-complex="16.5pt" style:font-style-complex="normal" style:font-weight-complex="normal"/>
    </style:style>
    <style:style style:name="MT5" style:family="text">
      <style:text-properties fo:text-transform="uppercase" fo:color="#000000" style:text-line-through-style="none" style:text-line-through-type="none" style:text-position="0% 100%" style:font-name="Franklin Gothic Medium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Franklin Gothic Book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Franklin Gothic Book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Franklin Gothic Book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Franklin Gothic Book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Franklin Gothic Book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Franklin Gothic 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text-transform="uppercase" fo:color="#ffffff" style:text-line-through-style="none" style:text-line-through-type="none" style:text-position="0% 100%" style:font-name="Franklin Gothic Medium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Franklin Gothic Book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Franklin Gothic Book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Franklin Gothic Book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16" style:family="text">
      <style:text-properties fo:font-variant="normal" fo:text-transform="none" fo:color="#434342" style:text-line-through-style="none" style:text-line-through-type="none" style:text-position="0% 100%" style:font-name="Franklin Gothic Book1" fo:font-size="16.5pt" fo:letter-spacing="normal" fo:font-style="normal" style:text-underline-style="none" fo:font-weight="normal" style:font-size-asian="16.5pt" style:font-style-asian="normal" style:font-weight-asian="normal" style:font-size-complex="16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797b7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">
        <style:list-level-properties text:space-before="0.001cm" text:min-label-width="0.482cm"/>
        <style:text-properties fo:font-family="Wingdings" style:font-pitch="variable" style:font-charset="x-symbol" fo:color="#f96a1b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">
        <style:list-level-properties text:space-before="0.001cm" text:min-label-width="0.482cm"/>
        <style:text-properties fo:font-family="Wingdings" style:font-pitch="variable" style:font-charset="x-symbol" fo:color="#f96a1b" fo:font-size="100%"/>
      </text:list-level-style-bullet>
      <text:list-level-style-bullet text:level="3" text:bullet-char="">
        <style:list-level-properties text:space-before="0.662cm" text:min-label-width="0.456cm"/>
        <style:text-properties fo:font-family="Wingdings" style:font-pitch="variable" style:font-charset="x-symbol" fo:color="#f96a1b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">
        <style:list-level-properties text:space-before="0.001cm" text:min-label-width="0.482cm"/>
        <style:text-properties fo:font-family="Wingdings" style:font-pitch="variable" style:font-charset="x-symbol" fo:color="#f96a1b" fo:font-size="100%"/>
      </text:list-level-style-bullet>
      <text:list-level-style-bullet text:level="3" text:bullet-char="">
        <style:list-level-properties text:space-before="0.662cm" text:min-label-width="0.456cm"/>
        <style:text-properties fo:font-family="Wingdings" style:font-pitch="variable" style:font-charset="x-symbol" fo:color="#f96a1b" fo:font-size="100%"/>
      </text:list-level-style-bullet>
      <text:list-level-style-bullet text:level="4" text:bullet-char="">
        <style:list-level-properties text:space-before="1.297cm" text:min-label-width="0.456cm"/>
        <style:text-properties fo:font-family="Wingdings" style:font-pitch="variable" style:font-charset="x-symbol" fo:color="#f96a1b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">
        <style:list-level-properties text:space-before="0.001cm" text:min-label-width="0.482cm"/>
        <style:text-properties fo:font-family="Wingdings" style:font-pitch="variable" style:font-charset="x-symbol" fo:color="#f96a1b" fo:font-size="100%"/>
      </text:list-level-style-bullet>
      <text:list-level-style-bullet text:level="3" text:bullet-char="">
        <style:list-level-properties text:space-before="0.662cm" text:min-label-width="0.456cm"/>
        <style:text-properties fo:font-family="Wingdings" style:font-pitch="variable" style:font-charset="x-symbol" fo:color="#f96a1b" fo:font-size="100%"/>
      </text:list-level-style-bullet>
      <text:list-level-style-bullet text:level="4" text:bullet-char="">
        <style:list-level-properties text:space-before="1.297cm" text:min-label-width="0.456cm"/>
        <style:text-properties fo:font-family="Wingdings" style:font-pitch="variable" style:font-charset="x-symbol" fo:color="#f96a1b" fo:font-size="100%"/>
      </text:list-level-style-bullet>
      <text:list-level-style-bullet text:level="5" text:bullet-char="">
        <style:list-level-properties text:space-before="1.906cm" text:min-label-width="0.482cm"/>
        <style:text-properties fo:font-family="Wingdings" style:font-pitch="variable" style:font-charset="x-symbol" fo:color="#f96a1b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 text:space-before="0.3cm" text:min-label-width="0.9cm"/>
        <style:text-properties fo:color="#797b7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●">
        <style:list-level-properties text:min-label-width="0.6cm"/>
        <style:text-properties fo:font-family="StarSymbol" fo:color="#43434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Freeform 6" draw:style-name="Mgr3" draw:text-style-name="MP5" draw:layer="backgroundobjects" drawooo:display="printer" svg:width="9.927cm" svg:height="5.019cm" svg:x="-0.007cm" svg:y="14.03cm">
        <text:p/>
        <draw:enhanced-geometry draw:mirror-horizontal="false" draw:mirror-vertical="false" drawooo:sub-view-size="3574257 1807368" draw:text-areas="0 0 ?f228 ?f229" svg:viewBox="0 0 0 0" draw:type="ooxml-non-primitive" draw:enhanced-path="M 2382 1807368 L 0 0 2045494 1 3574257 1807368 2382 1807368 Z N">
          <draw:equation draw:name="f0" draw:formula="0*logwidth/3571875"/>
          <draw:equation draw:name="f1" draw:formula="4210050*logheight/4210050"/>
          <draw:equation draw:name="f2" draw:formula="0*logwidth/3571875"/>
          <draw:equation draw:name="f3" draw:formula="0*logheight/4210050"/>
          <draw:equation draw:name="f4" draw:formula="3571875*logwidth/3571875"/>
          <draw:equation draw:name="f5" draw:formula="4210050*logheight/4210050"/>
          <draw:equation draw:name="f6" draw:formula="0*logwidth/3571875"/>
          <draw:equation draw:name="f7" draw:formula="4210050*logheight/4210050"/>
          <draw:equation draw:name="f8" draw:formula="0*logwidth/3571875"/>
          <draw:equation draw:name="f9" draw:formula="4210050*logheight/4210050"/>
          <draw:equation draw:name="f10" draw:formula="0*logwidth/3571875"/>
          <draw:equation draw:name="f11" draw:formula="0*logheight/4210050"/>
          <draw:equation draw:name="f12" draw:formula="2028825*logwidth/3571875"/>
          <draw:equation draw:name="f13" draw:formula="2388394*logheight/4210050"/>
          <draw:equation draw:name="f14" draw:formula="3571875*logwidth/3571875"/>
          <draw:equation draw:name="f15" draw:formula="4210050*logheight/4210050"/>
          <draw:equation draw:name="f16" draw:formula="0*logwidth/3571875"/>
          <draw:equation draw:name="f17" draw:formula="4210050*logheight/4210050"/>
          <draw:equation draw:name="f18" draw:formula="0*logwidth/3571875"/>
          <draw:equation draw:name="f19" draw:formula="4210050*logheight/4210050"/>
          <draw:equation draw:name="f20" draw:formula="0*logwidth/3571875"/>
          <draw:equation draw:name="f21" draw:formula="0*logheight/4210050"/>
          <draw:equation draw:name="f22" draw:formula="2028825*logwidth/3571875"/>
          <draw:equation draw:name="f23" draw:formula="2205038*logheight/4210050"/>
          <draw:equation draw:name="f24" draw:formula="3571875*logwidth/3571875"/>
          <draw:equation draw:name="f25" draw:formula="4210050*logheight/4210050"/>
          <draw:equation draw:name="f26" draw:formula="0*logwidth/3571875"/>
          <draw:equation draw:name="f27" draw:formula="4210050*logheight/4210050"/>
          <draw:equation draw:name="f28" draw:formula="0*logwidth/3571875"/>
          <draw:equation draw:name="f29" draw:formula="4210050*logheight/4210050"/>
          <draw:equation draw:name="f30" draw:formula="0*logwidth/3571875"/>
          <draw:equation draw:name="f31" draw:formula="0*logheight/4210050"/>
          <draw:equation draw:name="f32" draw:formula="2028825*logwidth/3571875"/>
          <draw:equation draw:name="f33" draw:formula="2393157*logheight/4210050"/>
          <draw:equation draw:name="f34" draw:formula="3571875*logwidth/3571875"/>
          <draw:equation draw:name="f35" draw:formula="4210050*logheight/4210050"/>
          <draw:equation draw:name="f36" draw:formula="0*logwidth/3571875"/>
          <draw:equation draw:name="f37" draw:formula="4210050*logheight/4210050"/>
          <draw:equation draw:name="f38" draw:formula="0*logwidth/3571875"/>
          <draw:equation draw:name="f39" draw:formula="4210050*logheight/4210050"/>
          <draw:equation draw:name="f40" draw:formula="0*logwidth/3571875"/>
          <draw:equation draw:name="f41" draw:formula="0*logheight/4210050"/>
          <draw:equation draw:name="f42" draw:formula="2028825*logwidth/3571875"/>
          <draw:equation draw:name="f43" draw:formula="2393157*logheight/4210050"/>
          <draw:equation draw:name="f44" draw:formula="3571875*logwidth/3571875"/>
          <draw:equation draw:name="f45" draw:formula="4210050*logheight/4210050"/>
          <draw:equation draw:name="f46" draw:formula="0*logwidth/3571875"/>
          <draw:equation draw:name="f47" draw:formula="4210050*logheight/4210050"/>
          <draw:equation draw:name="f48" draw:formula="0*logwidth/3571875"/>
          <draw:equation draw:name="f49" draw:formula="4210050*logheight/4210050"/>
          <draw:equation draw:name="f50" draw:formula="0*logwidth/3571875"/>
          <draw:equation draw:name="f51" draw:formula="0*logheight/4210050"/>
          <draw:equation draw:name="f52" draw:formula="2028825*logwidth/3571875"/>
          <draw:equation draw:name="f53" draw:formula="2281238*logheight/4210050"/>
          <draw:equation draw:name="f54" draw:formula="3571875*logwidth/3571875"/>
          <draw:equation draw:name="f55" draw:formula="4210050*logheight/4210050"/>
          <draw:equation draw:name="f56" draw:formula="0*logwidth/3571875"/>
          <draw:equation draw:name="f57" draw:formula="4210050*logheight/4210050"/>
          <draw:equation draw:name="f58" draw:formula="0*logwidth/3571875"/>
          <draw:equation draw:name="f59" draw:formula="4210050*logheight/4210050"/>
          <draw:equation draw:name="f60" draw:formula="0*logwidth/3571875"/>
          <draw:equation draw:name="f61" draw:formula="0*logheight/4210050"/>
          <draw:equation draw:name="f62" draw:formula="2028825*logwidth/3571875"/>
          <draw:equation draw:name="f63" draw:formula="2393157*logheight/4210050"/>
          <draw:equation draw:name="f64" draw:formula="3571875*logwidth/3571875"/>
          <draw:equation draw:name="f65" draw:formula="4210050*logheight/4210050"/>
          <draw:equation draw:name="f66" draw:formula="0*logwidth/3571875"/>
          <draw:equation draw:name="f67" draw:formula="4210050*logheight/4210050"/>
          <draw:equation draw:name="f68" draw:formula="0*logwidth/3571875"/>
          <draw:equation draw:name="f69" draw:formula="4210050*logheight/4210050"/>
          <draw:equation draw:name="f70" draw:formula="0*logwidth/3571875"/>
          <draw:equation draw:name="f71" draw:formula="0*logheight/4210050"/>
          <draw:equation draw:name="f72" draw:formula="2028825*logwidth/3571875"/>
          <draw:equation draw:name="f73" draw:formula="2393157*logheight/4210050"/>
          <draw:equation draw:name="f74" draw:formula="3571875*logwidth/3571875"/>
          <draw:equation draw:name="f75" draw:formula="4210050*logheight/4210050"/>
          <draw:equation draw:name="f76" draw:formula="0*logwidth/3571875"/>
          <draw:equation draw:name="f77" draw:formula="4210050*logheight/4210050"/>
          <draw:equation draw:name="f78" draw:formula="0*logwidth/3571875"/>
          <draw:equation draw:name="f79" draw:formula="4210050*logheight/4210050"/>
          <draw:equation draw:name="f80" draw:formula="0*logwidth/3571875"/>
          <draw:equation draw:name="f81" draw:formula="0*logheight/4210050"/>
          <draw:equation draw:name="f82" draw:formula="2076450*logwidth/3571875"/>
          <draw:equation draw:name="f83" draw:formula="2274094*logheight/4210050"/>
          <draw:equation draw:name="f84" draw:formula="3571875*logwidth/3571875"/>
          <draw:equation draw:name="f85" draw:formula="4210050*logheight/4210050"/>
          <draw:equation draw:name="f86" draw:formula="0*logwidth/3571875"/>
          <draw:equation draw:name="f87" draw:formula="4210050*logheight/4210050"/>
          <draw:equation draw:name="f88" draw:formula="0*logwidth/3571875"/>
          <draw:equation draw:name="f89" draw:formula="4210050*logheight/4210050"/>
          <draw:equation draw:name="f90" draw:formula="0*logwidth/3571875"/>
          <draw:equation draw:name="f91" draw:formula="0*logheight/4210050"/>
          <draw:equation draw:name="f92" draw:formula="2245519*logwidth/3571875"/>
          <draw:equation draw:name="f93" draw:formula="2405063*logheight/4210050"/>
          <draw:equation draw:name="f94" draw:formula="3571875*logwidth/3571875"/>
          <draw:equation draw:name="f95" draw:formula="4210050*logheight/4210050"/>
          <draw:equation draw:name="f96" draw:formula="0*logwidth/3571875"/>
          <draw:equation draw:name="f97" draw:formula="4210050*logheight/4210050"/>
          <draw:equation draw:name="f98" draw:formula="0*logwidth/3571875"/>
          <draw:equation draw:name="f99" draw:formula="4210050*logheight/4210050"/>
          <draw:equation draw:name="f100" draw:formula="0*logwidth/3571875"/>
          <draw:equation draw:name="f101" draw:formula="0*logheight/4210050"/>
          <draw:equation draw:name="f102" draw:formula="2038350*logwidth/3571875"/>
          <draw:equation draw:name="f103" draw:formula="2405063*logheight/4210050"/>
          <draw:equation draw:name="f104" draw:formula="3571875*logwidth/3571875"/>
          <draw:equation draw:name="f105" draw:formula="4210050*logheight/4210050"/>
          <draw:equation draw:name="f106" draw:formula="0*logwidth/3571875"/>
          <draw:equation draw:name="f107" draw:formula="4210050*logheight/4210050"/>
          <draw:equation draw:name="f108" draw:formula="0*logwidth/3571875"/>
          <draw:equation draw:name="f109" draw:formula="2433637*logheight/2433637"/>
          <draw:equation draw:name="f110" draw:formula="257175*logwidth/3571875"/>
          <draw:equation draw:name="f111" draw:formula="0*logheight/2433637"/>
          <draw:equation draw:name="f112" draw:formula="2038350*logwidth/3571875"/>
          <draw:equation draw:name="f113" draw:formula="628650*logheight/2433637"/>
          <draw:equation draw:name="f114" draw:formula="3571875*logwidth/3571875"/>
          <draw:equation draw:name="f115" draw:formula="2433637*logheight/2433637"/>
          <draw:equation draw:name="f116" draw:formula="0*logwidth/3571875"/>
          <draw:equation draw:name="f117" draw:formula="2433637*logheight/2433637"/>
          <draw:equation draw:name="f118" draw:formula="2382*logwidth/3574257"/>
          <draw:equation draw:name="f119" draw:formula="1807368*logheight/1807368"/>
          <draw:equation draw:name="f120" draw:formula="0*logwidth/3574257"/>
          <draw:equation draw:name="f121" draw:formula="0*logheight/1807368"/>
          <draw:equation draw:name="f122" draw:formula="2040732*logwidth/3574257"/>
          <draw:equation draw:name="f123" draw:formula="2381*logheight/1807368"/>
          <draw:equation draw:name="f124" draw:formula="3574257*logwidth/3574257"/>
          <draw:equation draw:name="f125" draw:formula="1807368*logheight/1807368"/>
          <draw:equation draw:name="f126" draw:formula="2382*logwidth/3574257"/>
          <draw:equation draw:name="f127" draw:formula="1807368*logheight/1807368"/>
          <draw:equation draw:name="f128" draw:formula="2382*logwidth/3574257"/>
          <draw:equation draw:name="f129" draw:formula="1807368*logheight/1807368"/>
          <draw:equation draw:name="f130" draw:formula="0*logwidth/3574257"/>
          <draw:equation draw:name="f131" draw:formula="0*logheight/1807368"/>
          <draw:equation draw:name="f132" draw:formula="1924051*logwidth/3574257"/>
          <draw:equation draw:name="f133" draw:formula="307181*logheight/1807368"/>
          <draw:equation draw:name="f134" draw:formula="3574257*logwidth/3574257"/>
          <draw:equation draw:name="f135" draw:formula="1807368*logheight/1807368"/>
          <draw:equation draw:name="f136" draw:formula="2382*logwidth/3574257"/>
          <draw:equation draw:name="f137" draw:formula="1807368*logheight/1807368"/>
          <draw:equation draw:name="f138" draw:formula="2382*logwidth/3574257"/>
          <draw:equation draw:name="f139" draw:formula="1809749*logheight/1809749"/>
          <draw:equation draw:name="f140" draw:formula="0*logwidth/3574257"/>
          <draw:equation draw:name="f141" draw:formula="2381*logheight/1809749"/>
          <draw:equation draw:name="f142" draw:formula="2038351*logwidth/3574257"/>
          <draw:equation draw:name="f143" draw:formula="0*logheight/1809749"/>
          <draw:equation draw:name="f144" draw:formula="3574257*logwidth/3574257"/>
          <draw:equation draw:name="f145" draw:formula="1809749*logheight/1809749"/>
          <draw:equation draw:name="f146" draw:formula="2382*logwidth/3574257"/>
          <draw:equation draw:name="f147" draw:formula="1809749*logheight/1809749"/>
          <draw:equation draw:name="f148" draw:formula="2382*logwidth/3574257"/>
          <draw:equation draw:name="f149" draw:formula="1807368*logheight/1807368"/>
          <draw:equation draw:name="f150" draw:formula="0*logwidth/3574257"/>
          <draw:equation draw:name="f151" draw:formula="0*logheight/1807368"/>
          <draw:equation draw:name="f152" draw:formula="1640682*logwidth/3574257"/>
          <draw:equation draw:name="f153" draw:formula="450057*logheight/1807368"/>
          <draw:equation draw:name="f154" draw:formula="3574257*logwidth/3574257"/>
          <draw:equation draw:name="f155" draw:formula="1807368*logheight/1807368"/>
          <draw:equation draw:name="f156" draw:formula="2382*logwidth/3574257"/>
          <draw:equation draw:name="f157" draw:formula="1807368*logheight/1807368"/>
          <draw:equation draw:name="f158" draw:formula="2382*logwidth/3574257"/>
          <draw:equation draw:name="f159" draw:formula="1809749*logheight/1809749"/>
          <draw:equation draw:name="f160" draw:formula="0*logwidth/3574257"/>
          <draw:equation draw:name="f161" draw:formula="2381*logheight/1809749"/>
          <draw:equation draw:name="f162" draw:formula="2038351*logwidth/3574257"/>
          <draw:equation draw:name="f163" draw:formula="0*logheight/1809749"/>
          <draw:equation draw:name="f164" draw:formula="3574257*logwidth/3574257"/>
          <draw:equation draw:name="f165" draw:formula="1809749*logheight/1809749"/>
          <draw:equation draw:name="f166" draw:formula="2382*logwidth/3574257"/>
          <draw:equation draw:name="f167" draw:formula="1809749*logheight/1809749"/>
          <draw:equation draw:name="f168" draw:formula="2382*logwidth/3574257"/>
          <draw:equation draw:name="f169" draw:formula="1807368*logheight/1807368"/>
          <draw:equation draw:name="f170" draw:formula="0*logwidth/3574257"/>
          <draw:equation draw:name="f171" draw:formula="0*logheight/1807368"/>
          <draw:equation draw:name="f172" draw:formula="1657351*logwidth/3574257"/>
          <draw:equation draw:name="f173" draw:formula="230982*logheight/1807368"/>
          <draw:equation draw:name="f174" draw:formula="3574257*logwidth/3574257"/>
          <draw:equation draw:name="f175" draw:formula="1807368*logheight/1807368"/>
          <draw:equation draw:name="f176" draw:formula="2382*logwidth/3574257"/>
          <draw:equation draw:name="f177" draw:formula="1807368*logheight/1807368"/>
          <draw:equation draw:name="f178" draw:formula="2382*logwidth/3574257"/>
          <draw:equation draw:name="f179" draw:formula="1807368*logheight/1807368"/>
          <draw:equation draw:name="f180" draw:formula="0*logwidth/3574257"/>
          <draw:equation draw:name="f181" draw:formula="0*logheight/1807368"/>
          <draw:equation draw:name="f182" draw:formula="2040732*logwidth/3574257"/>
          <draw:equation draw:name="f183" draw:formula="2382*logheight/1807368"/>
          <draw:equation draw:name="f184" draw:formula="3574257*logwidth/3574257"/>
          <draw:equation draw:name="f185" draw:formula="1807368*logheight/1807368"/>
          <draw:equation draw:name="f186" draw:formula="2382*logwidth/3574257"/>
          <draw:equation draw:name="f187" draw:formula="1807368*logheight/1807368"/>
          <draw:equation draw:name="f188" draw:formula="2382*logwidth/3574257"/>
          <draw:equation draw:name="f189" draw:formula="1807368*logheight/1807368"/>
          <draw:equation draw:name="f190" draw:formula="0*logwidth/3574257"/>
          <draw:equation draw:name="f191" draw:formula="0*logheight/1807368"/>
          <draw:equation draw:name="f192" draw:formula="1774032*logwidth/3574257"/>
          <draw:equation draw:name="f193" draw:formula="161925*logheight/1807368"/>
          <draw:equation draw:name="f194" draw:formula="3574257*logwidth/3574257"/>
          <draw:equation draw:name="f195" draw:formula="1807368*logheight/1807368"/>
          <draw:equation draw:name="f196" draw:formula="2382*logwidth/3574257"/>
          <draw:equation draw:name="f197" draw:formula="1807368*logheight/1807368"/>
          <draw:equation draw:name="f198" draw:formula="2382*logwidth/3574257"/>
          <draw:equation draw:name="f199" draw:formula="1807368*logheight/1807368"/>
          <draw:equation draw:name="f200" draw:formula="0*logwidth/3574257"/>
          <draw:equation draw:name="f201" draw:formula="0*logheight/1807368"/>
          <draw:equation draw:name="f202" draw:formula="1969294*logwidth/3574257"/>
          <draw:equation draw:name="f203" draw:formula="21432*logheight/1807368"/>
          <draw:equation draw:name="f204" draw:formula="3574257*logwidth/3574257"/>
          <draw:equation draw:name="f205" draw:formula="1807368*logheight/1807368"/>
          <draw:equation draw:name="f206" draw:formula="2382*logwidth/3574257"/>
          <draw:equation draw:name="f207" draw:formula="1807368*logheight/1807368"/>
          <draw:equation draw:name="f208" draw:formula="2382*logwidth/3574257"/>
          <draw:equation draw:name="f209" draw:formula="1807368*logheight/1807368"/>
          <draw:equation draw:name="f210" draw:formula="0*logwidth/3574257"/>
          <draw:equation draw:name="f211" draw:formula="0*logheight/1807368"/>
          <draw:equation draw:name="f212" draw:formula="1819275*logwidth/3574257"/>
          <draw:equation draw:name="f213" draw:formula="200026*logheight/1807368"/>
          <draw:equation draw:name="f214" draw:formula="3574257*logwidth/3574257"/>
          <draw:equation draw:name="f215" draw:formula="1807368*logheight/1807368"/>
          <draw:equation draw:name="f216" draw:formula="2382*logwidth/3574257"/>
          <draw:equation draw:name="f217" draw:formula="1807368*logheight/1807368"/>
          <draw:equation draw:name="f218" draw:formula="2382*logwidth/3574257"/>
          <draw:equation draw:name="f219" draw:formula="1807368*logheight/1807368"/>
          <draw:equation draw:name="f220" draw:formula="0*logwidth/3574257"/>
          <draw:equation draw:name="f221" draw:formula="0*logheight/1807368"/>
          <draw:equation draw:name="f222" draw:formula="2045494*logwidth/3574257"/>
          <draw:equation draw:name="f223" draw:formula="1*logheight/1807368"/>
          <draw:equation draw:name="f224" draw:formula="3574257*logwidth/3574257"/>
          <draw:equation draw:name="f225" draw:formula="1807368*logheight/1807368"/>
          <draw:equation draw:name="f226" draw:formula="2382*logwidth/3574257"/>
          <draw:equation draw:name="f227" draw:formula="1807368*logheight/1807368"/>
          <draw:equation draw:name="f228" draw:formula="logwidth"/>
          <draw:equation draw:name="f229" draw:formula="logheight"/>
        </draw:enhanced-geometry>
      </draw:custom-shape>
      <draw:custom-shape draw:name="Freeform 7" draw:style-name="Mgr4" draw:text-style-name="MP6" draw:layer="backgroundobjects" drawooo:display="printer" svg:width="25.406cm" svg:height="5.018cm" svg:x="-0.007cm" svg:y="14.031cm">
        <text:p/>
        <draw:enhanced-geometry draw:mirror-horizontal="false" draw:mirror-vertical="false" drawooo:sub-view-size="3352800 527584" draw:text-areas="0 0 ?f230 ?f231" svg:viewBox="0 0 0 0" draw:type="ooxml-non-primitive" draw:enhanced-path="M 0 527584 L 748227 0 3352800 271 3352800 527584 0 527584 Z N">
          <draw:equation draw:name="f0" draw:formula="0*logwidth/3350419"/>
          <draw:equation draw:name="f1" draw:formula="2081213*logheight/2083594"/>
          <draw:equation draw:name="f2" draw:formula="3031331*logwidth/3350419"/>
          <draw:equation draw:name="f3" draw:formula="0*logheight/2083594"/>
          <draw:equation draw:name="f4" draw:formula="3350419*logwidth/3350419"/>
          <draw:equation draw:name="f5" draw:formula="80963*logheight/2083594"/>
          <draw:equation draw:name="f6" draw:formula="3350419*logwidth/3350419"/>
          <draw:equation draw:name="f7" draw:formula="2083594*logheight/2083594"/>
          <draw:equation draw:name="f8" draw:formula="0*logwidth/3350419"/>
          <draw:equation draw:name="f9" draw:formula="2081213*logheight/2083594"/>
          <draw:equation draw:name="f10" draw:formula="0*logwidth/3112294"/>
          <draw:equation draw:name="f11" draw:formula="2019301*logheight/2083594"/>
          <draw:equation draw:name="f12" draw:formula="2793206*logwidth/3112294"/>
          <draw:equation draw:name="f13" draw:formula="0*logheight/2083594"/>
          <draw:equation draw:name="f14" draw:formula="3112294*logwidth/3112294"/>
          <draw:equation draw:name="f15" draw:formula="80963*logheight/2083594"/>
          <draw:equation draw:name="f16" draw:formula="3112294*logwidth/3112294"/>
          <draw:equation draw:name="f17" draw:formula="2083594*logheight/2083594"/>
          <draw:equation draw:name="f18" draw:formula="0*logwidth/3112294"/>
          <draw:equation draw:name="f19" draw:formula="2019301*logheight/2083594"/>
          <draw:equation draw:name="f20" draw:formula="0*logwidth/3345656"/>
          <draw:equation draw:name="f21" draw:formula="2097882*logheight/2097882"/>
          <draw:equation draw:name="f22" draw:formula="3026568*logwidth/3345656"/>
          <draw:equation draw:name="f23" draw:formula="0*logheight/2097882"/>
          <draw:equation draw:name="f24" draw:formula="3345656*logwidth/3345656"/>
          <draw:equation draw:name="f25" draw:formula="80963*logheight/2097882"/>
          <draw:equation draw:name="f26" draw:formula="3345656*logwidth/3345656"/>
          <draw:equation draw:name="f27" draw:formula="2083594*logheight/2097882"/>
          <draw:equation draw:name="f28" draw:formula="0*logwidth/3345656"/>
          <draw:equation draw:name="f29" draw:formula="2097882*logheight/2097882"/>
          <draw:equation draw:name="f30" draw:formula="0*logwidth/2800350"/>
          <draw:equation draw:name="f31" draw:formula="1935957*logheight/2083594"/>
          <draw:equation draw:name="f32" draw:formula="2481262*logwidth/2800350"/>
          <draw:equation draw:name="f33" draw:formula="0*logheight/2083594"/>
          <draw:equation draw:name="f34" draw:formula="2800350*logwidth/2800350"/>
          <draw:equation draw:name="f35" draw:formula="80963*logheight/2083594"/>
          <draw:equation draw:name="f36" draw:formula="2800350*logwidth/2800350"/>
          <draw:equation draw:name="f37" draw:formula="2083594*logheight/2083594"/>
          <draw:equation draw:name="f38" draw:formula="0*logwidth/2800350"/>
          <draw:equation draw:name="f39" draw:formula="1935957*logheight/2083594"/>
          <draw:equation draw:name="f40" draw:formula="0*logwidth/3352800"/>
          <draw:equation draw:name="f41" draw:formula="2083594*logheight/2083594"/>
          <draw:equation draw:name="f42" draw:formula="3033712*logwidth/3352800"/>
          <draw:equation draw:name="f43" draw:formula="0*logheight/2083594"/>
          <draw:equation draw:name="f44" draw:formula="3352800*logwidth/3352800"/>
          <draw:equation draw:name="f45" draw:formula="80963*logheight/2083594"/>
          <draw:equation draw:name="f46" draw:formula="3352800*logwidth/3352800"/>
          <draw:equation draw:name="f47" draw:formula="2083594*logheight/2083594"/>
          <draw:equation draw:name="f48" draw:formula="0*logwidth/3352800"/>
          <draw:equation draw:name="f49" draw:formula="2083594*logheight/2083594"/>
          <draw:equation draw:name="f50" draw:formula="0*logwidth/3352800"/>
          <draw:equation draw:name="f51" draw:formula="2002631*logheight/2002631"/>
          <draw:equation draw:name="f52" draw:formula="3033712*logwidth/3352800"/>
          <draw:equation draw:name="f53" draw:formula="157162*logheight/2002631"/>
          <draw:equation draw:name="f54" draw:formula="3352800*logwidth/3352800"/>
          <draw:equation draw:name="f55" draw:formula="0*logheight/2002631"/>
          <draw:equation draw:name="f56" draw:formula="3352800*logwidth/3352800"/>
          <draw:equation draw:name="f57" draw:formula="2002631*logheight/2002631"/>
          <draw:equation draw:name="f58" draw:formula="0*logwidth/3352800"/>
          <draw:equation draw:name="f59" draw:formula="2002631*logheight/2002631"/>
          <draw:equation draw:name="f60" draw:formula="0*logwidth/3352800"/>
          <draw:equation draw:name="f61" draw:formula="2002631*logheight/2002631"/>
          <draw:equation draw:name="f62" draw:formula="2988469*logwidth/3352800"/>
          <draw:equation draw:name="f63" draw:formula="59530*logheight/2002631"/>
          <draw:equation draw:name="f64" draw:formula="3352800*logwidth/3352800"/>
          <draw:equation draw:name="f65" draw:formula="0*logheight/2002631"/>
          <draw:equation draw:name="f66" draw:formula="3352800*logwidth/3352800"/>
          <draw:equation draw:name="f67" draw:formula="2002631*logheight/2002631"/>
          <draw:equation draw:name="f68" draw:formula="0*logwidth/3352800"/>
          <draw:equation draw:name="f69" draw:formula="2002631*logheight/2002631"/>
          <draw:equation draw:name="f70" draw:formula="0*logwidth/3352800"/>
          <draw:equation draw:name="f71" draw:formula="2002631*logheight/2002631"/>
          <draw:equation draw:name="f72" draw:formula="2833966*logwidth/3352800"/>
          <draw:equation draw:name="f73" draw:formula="425*logheight/2002631"/>
          <draw:equation draw:name="f74" draw:formula="3352800*logwidth/3352800"/>
          <draw:equation draw:name="f75" draw:formula="0*logheight/2002631"/>
          <draw:equation draw:name="f76" draw:formula="3352800*logwidth/3352800"/>
          <draw:equation draw:name="f77" draw:formula="2002631*logheight/2002631"/>
          <draw:equation draw:name="f78" draw:formula="0*logwidth/3352800"/>
          <draw:equation draw:name="f79" draw:formula="2002631*logheight/2002631"/>
          <draw:equation draw:name="f80" draw:formula="0*logwidth/3352800"/>
          <draw:equation draw:name="f81" draw:formula="2002631*logheight/2002631"/>
          <draw:equation draw:name="f82" draw:formula="2845314*logwidth/3352800"/>
          <draw:equation draw:name="f83" draw:formula="12246*logheight/2002631"/>
          <draw:equation draw:name="f84" draw:formula="3352800*logwidth/3352800"/>
          <draw:equation draw:name="f85" draw:formula="0*logheight/2002631"/>
          <draw:equation draw:name="f86" draw:formula="3352800*logwidth/3352800"/>
          <draw:equation draw:name="f87" draw:formula="2002631*logheight/2002631"/>
          <draw:equation draw:name="f88" draw:formula="0*logwidth/3352800"/>
          <draw:equation draw:name="f89" draw:formula="2002631*logheight/2002631"/>
          <draw:equation draw:name="f90" draw:formula="0*logwidth/3352800"/>
          <draw:equation draw:name="f91" draw:formula="2002631*logheight/2002631"/>
          <draw:equation draw:name="f92" draw:formula="2834839*logwidth/3352800"/>
          <draw:equation draw:name="f93" draw:formula="425*logheight/2002631"/>
          <draw:equation draw:name="f94" draw:formula="3352800*logwidth/3352800"/>
          <draw:equation draw:name="f95" draw:formula="0*logheight/2002631"/>
          <draw:equation draw:name="f96" draw:formula="3352800*logwidth/3352800"/>
          <draw:equation draw:name="f97" draw:formula="2002631*logheight/2002631"/>
          <draw:equation draw:name="f98" draw:formula="0*logwidth/3352800"/>
          <draw:equation draw:name="f99" draw:formula="2002631*logheight/2002631"/>
          <draw:equation draw:name="f100" draw:formula="0*logwidth/3352800"/>
          <draw:equation draw:name="f101" draw:formula="2002631*logheight/2002631"/>
          <draw:equation draw:name="f102" draw:formula="2875865*logwidth/3352800"/>
          <draw:equation draw:name="f103" draw:formula="81782*logheight/2002631"/>
          <draw:equation draw:name="f104" draw:formula="3352800*logwidth/3352800"/>
          <draw:equation draw:name="f105" draw:formula="0*logheight/2002631"/>
          <draw:equation draw:name="f106" draw:formula="3352800*logwidth/3352800"/>
          <draw:equation draw:name="f107" draw:formula="2002631*logheight/2002631"/>
          <draw:equation draw:name="f108" draw:formula="0*logwidth/3352800"/>
          <draw:equation draw:name="f109" draw:formula="2002631*logheight/2002631"/>
          <draw:equation draw:name="f110" draw:formula="0*logwidth/3352800"/>
          <draw:equation draw:name="f111" draw:formula="2002901*logheight/2002901"/>
          <draw:equation draw:name="f112" draw:formula="2836585*logwidth/3352800"/>
          <draw:equation draw:name="f113" draw:formula="0*logheight/2002901"/>
          <draw:equation draw:name="f114" draw:formula="3352800*logwidth/3352800"/>
          <draw:equation draw:name="f115" draw:formula="270*logheight/2002901"/>
          <draw:equation draw:name="f116" draw:formula="3352800*logwidth/3352800"/>
          <draw:equation draw:name="f117" draw:formula="2002901*logheight/2002901"/>
          <draw:equation draw:name="f118" draw:formula="0*logwidth/3352800"/>
          <draw:equation draw:name="f119" draw:formula="2002901*logheight/2002901"/>
          <draw:equation draw:name="f120" draw:formula="0*logwidth/3352800"/>
          <draw:equation draw:name="f121" draw:formula="2002631*logheight/2002631"/>
          <draw:equation draw:name="f122" draw:formula="754045*logwidth/3352800"/>
          <draw:equation draw:name="f123" draw:formula="1468326*logheight/2002631"/>
          <draw:equation draw:name="f124" draw:formula="3352800*logwidth/3352800"/>
          <draw:equation draw:name="f125" draw:formula="0*logheight/2002631"/>
          <draw:equation draw:name="f126" draw:formula="3352800*logwidth/3352800"/>
          <draw:equation draw:name="f127" draw:formula="2002631*logheight/2002631"/>
          <draw:equation draw:name="f128" draw:formula="0*logwidth/3352800"/>
          <draw:equation draw:name="f129" draw:formula="2002631*logheight/2002631"/>
          <draw:equation draw:name="f130" draw:formula="0*logwidth/3352800"/>
          <draw:equation draw:name="f131" draw:formula="534305*logheight/534305"/>
          <draw:equation draw:name="f132" draw:formula="754045*logwidth/3352800"/>
          <draw:equation draw:name="f133" draw:formula="0*logheight/534305"/>
          <draw:equation draw:name="f134" draw:formula="3352800*logwidth/3352800"/>
          <draw:equation draw:name="f135" draw:formula="7687*logheight/534305"/>
          <draw:equation draw:name="f136" draw:formula="3352800*logwidth/3352800"/>
          <draw:equation draw:name="f137" draw:formula="534305*logheight/534305"/>
          <draw:equation draw:name="f138" draw:formula="0*logwidth/3352800"/>
          <draw:equation draw:name="f139" draw:formula="534305*logheight/534305"/>
          <draw:equation draw:name="f140" draw:formula="0*logwidth/3352800"/>
          <draw:equation draw:name="f141" draw:formula="534305*logheight/534305"/>
          <draw:equation draw:name="f142" draw:formula="754045*logwidth/3352800"/>
          <draw:equation draw:name="f143" draw:formula="0*logheight/534305"/>
          <draw:equation draw:name="f144" draw:formula="3352800*logwidth/3352800"/>
          <draw:equation draw:name="f145" draw:formula="7687*logheight/534305"/>
          <draw:equation draw:name="f146" draw:formula="3352800*logwidth/3352800"/>
          <draw:equation draw:name="f147" draw:formula="534305*logheight/534305"/>
          <draw:equation draw:name="f148" draw:formula="0*logwidth/3352800"/>
          <draw:equation draw:name="f149" draw:formula="534305*logheight/534305"/>
          <draw:equation draw:name="f150" draw:formula="0*logwidth/3352800"/>
          <draw:equation draw:name="f151" draw:formula="526618*logheight/526618"/>
          <draw:equation draw:name="f152" draw:formula="980611*logwidth/3352800"/>
          <draw:equation draw:name="f153" draw:formula="93681*logheight/526618"/>
          <draw:equation draw:name="f154" draw:formula="3352800*logwidth/3352800"/>
          <draw:equation draw:name="f155" draw:formula="0*logheight/526618"/>
          <draw:equation draw:name="f156" draw:formula="3352800*logwidth/3352800"/>
          <draw:equation draw:name="f157" draw:formula="526618*logheight/526618"/>
          <draw:equation draw:name="f158" draw:formula="0*logwidth/3352800"/>
          <draw:equation draw:name="f159" draw:formula="526618*logheight/526618"/>
          <draw:equation draw:name="f160" draw:formula="0*logwidth/3352800"/>
          <draw:equation draw:name="f161" draw:formula="526888*logheight/526888"/>
          <draw:equation draw:name="f162" draw:formula="744735*logwidth/3352800"/>
          <draw:equation draw:name="f163" draw:formula="0*logheight/526888"/>
          <draw:equation draw:name="f164" draw:formula="3352800*logwidth/3352800"/>
          <draw:equation draw:name="f165" draw:formula="270*logheight/526888"/>
          <draw:equation draw:name="f166" draw:formula="3352800*logwidth/3352800"/>
          <draw:equation draw:name="f167" draw:formula="526888*logheight/526888"/>
          <draw:equation draw:name="f168" draw:formula="0*logwidth/3352800"/>
          <draw:equation draw:name="f169" draw:formula="526888*logheight/526888"/>
          <draw:equation draw:name="f170" draw:formula="0*logwidth/3352800"/>
          <draw:equation draw:name="f171" draw:formula="526618*logheight/526618"/>
          <draw:equation draw:name="f172" draw:formula="811948*logwidth/3352800"/>
          <draw:equation draw:name="f173" draw:formula="60921*logheight/526618"/>
          <draw:equation draw:name="f174" draw:formula="3352800*logwidth/3352800"/>
          <draw:equation draw:name="f175" draw:formula="0*logheight/526618"/>
          <draw:equation draw:name="f176" draw:formula="3352800*logwidth/3352800"/>
          <draw:equation draw:name="f177" draw:formula="526618*logheight/526618"/>
          <draw:equation draw:name="f178" draw:formula="0*logwidth/3352800"/>
          <draw:equation draw:name="f179" draw:formula="526618*logheight/526618"/>
          <draw:equation draw:name="f180" draw:formula="0*logwidth/3352800"/>
          <draw:equation draw:name="f181" draw:formula="527584*logheight/527584"/>
          <draw:equation draw:name="f182" draw:formula="751718*logwidth/3352800"/>
          <draw:equation draw:name="f183" draw:formula="0*logheight/527584"/>
          <draw:equation draw:name="f184" draw:formula="3352800*logwidth/3352800"/>
          <draw:equation draw:name="f185" draw:formula="966*logheight/527584"/>
          <draw:equation draw:name="f186" draw:formula="3352800*logwidth/3352800"/>
          <draw:equation draw:name="f187" draw:formula="527584*logheight/527584"/>
          <draw:equation draw:name="f188" draw:formula="0*logwidth/3352800"/>
          <draw:equation draw:name="f189" draw:formula="527584*logheight/527584"/>
          <draw:equation draw:name="f190" draw:formula="0*logwidth/3352800"/>
          <draw:equation draw:name="f191" draw:formula="527584*logheight/527584"/>
          <draw:equation draw:name="f192" draw:formula="751718*logwidth/3352800"/>
          <draw:equation draw:name="f193" draw:formula="0*logheight/527584"/>
          <draw:equation draw:name="f194" draw:formula="3241069*logwidth/3352800"/>
          <draw:equation draw:name="f195" draw:formula="94144*logheight/527584"/>
          <draw:equation draw:name="f196" draw:formula="3352800*logwidth/3352800"/>
          <draw:equation draw:name="f197" draw:formula="527584*logheight/527584"/>
          <draw:equation draw:name="f198" draw:formula="0*logwidth/3352800"/>
          <draw:equation draw:name="f199" draw:formula="527584*logheight/527584"/>
          <draw:equation draw:name="f200" draw:formula="0*logwidth/3352800"/>
          <draw:equation draw:name="f201" draw:formula="527584*logheight/527584"/>
          <draw:equation draw:name="f202" draw:formula="751718*logwidth/3352800"/>
          <draw:equation draw:name="f203" draw:formula="0*logheight/527584"/>
          <draw:equation draw:name="f204" draw:formula="3352800*logwidth/3352800"/>
          <draw:equation draw:name="f205" draw:formula="271*logheight/527584"/>
          <draw:equation draw:name="f206" draw:formula="3352800*logwidth/3352800"/>
          <draw:equation draw:name="f207" draw:formula="527584*logheight/527584"/>
          <draw:equation draw:name="f208" draw:formula="0*logwidth/3352800"/>
          <draw:equation draw:name="f209" draw:formula="527584*logheight/527584"/>
          <draw:equation draw:name="f210" draw:formula="0*logwidth/3352800"/>
          <draw:equation draw:name="f211" draw:formula="527313*logheight/527313"/>
          <draw:equation draw:name="f212" draw:formula="900984*logwidth/3352800"/>
          <draw:equation draw:name="f213" draw:formula="97774*logheight/527313"/>
          <draw:equation draw:name="f214" draw:formula="3352800*logwidth/3352800"/>
          <draw:equation draw:name="f215" draw:formula="0*logheight/527313"/>
          <draw:equation draw:name="f216" draw:formula="3352800*logwidth/3352800"/>
          <draw:equation draw:name="f217" draw:formula="527313*logheight/527313"/>
          <draw:equation draw:name="f218" draw:formula="0*logwidth/3352800"/>
          <draw:equation draw:name="f219" draw:formula="527313*logheight/527313"/>
          <draw:equation draw:name="f220" draw:formula="0*logwidth/3352800"/>
          <draw:equation draw:name="f221" draw:formula="527584*logheight/527584"/>
          <draw:equation draw:name="f222" draw:formula="748227*logwidth/3352800"/>
          <draw:equation draw:name="f223" draw:formula="0*logheight/527584"/>
          <draw:equation draw:name="f224" draw:formula="3352800*logwidth/3352800"/>
          <draw:equation draw:name="f225" draw:formula="271*logheight/527584"/>
          <draw:equation draw:name="f226" draw:formula="3352800*logwidth/3352800"/>
          <draw:equation draw:name="f227" draw:formula="527584*logheight/527584"/>
          <draw:equation draw:name="f228" draw:formula="0*logwidth/3352800"/>
          <draw:equation draw:name="f229" draw:formula="527584*logheight/527584"/>
          <draw:equation draw:name="f230" draw:formula="logwidth"/>
          <draw:equation draw:name="f231" draw:formula="logheight"/>
        </draw:enhanced-geometry>
      </draw:custom-shape>
      <draw:custom-shape draw:name="Right Triangle 6" draw:style-name="Mgr3" draw:text-style-name="MP5" draw:layer="backgroundobjects" svg:width="9.921cm" svg:height="11.694cm" svg:x="0cm" svg:y="7.355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Freeform 7" draw:style-name="Mgr4" draw:text-style-name="MP6" draw:layer="backgroundobjects" svg:width="25.406cm" svg:height="19.052cm" svg:x="-0.007cm" svg:y="-0.003cm">
        <text:p/>
        <draw:enhanced-geometry draw:mirror-horizontal="false" draw:mirror-vertical="false" drawooo:sub-view-size="3352800 2002901" draw:text-areas="0 0 ?f120 ?f121" svg:viewBox="0 0 0 0" draw:type="ooxml-non-primitive" draw:enhanced-path="M 0 2002901 L 2836585 0 3352800 270 3352800 2002901 0 2002901 Z N">
          <draw:equation draw:name="f0" draw:formula="0*logwidth/3350419"/>
          <draw:equation draw:name="f1" draw:formula="2081213*logheight/2083594"/>
          <draw:equation draw:name="f2" draw:formula="3031331*logwidth/3350419"/>
          <draw:equation draw:name="f3" draw:formula="0*logheight/2083594"/>
          <draw:equation draw:name="f4" draw:formula="3350419*logwidth/3350419"/>
          <draw:equation draw:name="f5" draw:formula="80963*logheight/2083594"/>
          <draw:equation draw:name="f6" draw:formula="3350419*logwidth/3350419"/>
          <draw:equation draw:name="f7" draw:formula="2083594*logheight/2083594"/>
          <draw:equation draw:name="f8" draw:formula="0*logwidth/3350419"/>
          <draw:equation draw:name="f9" draw:formula="2081213*logheight/2083594"/>
          <draw:equation draw:name="f10" draw:formula="0*logwidth/3112294"/>
          <draw:equation draw:name="f11" draw:formula="2019301*logheight/2083594"/>
          <draw:equation draw:name="f12" draw:formula="2793206*logwidth/3112294"/>
          <draw:equation draw:name="f13" draw:formula="0*logheight/2083594"/>
          <draw:equation draw:name="f14" draw:formula="3112294*logwidth/3112294"/>
          <draw:equation draw:name="f15" draw:formula="80963*logheight/2083594"/>
          <draw:equation draw:name="f16" draw:formula="3112294*logwidth/3112294"/>
          <draw:equation draw:name="f17" draw:formula="2083594*logheight/2083594"/>
          <draw:equation draw:name="f18" draw:formula="0*logwidth/3112294"/>
          <draw:equation draw:name="f19" draw:formula="2019301*logheight/2083594"/>
          <draw:equation draw:name="f20" draw:formula="0*logwidth/3345656"/>
          <draw:equation draw:name="f21" draw:formula="2097882*logheight/2097882"/>
          <draw:equation draw:name="f22" draw:formula="3026568*logwidth/3345656"/>
          <draw:equation draw:name="f23" draw:formula="0*logheight/2097882"/>
          <draw:equation draw:name="f24" draw:formula="3345656*logwidth/3345656"/>
          <draw:equation draw:name="f25" draw:formula="80963*logheight/2097882"/>
          <draw:equation draw:name="f26" draw:formula="3345656*logwidth/3345656"/>
          <draw:equation draw:name="f27" draw:formula="2083594*logheight/2097882"/>
          <draw:equation draw:name="f28" draw:formula="0*logwidth/3345656"/>
          <draw:equation draw:name="f29" draw:formula="2097882*logheight/2097882"/>
          <draw:equation draw:name="f30" draw:formula="0*logwidth/2800350"/>
          <draw:equation draw:name="f31" draw:formula="1935957*logheight/2083594"/>
          <draw:equation draw:name="f32" draw:formula="2481262*logwidth/2800350"/>
          <draw:equation draw:name="f33" draw:formula="0*logheight/2083594"/>
          <draw:equation draw:name="f34" draw:formula="2800350*logwidth/2800350"/>
          <draw:equation draw:name="f35" draw:formula="80963*logheight/2083594"/>
          <draw:equation draw:name="f36" draw:formula="2800350*logwidth/2800350"/>
          <draw:equation draw:name="f37" draw:formula="2083594*logheight/2083594"/>
          <draw:equation draw:name="f38" draw:formula="0*logwidth/2800350"/>
          <draw:equation draw:name="f39" draw:formula="1935957*logheight/2083594"/>
          <draw:equation draw:name="f40" draw:formula="0*logwidth/3352800"/>
          <draw:equation draw:name="f41" draw:formula="2083594*logheight/2083594"/>
          <draw:equation draw:name="f42" draw:formula="3033712*logwidth/3352800"/>
          <draw:equation draw:name="f43" draw:formula="0*logheight/2083594"/>
          <draw:equation draw:name="f44" draw:formula="3352800*logwidth/3352800"/>
          <draw:equation draw:name="f45" draw:formula="80963*logheight/2083594"/>
          <draw:equation draw:name="f46" draw:formula="3352800*logwidth/3352800"/>
          <draw:equation draw:name="f47" draw:formula="2083594*logheight/2083594"/>
          <draw:equation draw:name="f48" draw:formula="0*logwidth/3352800"/>
          <draw:equation draw:name="f49" draw:formula="2083594*logheight/2083594"/>
          <draw:equation draw:name="f50" draw:formula="0*logwidth/3352800"/>
          <draw:equation draw:name="f51" draw:formula="2002631*logheight/2002631"/>
          <draw:equation draw:name="f52" draw:formula="3033712*logwidth/3352800"/>
          <draw:equation draw:name="f53" draw:formula="157162*logheight/2002631"/>
          <draw:equation draw:name="f54" draw:formula="3352800*logwidth/3352800"/>
          <draw:equation draw:name="f55" draw:formula="0*logheight/2002631"/>
          <draw:equation draw:name="f56" draw:formula="3352800*logwidth/3352800"/>
          <draw:equation draw:name="f57" draw:formula="2002631*logheight/2002631"/>
          <draw:equation draw:name="f58" draw:formula="0*logwidth/3352800"/>
          <draw:equation draw:name="f59" draw:formula="2002631*logheight/2002631"/>
          <draw:equation draw:name="f60" draw:formula="0*logwidth/3352800"/>
          <draw:equation draw:name="f61" draw:formula="2002631*logheight/2002631"/>
          <draw:equation draw:name="f62" draw:formula="2988469*logwidth/3352800"/>
          <draw:equation draw:name="f63" draw:formula="59530*logheight/2002631"/>
          <draw:equation draw:name="f64" draw:formula="3352800*logwidth/3352800"/>
          <draw:equation draw:name="f65" draw:formula="0*logheight/2002631"/>
          <draw:equation draw:name="f66" draw:formula="3352800*logwidth/3352800"/>
          <draw:equation draw:name="f67" draw:formula="2002631*logheight/2002631"/>
          <draw:equation draw:name="f68" draw:formula="0*logwidth/3352800"/>
          <draw:equation draw:name="f69" draw:formula="2002631*logheight/2002631"/>
          <draw:equation draw:name="f70" draw:formula="0*logwidth/3352800"/>
          <draw:equation draw:name="f71" draw:formula="2002631*logheight/2002631"/>
          <draw:equation draw:name="f72" draw:formula="2833966*logwidth/3352800"/>
          <draw:equation draw:name="f73" draw:formula="425*logheight/2002631"/>
          <draw:equation draw:name="f74" draw:formula="3352800*logwidth/3352800"/>
          <draw:equation draw:name="f75" draw:formula="0*logheight/2002631"/>
          <draw:equation draw:name="f76" draw:formula="3352800*logwidth/3352800"/>
          <draw:equation draw:name="f77" draw:formula="2002631*logheight/2002631"/>
          <draw:equation draw:name="f78" draw:formula="0*logwidth/3352800"/>
          <draw:equation draw:name="f79" draw:formula="2002631*logheight/2002631"/>
          <draw:equation draw:name="f80" draw:formula="0*logwidth/3352800"/>
          <draw:equation draw:name="f81" draw:formula="2002631*logheight/2002631"/>
          <draw:equation draw:name="f82" draw:formula="2845314*logwidth/3352800"/>
          <draw:equation draw:name="f83" draw:formula="12246*logheight/2002631"/>
          <draw:equation draw:name="f84" draw:formula="3352800*logwidth/3352800"/>
          <draw:equation draw:name="f85" draw:formula="0*logheight/2002631"/>
          <draw:equation draw:name="f86" draw:formula="3352800*logwidth/3352800"/>
          <draw:equation draw:name="f87" draw:formula="2002631*logheight/2002631"/>
          <draw:equation draw:name="f88" draw:formula="0*logwidth/3352800"/>
          <draw:equation draw:name="f89" draw:formula="2002631*logheight/2002631"/>
          <draw:equation draw:name="f90" draw:formula="0*logwidth/3352800"/>
          <draw:equation draw:name="f91" draw:formula="2002631*logheight/2002631"/>
          <draw:equation draw:name="f92" draw:formula="2834839*logwidth/3352800"/>
          <draw:equation draw:name="f93" draw:formula="425*logheight/2002631"/>
          <draw:equation draw:name="f94" draw:formula="3352800*logwidth/3352800"/>
          <draw:equation draw:name="f95" draw:formula="0*logheight/2002631"/>
          <draw:equation draw:name="f96" draw:formula="3352800*logwidth/3352800"/>
          <draw:equation draw:name="f97" draw:formula="2002631*logheight/2002631"/>
          <draw:equation draw:name="f98" draw:formula="0*logwidth/3352800"/>
          <draw:equation draw:name="f99" draw:formula="2002631*logheight/2002631"/>
          <draw:equation draw:name="f100" draw:formula="0*logwidth/3352800"/>
          <draw:equation draw:name="f101" draw:formula="2002631*logheight/2002631"/>
          <draw:equation draw:name="f102" draw:formula="2875865*logwidth/3352800"/>
          <draw:equation draw:name="f103" draw:formula="81782*logheight/2002631"/>
          <draw:equation draw:name="f104" draw:formula="3352800*logwidth/3352800"/>
          <draw:equation draw:name="f105" draw:formula="0*logheight/2002631"/>
          <draw:equation draw:name="f106" draw:formula="3352800*logwidth/3352800"/>
          <draw:equation draw:name="f107" draw:formula="2002631*logheight/2002631"/>
          <draw:equation draw:name="f108" draw:formula="0*logwidth/3352800"/>
          <draw:equation draw:name="f109" draw:formula="2002631*logheight/2002631"/>
          <draw:equation draw:name="f110" draw:formula="0*logwidth/3352800"/>
          <draw:equation draw:name="f111" draw:formula="2002901*logheight/2002901"/>
          <draw:equation draw:name="f112" draw:formula="2836585*logwidth/3352800"/>
          <draw:equation draw:name="f113" draw:formula="0*logheight/2002901"/>
          <draw:equation draw:name="f114" draw:formula="3352800*logwidth/3352800"/>
          <draw:equation draw:name="f115" draw:formula="270*logheight/2002901"/>
          <draw:equation draw:name="f116" draw:formula="3352800*logwidth/3352800"/>
          <draw:equation draw:name="f117" draw:formula="2002901*logheight/2002901"/>
          <draw:equation draw:name="f118" draw:formula="0*logwidth/3352800"/>
          <draw:equation draw:name="f119" draw:formula="2002901*logheight/2002901"/>
          <draw:equation draw:name="f120" draw:formula="logwidth"/>
          <draw:equation draw:name="f121" draw:formula="logheight"/>
        </draw:enhanced-geometry>
      </draw:custom-shape>
      <draw:frame draw:name="Title 1" presentation:style-name="Mpr1" draw:text-style-name="MP8" draw:layer="backgroundobjects" svg:width="15.69cm" svg:height="3.344cm" draw:transform="skewX (-7.09763034489588E-017) rotate (0.715584993317675) translate (3.097cm 10.364cm)" presentation:class="title" presentation:user-transformed="true">
        <draw:text-box>
          <text:p text:style-name="MP7"><text:span text:style-name="MT1">Click to edit Master title style</text:span></text:p>
        </draw:text-box>
      </draw:frame>
      <draw:frame draw:name="Subtitle 2" presentation:style-name="Mpr2" draw:text-style-name="MP10" draw:layer="backgroundobjects" svg:width="18.085cm" svg:height="0.914cm" draw:transform="rotate (0.715584993317675) translate (5.286cm 12.909cm)" presentation:class="subtitle" presentation:user-transformed="true">
        <draw:text-box>
          <text:p text:style-name="MP9"><text:span text:style-name="MT2">Click to edit Master subtitle style</text:span></text:p>
        </draw:text-box>
      </draw:frame>
      <draw:frame draw:name="Date Placeholder 3" presentation:style-name="Mpr3" draw:text-style-name="MP12" draw:layer="backgroundobjects" svg:width="6.044cm" svg:height="0.558cm" draw:transform="rotate (0.715584993317675) translate (1.117cm 18.358cm)" presentation:class="date-time" presentation:user-transformed="true">
        <draw:text-box>
          <text:p text:style-name="MP11"><text:span text:style-name="MT3"><text:date style:data-style-name="D1" text:date-value="2015-10-20">10/20/15</text:date></text:span></text:p>
        </draw:text-box>
      </draw:frame>
      <draw:frame draw:name="Footer Placeholder 4" presentation:style-name="Mpr3" draw:text-style-name="MP13" draw:layer="backgroundobjects" svg:width="13.122cm" svg:height="0.761cm" svg:x="9.771cm" svg:y="17.459cm" presentation:class="footer" presentation:user-transformed="true">
        <draw:text-box>
          <text:p/>
        </draw:text-box>
      </draw:frame>
      <draw:frame draw:name="Slide Number Placeholder 5" presentation:style-name="Mpr4" draw:text-style-name="MP15" draw:layer="backgroundobjects" svg:width="1.396cm" svg:height="1.396cm" svg:x="23.336cm" svg:y="17.141cm" presentation:class="page-number" presentation:user-transformed="true">
        <draw:text-box>
          <text:p text:style-name="MP14"><text:span text:style-name="MT4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Freeform 6" draw:style-name="Mgr3" draw:text-style-name="MP5" draw:layer="backgroundobjects" svg:width="9.927cm" svg:height="5.019cm" svg:x="-0.007cm" svg:y="14.03cm">
        <text:p/>
        <draw:enhanced-geometry draw:mirror-horizontal="false" draw:mirror-vertical="false" drawooo:sub-view-size="3574257 1807368" draw:text-areas="0 0 ?f228 ?f229" svg:viewBox="0 0 0 0" draw:type="ooxml-non-primitive" draw:enhanced-path="M 2382 1807368 L 0 0 2045494 1 3574257 1807368 2382 1807368 Z N">
          <draw:equation draw:name="f0" draw:formula="0*logwidth/3571875"/>
          <draw:equation draw:name="f1" draw:formula="4210050*logheight/4210050"/>
          <draw:equation draw:name="f2" draw:formula="0*logwidth/3571875"/>
          <draw:equation draw:name="f3" draw:formula="0*logheight/4210050"/>
          <draw:equation draw:name="f4" draw:formula="3571875*logwidth/3571875"/>
          <draw:equation draw:name="f5" draw:formula="4210050*logheight/4210050"/>
          <draw:equation draw:name="f6" draw:formula="0*logwidth/3571875"/>
          <draw:equation draw:name="f7" draw:formula="4210050*logheight/4210050"/>
          <draw:equation draw:name="f8" draw:formula="0*logwidth/3571875"/>
          <draw:equation draw:name="f9" draw:formula="4210050*logheight/4210050"/>
          <draw:equation draw:name="f10" draw:formula="0*logwidth/3571875"/>
          <draw:equation draw:name="f11" draw:formula="0*logheight/4210050"/>
          <draw:equation draw:name="f12" draw:formula="2028825*logwidth/3571875"/>
          <draw:equation draw:name="f13" draw:formula="2388394*logheight/4210050"/>
          <draw:equation draw:name="f14" draw:formula="3571875*logwidth/3571875"/>
          <draw:equation draw:name="f15" draw:formula="4210050*logheight/4210050"/>
          <draw:equation draw:name="f16" draw:formula="0*logwidth/3571875"/>
          <draw:equation draw:name="f17" draw:formula="4210050*logheight/4210050"/>
          <draw:equation draw:name="f18" draw:formula="0*logwidth/3571875"/>
          <draw:equation draw:name="f19" draw:formula="4210050*logheight/4210050"/>
          <draw:equation draw:name="f20" draw:formula="0*logwidth/3571875"/>
          <draw:equation draw:name="f21" draw:formula="0*logheight/4210050"/>
          <draw:equation draw:name="f22" draw:formula="2028825*logwidth/3571875"/>
          <draw:equation draw:name="f23" draw:formula="2205038*logheight/4210050"/>
          <draw:equation draw:name="f24" draw:formula="3571875*logwidth/3571875"/>
          <draw:equation draw:name="f25" draw:formula="4210050*logheight/4210050"/>
          <draw:equation draw:name="f26" draw:formula="0*logwidth/3571875"/>
          <draw:equation draw:name="f27" draw:formula="4210050*logheight/4210050"/>
          <draw:equation draw:name="f28" draw:formula="0*logwidth/3571875"/>
          <draw:equation draw:name="f29" draw:formula="4210050*logheight/4210050"/>
          <draw:equation draw:name="f30" draw:formula="0*logwidth/3571875"/>
          <draw:equation draw:name="f31" draw:formula="0*logheight/4210050"/>
          <draw:equation draw:name="f32" draw:formula="2028825*logwidth/3571875"/>
          <draw:equation draw:name="f33" draw:formula="2393157*logheight/4210050"/>
          <draw:equation draw:name="f34" draw:formula="3571875*logwidth/3571875"/>
          <draw:equation draw:name="f35" draw:formula="4210050*logheight/4210050"/>
          <draw:equation draw:name="f36" draw:formula="0*logwidth/3571875"/>
          <draw:equation draw:name="f37" draw:formula="4210050*logheight/4210050"/>
          <draw:equation draw:name="f38" draw:formula="0*logwidth/3571875"/>
          <draw:equation draw:name="f39" draw:formula="4210050*logheight/4210050"/>
          <draw:equation draw:name="f40" draw:formula="0*logwidth/3571875"/>
          <draw:equation draw:name="f41" draw:formula="0*logheight/4210050"/>
          <draw:equation draw:name="f42" draw:formula="2028825*logwidth/3571875"/>
          <draw:equation draw:name="f43" draw:formula="2393157*logheight/4210050"/>
          <draw:equation draw:name="f44" draw:formula="3571875*logwidth/3571875"/>
          <draw:equation draw:name="f45" draw:formula="4210050*logheight/4210050"/>
          <draw:equation draw:name="f46" draw:formula="0*logwidth/3571875"/>
          <draw:equation draw:name="f47" draw:formula="4210050*logheight/4210050"/>
          <draw:equation draw:name="f48" draw:formula="0*logwidth/3571875"/>
          <draw:equation draw:name="f49" draw:formula="4210050*logheight/4210050"/>
          <draw:equation draw:name="f50" draw:formula="0*logwidth/3571875"/>
          <draw:equation draw:name="f51" draw:formula="0*logheight/4210050"/>
          <draw:equation draw:name="f52" draw:formula="2028825*logwidth/3571875"/>
          <draw:equation draw:name="f53" draw:formula="2281238*logheight/4210050"/>
          <draw:equation draw:name="f54" draw:formula="3571875*logwidth/3571875"/>
          <draw:equation draw:name="f55" draw:formula="4210050*logheight/4210050"/>
          <draw:equation draw:name="f56" draw:formula="0*logwidth/3571875"/>
          <draw:equation draw:name="f57" draw:formula="4210050*logheight/4210050"/>
          <draw:equation draw:name="f58" draw:formula="0*logwidth/3571875"/>
          <draw:equation draw:name="f59" draw:formula="4210050*logheight/4210050"/>
          <draw:equation draw:name="f60" draw:formula="0*logwidth/3571875"/>
          <draw:equation draw:name="f61" draw:formula="0*logheight/4210050"/>
          <draw:equation draw:name="f62" draw:formula="2028825*logwidth/3571875"/>
          <draw:equation draw:name="f63" draw:formula="2393157*logheight/4210050"/>
          <draw:equation draw:name="f64" draw:formula="3571875*logwidth/3571875"/>
          <draw:equation draw:name="f65" draw:formula="4210050*logheight/4210050"/>
          <draw:equation draw:name="f66" draw:formula="0*logwidth/3571875"/>
          <draw:equation draw:name="f67" draw:formula="4210050*logheight/4210050"/>
          <draw:equation draw:name="f68" draw:formula="0*logwidth/3571875"/>
          <draw:equation draw:name="f69" draw:formula="4210050*logheight/4210050"/>
          <draw:equation draw:name="f70" draw:formula="0*logwidth/3571875"/>
          <draw:equation draw:name="f71" draw:formula="0*logheight/4210050"/>
          <draw:equation draw:name="f72" draw:formula="2028825*logwidth/3571875"/>
          <draw:equation draw:name="f73" draw:formula="2393157*logheight/4210050"/>
          <draw:equation draw:name="f74" draw:formula="3571875*logwidth/3571875"/>
          <draw:equation draw:name="f75" draw:formula="4210050*logheight/4210050"/>
          <draw:equation draw:name="f76" draw:formula="0*logwidth/3571875"/>
          <draw:equation draw:name="f77" draw:formula="4210050*logheight/4210050"/>
          <draw:equation draw:name="f78" draw:formula="0*logwidth/3571875"/>
          <draw:equation draw:name="f79" draw:formula="4210050*logheight/4210050"/>
          <draw:equation draw:name="f80" draw:formula="0*logwidth/3571875"/>
          <draw:equation draw:name="f81" draw:formula="0*logheight/4210050"/>
          <draw:equation draw:name="f82" draw:formula="2076450*logwidth/3571875"/>
          <draw:equation draw:name="f83" draw:formula="2274094*logheight/4210050"/>
          <draw:equation draw:name="f84" draw:formula="3571875*logwidth/3571875"/>
          <draw:equation draw:name="f85" draw:formula="4210050*logheight/4210050"/>
          <draw:equation draw:name="f86" draw:formula="0*logwidth/3571875"/>
          <draw:equation draw:name="f87" draw:formula="4210050*logheight/4210050"/>
          <draw:equation draw:name="f88" draw:formula="0*logwidth/3571875"/>
          <draw:equation draw:name="f89" draw:formula="4210050*logheight/4210050"/>
          <draw:equation draw:name="f90" draw:formula="0*logwidth/3571875"/>
          <draw:equation draw:name="f91" draw:formula="0*logheight/4210050"/>
          <draw:equation draw:name="f92" draw:formula="2245519*logwidth/3571875"/>
          <draw:equation draw:name="f93" draw:formula="2405063*logheight/4210050"/>
          <draw:equation draw:name="f94" draw:formula="3571875*logwidth/3571875"/>
          <draw:equation draw:name="f95" draw:formula="4210050*logheight/4210050"/>
          <draw:equation draw:name="f96" draw:formula="0*logwidth/3571875"/>
          <draw:equation draw:name="f97" draw:formula="4210050*logheight/4210050"/>
          <draw:equation draw:name="f98" draw:formula="0*logwidth/3571875"/>
          <draw:equation draw:name="f99" draw:formula="4210050*logheight/4210050"/>
          <draw:equation draw:name="f100" draw:formula="0*logwidth/3571875"/>
          <draw:equation draw:name="f101" draw:formula="0*logheight/4210050"/>
          <draw:equation draw:name="f102" draw:formula="2038350*logwidth/3571875"/>
          <draw:equation draw:name="f103" draw:formula="2405063*logheight/4210050"/>
          <draw:equation draw:name="f104" draw:formula="3571875*logwidth/3571875"/>
          <draw:equation draw:name="f105" draw:formula="4210050*logheight/4210050"/>
          <draw:equation draw:name="f106" draw:formula="0*logwidth/3571875"/>
          <draw:equation draw:name="f107" draw:formula="4210050*logheight/4210050"/>
          <draw:equation draw:name="f108" draw:formula="0*logwidth/3571875"/>
          <draw:equation draw:name="f109" draw:formula="2433637*logheight/2433637"/>
          <draw:equation draw:name="f110" draw:formula="257175*logwidth/3571875"/>
          <draw:equation draw:name="f111" draw:formula="0*logheight/2433637"/>
          <draw:equation draw:name="f112" draw:formula="2038350*logwidth/3571875"/>
          <draw:equation draw:name="f113" draw:formula="628650*logheight/2433637"/>
          <draw:equation draw:name="f114" draw:formula="3571875*logwidth/3571875"/>
          <draw:equation draw:name="f115" draw:formula="2433637*logheight/2433637"/>
          <draw:equation draw:name="f116" draw:formula="0*logwidth/3571875"/>
          <draw:equation draw:name="f117" draw:formula="2433637*logheight/2433637"/>
          <draw:equation draw:name="f118" draw:formula="2382*logwidth/3574257"/>
          <draw:equation draw:name="f119" draw:formula="1807368*logheight/1807368"/>
          <draw:equation draw:name="f120" draw:formula="0*logwidth/3574257"/>
          <draw:equation draw:name="f121" draw:formula="0*logheight/1807368"/>
          <draw:equation draw:name="f122" draw:formula="2040732*logwidth/3574257"/>
          <draw:equation draw:name="f123" draw:formula="2381*logheight/1807368"/>
          <draw:equation draw:name="f124" draw:formula="3574257*logwidth/3574257"/>
          <draw:equation draw:name="f125" draw:formula="1807368*logheight/1807368"/>
          <draw:equation draw:name="f126" draw:formula="2382*logwidth/3574257"/>
          <draw:equation draw:name="f127" draw:formula="1807368*logheight/1807368"/>
          <draw:equation draw:name="f128" draw:formula="2382*logwidth/3574257"/>
          <draw:equation draw:name="f129" draw:formula="1807368*logheight/1807368"/>
          <draw:equation draw:name="f130" draw:formula="0*logwidth/3574257"/>
          <draw:equation draw:name="f131" draw:formula="0*logheight/1807368"/>
          <draw:equation draw:name="f132" draw:formula="1924051*logwidth/3574257"/>
          <draw:equation draw:name="f133" draw:formula="307181*logheight/1807368"/>
          <draw:equation draw:name="f134" draw:formula="3574257*logwidth/3574257"/>
          <draw:equation draw:name="f135" draw:formula="1807368*logheight/1807368"/>
          <draw:equation draw:name="f136" draw:formula="2382*logwidth/3574257"/>
          <draw:equation draw:name="f137" draw:formula="1807368*logheight/1807368"/>
          <draw:equation draw:name="f138" draw:formula="2382*logwidth/3574257"/>
          <draw:equation draw:name="f139" draw:formula="1809749*logheight/1809749"/>
          <draw:equation draw:name="f140" draw:formula="0*logwidth/3574257"/>
          <draw:equation draw:name="f141" draw:formula="2381*logheight/1809749"/>
          <draw:equation draw:name="f142" draw:formula="2038351*logwidth/3574257"/>
          <draw:equation draw:name="f143" draw:formula="0*logheight/1809749"/>
          <draw:equation draw:name="f144" draw:formula="3574257*logwidth/3574257"/>
          <draw:equation draw:name="f145" draw:formula="1809749*logheight/1809749"/>
          <draw:equation draw:name="f146" draw:formula="2382*logwidth/3574257"/>
          <draw:equation draw:name="f147" draw:formula="1809749*logheight/1809749"/>
          <draw:equation draw:name="f148" draw:formula="2382*logwidth/3574257"/>
          <draw:equation draw:name="f149" draw:formula="1807368*logheight/1807368"/>
          <draw:equation draw:name="f150" draw:formula="0*logwidth/3574257"/>
          <draw:equation draw:name="f151" draw:formula="0*logheight/1807368"/>
          <draw:equation draw:name="f152" draw:formula="1640682*logwidth/3574257"/>
          <draw:equation draw:name="f153" draw:formula="450057*logheight/1807368"/>
          <draw:equation draw:name="f154" draw:formula="3574257*logwidth/3574257"/>
          <draw:equation draw:name="f155" draw:formula="1807368*logheight/1807368"/>
          <draw:equation draw:name="f156" draw:formula="2382*logwidth/3574257"/>
          <draw:equation draw:name="f157" draw:formula="1807368*logheight/1807368"/>
          <draw:equation draw:name="f158" draw:formula="2382*logwidth/3574257"/>
          <draw:equation draw:name="f159" draw:formula="1809749*logheight/1809749"/>
          <draw:equation draw:name="f160" draw:formula="0*logwidth/3574257"/>
          <draw:equation draw:name="f161" draw:formula="2381*logheight/1809749"/>
          <draw:equation draw:name="f162" draw:formula="2038351*logwidth/3574257"/>
          <draw:equation draw:name="f163" draw:formula="0*logheight/1809749"/>
          <draw:equation draw:name="f164" draw:formula="3574257*logwidth/3574257"/>
          <draw:equation draw:name="f165" draw:formula="1809749*logheight/1809749"/>
          <draw:equation draw:name="f166" draw:formula="2382*logwidth/3574257"/>
          <draw:equation draw:name="f167" draw:formula="1809749*logheight/1809749"/>
          <draw:equation draw:name="f168" draw:formula="2382*logwidth/3574257"/>
          <draw:equation draw:name="f169" draw:formula="1807368*logheight/1807368"/>
          <draw:equation draw:name="f170" draw:formula="0*logwidth/3574257"/>
          <draw:equation draw:name="f171" draw:formula="0*logheight/1807368"/>
          <draw:equation draw:name="f172" draw:formula="1657351*logwidth/3574257"/>
          <draw:equation draw:name="f173" draw:formula="230982*logheight/1807368"/>
          <draw:equation draw:name="f174" draw:formula="3574257*logwidth/3574257"/>
          <draw:equation draw:name="f175" draw:formula="1807368*logheight/1807368"/>
          <draw:equation draw:name="f176" draw:formula="2382*logwidth/3574257"/>
          <draw:equation draw:name="f177" draw:formula="1807368*logheight/1807368"/>
          <draw:equation draw:name="f178" draw:formula="2382*logwidth/3574257"/>
          <draw:equation draw:name="f179" draw:formula="1807368*logheight/1807368"/>
          <draw:equation draw:name="f180" draw:formula="0*logwidth/3574257"/>
          <draw:equation draw:name="f181" draw:formula="0*logheight/1807368"/>
          <draw:equation draw:name="f182" draw:formula="2040732*logwidth/3574257"/>
          <draw:equation draw:name="f183" draw:formula="2382*logheight/1807368"/>
          <draw:equation draw:name="f184" draw:formula="3574257*logwidth/3574257"/>
          <draw:equation draw:name="f185" draw:formula="1807368*logheight/1807368"/>
          <draw:equation draw:name="f186" draw:formula="2382*logwidth/3574257"/>
          <draw:equation draw:name="f187" draw:formula="1807368*logheight/1807368"/>
          <draw:equation draw:name="f188" draw:formula="2382*logwidth/3574257"/>
          <draw:equation draw:name="f189" draw:formula="1807368*logheight/1807368"/>
          <draw:equation draw:name="f190" draw:formula="0*logwidth/3574257"/>
          <draw:equation draw:name="f191" draw:formula="0*logheight/1807368"/>
          <draw:equation draw:name="f192" draw:formula="1774032*logwidth/3574257"/>
          <draw:equation draw:name="f193" draw:formula="161925*logheight/1807368"/>
          <draw:equation draw:name="f194" draw:formula="3574257*logwidth/3574257"/>
          <draw:equation draw:name="f195" draw:formula="1807368*logheight/1807368"/>
          <draw:equation draw:name="f196" draw:formula="2382*logwidth/3574257"/>
          <draw:equation draw:name="f197" draw:formula="1807368*logheight/1807368"/>
          <draw:equation draw:name="f198" draw:formula="2382*logwidth/3574257"/>
          <draw:equation draw:name="f199" draw:formula="1807368*logheight/1807368"/>
          <draw:equation draw:name="f200" draw:formula="0*logwidth/3574257"/>
          <draw:equation draw:name="f201" draw:formula="0*logheight/1807368"/>
          <draw:equation draw:name="f202" draw:formula="1969294*logwidth/3574257"/>
          <draw:equation draw:name="f203" draw:formula="21432*logheight/1807368"/>
          <draw:equation draw:name="f204" draw:formula="3574257*logwidth/3574257"/>
          <draw:equation draw:name="f205" draw:formula="1807368*logheight/1807368"/>
          <draw:equation draw:name="f206" draw:formula="2382*logwidth/3574257"/>
          <draw:equation draw:name="f207" draw:formula="1807368*logheight/1807368"/>
          <draw:equation draw:name="f208" draw:formula="2382*logwidth/3574257"/>
          <draw:equation draw:name="f209" draw:formula="1807368*logheight/1807368"/>
          <draw:equation draw:name="f210" draw:formula="0*logwidth/3574257"/>
          <draw:equation draw:name="f211" draw:formula="0*logheight/1807368"/>
          <draw:equation draw:name="f212" draw:formula="1819275*logwidth/3574257"/>
          <draw:equation draw:name="f213" draw:formula="200026*logheight/1807368"/>
          <draw:equation draw:name="f214" draw:formula="3574257*logwidth/3574257"/>
          <draw:equation draw:name="f215" draw:formula="1807368*logheight/1807368"/>
          <draw:equation draw:name="f216" draw:formula="2382*logwidth/3574257"/>
          <draw:equation draw:name="f217" draw:formula="1807368*logheight/1807368"/>
          <draw:equation draw:name="f218" draw:formula="2382*logwidth/3574257"/>
          <draw:equation draw:name="f219" draw:formula="1807368*logheight/1807368"/>
          <draw:equation draw:name="f220" draw:formula="0*logwidth/3574257"/>
          <draw:equation draw:name="f221" draw:formula="0*logheight/1807368"/>
          <draw:equation draw:name="f222" draw:formula="2045494*logwidth/3574257"/>
          <draw:equation draw:name="f223" draw:formula="1*logheight/1807368"/>
          <draw:equation draw:name="f224" draw:formula="3574257*logwidth/3574257"/>
          <draw:equation draw:name="f225" draw:formula="1807368*logheight/1807368"/>
          <draw:equation draw:name="f226" draw:formula="2382*logwidth/3574257"/>
          <draw:equation draw:name="f227" draw:formula="1807368*logheight/1807368"/>
          <draw:equation draw:name="f228" draw:formula="logwidth"/>
          <draw:equation draw:name="f229" draw:formula="logheight"/>
        </draw:enhanced-geometry>
      </draw:custom-shape>
      <draw:custom-shape draw:name="Freeform 7" draw:style-name="Mgr4" draw:text-style-name="MP6" draw:layer="backgroundobjects" svg:width="25.406cm" svg:height="5.018cm" svg:x="-0.007cm" svg:y="14.031cm">
        <text:p/>
        <draw:enhanced-geometry draw:mirror-horizontal="false" draw:mirror-vertical="false" drawooo:sub-view-size="3352800 527584" draw:text-areas="0 0 ?f230 ?f231" svg:viewBox="0 0 0 0" draw:type="ooxml-non-primitive" draw:enhanced-path="M 0 527584 L 748227 0 3352800 271 3352800 527584 0 527584 Z N">
          <draw:equation draw:name="f0" draw:formula="0*logwidth/3350419"/>
          <draw:equation draw:name="f1" draw:formula="2081213*logheight/2083594"/>
          <draw:equation draw:name="f2" draw:formula="3031331*logwidth/3350419"/>
          <draw:equation draw:name="f3" draw:formula="0*logheight/2083594"/>
          <draw:equation draw:name="f4" draw:formula="3350419*logwidth/3350419"/>
          <draw:equation draw:name="f5" draw:formula="80963*logheight/2083594"/>
          <draw:equation draw:name="f6" draw:formula="3350419*logwidth/3350419"/>
          <draw:equation draw:name="f7" draw:formula="2083594*logheight/2083594"/>
          <draw:equation draw:name="f8" draw:formula="0*logwidth/3350419"/>
          <draw:equation draw:name="f9" draw:formula="2081213*logheight/2083594"/>
          <draw:equation draw:name="f10" draw:formula="0*logwidth/3112294"/>
          <draw:equation draw:name="f11" draw:formula="2019301*logheight/2083594"/>
          <draw:equation draw:name="f12" draw:formula="2793206*logwidth/3112294"/>
          <draw:equation draw:name="f13" draw:formula="0*logheight/2083594"/>
          <draw:equation draw:name="f14" draw:formula="3112294*logwidth/3112294"/>
          <draw:equation draw:name="f15" draw:formula="80963*logheight/2083594"/>
          <draw:equation draw:name="f16" draw:formula="3112294*logwidth/3112294"/>
          <draw:equation draw:name="f17" draw:formula="2083594*logheight/2083594"/>
          <draw:equation draw:name="f18" draw:formula="0*logwidth/3112294"/>
          <draw:equation draw:name="f19" draw:formula="2019301*logheight/2083594"/>
          <draw:equation draw:name="f20" draw:formula="0*logwidth/3345656"/>
          <draw:equation draw:name="f21" draw:formula="2097882*logheight/2097882"/>
          <draw:equation draw:name="f22" draw:formula="3026568*logwidth/3345656"/>
          <draw:equation draw:name="f23" draw:formula="0*logheight/2097882"/>
          <draw:equation draw:name="f24" draw:formula="3345656*logwidth/3345656"/>
          <draw:equation draw:name="f25" draw:formula="80963*logheight/2097882"/>
          <draw:equation draw:name="f26" draw:formula="3345656*logwidth/3345656"/>
          <draw:equation draw:name="f27" draw:formula="2083594*logheight/2097882"/>
          <draw:equation draw:name="f28" draw:formula="0*logwidth/3345656"/>
          <draw:equation draw:name="f29" draw:formula="2097882*logheight/2097882"/>
          <draw:equation draw:name="f30" draw:formula="0*logwidth/2800350"/>
          <draw:equation draw:name="f31" draw:formula="1935957*logheight/2083594"/>
          <draw:equation draw:name="f32" draw:formula="2481262*logwidth/2800350"/>
          <draw:equation draw:name="f33" draw:formula="0*logheight/2083594"/>
          <draw:equation draw:name="f34" draw:formula="2800350*logwidth/2800350"/>
          <draw:equation draw:name="f35" draw:formula="80963*logheight/2083594"/>
          <draw:equation draw:name="f36" draw:formula="2800350*logwidth/2800350"/>
          <draw:equation draw:name="f37" draw:formula="2083594*logheight/2083594"/>
          <draw:equation draw:name="f38" draw:formula="0*logwidth/2800350"/>
          <draw:equation draw:name="f39" draw:formula="1935957*logheight/2083594"/>
          <draw:equation draw:name="f40" draw:formula="0*logwidth/3352800"/>
          <draw:equation draw:name="f41" draw:formula="2083594*logheight/2083594"/>
          <draw:equation draw:name="f42" draw:formula="3033712*logwidth/3352800"/>
          <draw:equation draw:name="f43" draw:formula="0*logheight/2083594"/>
          <draw:equation draw:name="f44" draw:formula="3352800*logwidth/3352800"/>
          <draw:equation draw:name="f45" draw:formula="80963*logheight/2083594"/>
          <draw:equation draw:name="f46" draw:formula="3352800*logwidth/3352800"/>
          <draw:equation draw:name="f47" draw:formula="2083594*logheight/2083594"/>
          <draw:equation draw:name="f48" draw:formula="0*logwidth/3352800"/>
          <draw:equation draw:name="f49" draw:formula="2083594*logheight/2083594"/>
          <draw:equation draw:name="f50" draw:formula="0*logwidth/3352800"/>
          <draw:equation draw:name="f51" draw:formula="2002631*logheight/2002631"/>
          <draw:equation draw:name="f52" draw:formula="3033712*logwidth/3352800"/>
          <draw:equation draw:name="f53" draw:formula="157162*logheight/2002631"/>
          <draw:equation draw:name="f54" draw:formula="3352800*logwidth/3352800"/>
          <draw:equation draw:name="f55" draw:formula="0*logheight/2002631"/>
          <draw:equation draw:name="f56" draw:formula="3352800*logwidth/3352800"/>
          <draw:equation draw:name="f57" draw:formula="2002631*logheight/2002631"/>
          <draw:equation draw:name="f58" draw:formula="0*logwidth/3352800"/>
          <draw:equation draw:name="f59" draw:formula="2002631*logheight/2002631"/>
          <draw:equation draw:name="f60" draw:formula="0*logwidth/3352800"/>
          <draw:equation draw:name="f61" draw:formula="2002631*logheight/2002631"/>
          <draw:equation draw:name="f62" draw:formula="2988469*logwidth/3352800"/>
          <draw:equation draw:name="f63" draw:formula="59530*logheight/2002631"/>
          <draw:equation draw:name="f64" draw:formula="3352800*logwidth/3352800"/>
          <draw:equation draw:name="f65" draw:formula="0*logheight/2002631"/>
          <draw:equation draw:name="f66" draw:formula="3352800*logwidth/3352800"/>
          <draw:equation draw:name="f67" draw:formula="2002631*logheight/2002631"/>
          <draw:equation draw:name="f68" draw:formula="0*logwidth/3352800"/>
          <draw:equation draw:name="f69" draw:formula="2002631*logheight/2002631"/>
          <draw:equation draw:name="f70" draw:formula="0*logwidth/3352800"/>
          <draw:equation draw:name="f71" draw:formula="2002631*logheight/2002631"/>
          <draw:equation draw:name="f72" draw:formula="2833966*logwidth/3352800"/>
          <draw:equation draw:name="f73" draw:formula="425*logheight/2002631"/>
          <draw:equation draw:name="f74" draw:formula="3352800*logwidth/3352800"/>
          <draw:equation draw:name="f75" draw:formula="0*logheight/2002631"/>
          <draw:equation draw:name="f76" draw:formula="3352800*logwidth/3352800"/>
          <draw:equation draw:name="f77" draw:formula="2002631*logheight/2002631"/>
          <draw:equation draw:name="f78" draw:formula="0*logwidth/3352800"/>
          <draw:equation draw:name="f79" draw:formula="2002631*logheight/2002631"/>
          <draw:equation draw:name="f80" draw:formula="0*logwidth/3352800"/>
          <draw:equation draw:name="f81" draw:formula="2002631*logheight/2002631"/>
          <draw:equation draw:name="f82" draw:formula="2845314*logwidth/3352800"/>
          <draw:equation draw:name="f83" draw:formula="12246*logheight/2002631"/>
          <draw:equation draw:name="f84" draw:formula="3352800*logwidth/3352800"/>
          <draw:equation draw:name="f85" draw:formula="0*logheight/2002631"/>
          <draw:equation draw:name="f86" draw:formula="3352800*logwidth/3352800"/>
          <draw:equation draw:name="f87" draw:formula="2002631*logheight/2002631"/>
          <draw:equation draw:name="f88" draw:formula="0*logwidth/3352800"/>
          <draw:equation draw:name="f89" draw:formula="2002631*logheight/2002631"/>
          <draw:equation draw:name="f90" draw:formula="0*logwidth/3352800"/>
          <draw:equation draw:name="f91" draw:formula="2002631*logheight/2002631"/>
          <draw:equation draw:name="f92" draw:formula="2834839*logwidth/3352800"/>
          <draw:equation draw:name="f93" draw:formula="425*logheight/2002631"/>
          <draw:equation draw:name="f94" draw:formula="3352800*logwidth/3352800"/>
          <draw:equation draw:name="f95" draw:formula="0*logheight/2002631"/>
          <draw:equation draw:name="f96" draw:formula="3352800*logwidth/3352800"/>
          <draw:equation draw:name="f97" draw:formula="2002631*logheight/2002631"/>
          <draw:equation draw:name="f98" draw:formula="0*logwidth/3352800"/>
          <draw:equation draw:name="f99" draw:formula="2002631*logheight/2002631"/>
          <draw:equation draw:name="f100" draw:formula="0*logwidth/3352800"/>
          <draw:equation draw:name="f101" draw:formula="2002631*logheight/2002631"/>
          <draw:equation draw:name="f102" draw:formula="2875865*logwidth/3352800"/>
          <draw:equation draw:name="f103" draw:formula="81782*logheight/2002631"/>
          <draw:equation draw:name="f104" draw:formula="3352800*logwidth/3352800"/>
          <draw:equation draw:name="f105" draw:formula="0*logheight/2002631"/>
          <draw:equation draw:name="f106" draw:formula="3352800*logwidth/3352800"/>
          <draw:equation draw:name="f107" draw:formula="2002631*logheight/2002631"/>
          <draw:equation draw:name="f108" draw:formula="0*logwidth/3352800"/>
          <draw:equation draw:name="f109" draw:formula="2002631*logheight/2002631"/>
          <draw:equation draw:name="f110" draw:formula="0*logwidth/3352800"/>
          <draw:equation draw:name="f111" draw:formula="2002901*logheight/2002901"/>
          <draw:equation draw:name="f112" draw:formula="2836585*logwidth/3352800"/>
          <draw:equation draw:name="f113" draw:formula="0*logheight/2002901"/>
          <draw:equation draw:name="f114" draw:formula="3352800*logwidth/3352800"/>
          <draw:equation draw:name="f115" draw:formula="270*logheight/2002901"/>
          <draw:equation draw:name="f116" draw:formula="3352800*logwidth/3352800"/>
          <draw:equation draw:name="f117" draw:formula="2002901*logheight/2002901"/>
          <draw:equation draw:name="f118" draw:formula="0*logwidth/3352800"/>
          <draw:equation draw:name="f119" draw:formula="2002901*logheight/2002901"/>
          <draw:equation draw:name="f120" draw:formula="0*logwidth/3352800"/>
          <draw:equation draw:name="f121" draw:formula="2002631*logheight/2002631"/>
          <draw:equation draw:name="f122" draw:formula="754045*logwidth/3352800"/>
          <draw:equation draw:name="f123" draw:formula="1468326*logheight/2002631"/>
          <draw:equation draw:name="f124" draw:formula="3352800*logwidth/3352800"/>
          <draw:equation draw:name="f125" draw:formula="0*logheight/2002631"/>
          <draw:equation draw:name="f126" draw:formula="3352800*logwidth/3352800"/>
          <draw:equation draw:name="f127" draw:formula="2002631*logheight/2002631"/>
          <draw:equation draw:name="f128" draw:formula="0*logwidth/3352800"/>
          <draw:equation draw:name="f129" draw:formula="2002631*logheight/2002631"/>
          <draw:equation draw:name="f130" draw:formula="0*logwidth/3352800"/>
          <draw:equation draw:name="f131" draw:formula="534305*logheight/534305"/>
          <draw:equation draw:name="f132" draw:formula="754045*logwidth/3352800"/>
          <draw:equation draw:name="f133" draw:formula="0*logheight/534305"/>
          <draw:equation draw:name="f134" draw:formula="3352800*logwidth/3352800"/>
          <draw:equation draw:name="f135" draw:formula="7687*logheight/534305"/>
          <draw:equation draw:name="f136" draw:formula="3352800*logwidth/3352800"/>
          <draw:equation draw:name="f137" draw:formula="534305*logheight/534305"/>
          <draw:equation draw:name="f138" draw:formula="0*logwidth/3352800"/>
          <draw:equation draw:name="f139" draw:formula="534305*logheight/534305"/>
          <draw:equation draw:name="f140" draw:formula="0*logwidth/3352800"/>
          <draw:equation draw:name="f141" draw:formula="534305*logheight/534305"/>
          <draw:equation draw:name="f142" draw:formula="754045*logwidth/3352800"/>
          <draw:equation draw:name="f143" draw:formula="0*logheight/534305"/>
          <draw:equation draw:name="f144" draw:formula="3352800*logwidth/3352800"/>
          <draw:equation draw:name="f145" draw:formula="7687*logheight/534305"/>
          <draw:equation draw:name="f146" draw:formula="3352800*logwidth/3352800"/>
          <draw:equation draw:name="f147" draw:formula="534305*logheight/534305"/>
          <draw:equation draw:name="f148" draw:formula="0*logwidth/3352800"/>
          <draw:equation draw:name="f149" draw:formula="534305*logheight/534305"/>
          <draw:equation draw:name="f150" draw:formula="0*logwidth/3352800"/>
          <draw:equation draw:name="f151" draw:formula="526618*logheight/526618"/>
          <draw:equation draw:name="f152" draw:formula="980611*logwidth/3352800"/>
          <draw:equation draw:name="f153" draw:formula="93681*logheight/526618"/>
          <draw:equation draw:name="f154" draw:formula="3352800*logwidth/3352800"/>
          <draw:equation draw:name="f155" draw:formula="0*logheight/526618"/>
          <draw:equation draw:name="f156" draw:formula="3352800*logwidth/3352800"/>
          <draw:equation draw:name="f157" draw:formula="526618*logheight/526618"/>
          <draw:equation draw:name="f158" draw:formula="0*logwidth/3352800"/>
          <draw:equation draw:name="f159" draw:formula="526618*logheight/526618"/>
          <draw:equation draw:name="f160" draw:formula="0*logwidth/3352800"/>
          <draw:equation draw:name="f161" draw:formula="526888*logheight/526888"/>
          <draw:equation draw:name="f162" draw:formula="744735*logwidth/3352800"/>
          <draw:equation draw:name="f163" draw:formula="0*logheight/526888"/>
          <draw:equation draw:name="f164" draw:formula="3352800*logwidth/3352800"/>
          <draw:equation draw:name="f165" draw:formula="270*logheight/526888"/>
          <draw:equation draw:name="f166" draw:formula="3352800*logwidth/3352800"/>
          <draw:equation draw:name="f167" draw:formula="526888*logheight/526888"/>
          <draw:equation draw:name="f168" draw:formula="0*logwidth/3352800"/>
          <draw:equation draw:name="f169" draw:formula="526888*logheight/526888"/>
          <draw:equation draw:name="f170" draw:formula="0*logwidth/3352800"/>
          <draw:equation draw:name="f171" draw:formula="526618*logheight/526618"/>
          <draw:equation draw:name="f172" draw:formula="811948*logwidth/3352800"/>
          <draw:equation draw:name="f173" draw:formula="60921*logheight/526618"/>
          <draw:equation draw:name="f174" draw:formula="3352800*logwidth/3352800"/>
          <draw:equation draw:name="f175" draw:formula="0*logheight/526618"/>
          <draw:equation draw:name="f176" draw:formula="3352800*logwidth/3352800"/>
          <draw:equation draw:name="f177" draw:formula="526618*logheight/526618"/>
          <draw:equation draw:name="f178" draw:formula="0*logwidth/3352800"/>
          <draw:equation draw:name="f179" draw:formula="526618*logheight/526618"/>
          <draw:equation draw:name="f180" draw:formula="0*logwidth/3352800"/>
          <draw:equation draw:name="f181" draw:formula="527584*logheight/527584"/>
          <draw:equation draw:name="f182" draw:formula="751718*logwidth/3352800"/>
          <draw:equation draw:name="f183" draw:formula="0*logheight/527584"/>
          <draw:equation draw:name="f184" draw:formula="3352800*logwidth/3352800"/>
          <draw:equation draw:name="f185" draw:formula="966*logheight/527584"/>
          <draw:equation draw:name="f186" draw:formula="3352800*logwidth/3352800"/>
          <draw:equation draw:name="f187" draw:formula="527584*logheight/527584"/>
          <draw:equation draw:name="f188" draw:formula="0*logwidth/3352800"/>
          <draw:equation draw:name="f189" draw:formula="527584*logheight/527584"/>
          <draw:equation draw:name="f190" draw:formula="0*logwidth/3352800"/>
          <draw:equation draw:name="f191" draw:formula="527584*logheight/527584"/>
          <draw:equation draw:name="f192" draw:formula="751718*logwidth/3352800"/>
          <draw:equation draw:name="f193" draw:formula="0*logheight/527584"/>
          <draw:equation draw:name="f194" draw:formula="3241069*logwidth/3352800"/>
          <draw:equation draw:name="f195" draw:formula="94144*logheight/527584"/>
          <draw:equation draw:name="f196" draw:formula="3352800*logwidth/3352800"/>
          <draw:equation draw:name="f197" draw:formula="527584*logheight/527584"/>
          <draw:equation draw:name="f198" draw:formula="0*logwidth/3352800"/>
          <draw:equation draw:name="f199" draw:formula="527584*logheight/527584"/>
          <draw:equation draw:name="f200" draw:formula="0*logwidth/3352800"/>
          <draw:equation draw:name="f201" draw:formula="527584*logheight/527584"/>
          <draw:equation draw:name="f202" draw:formula="751718*logwidth/3352800"/>
          <draw:equation draw:name="f203" draw:formula="0*logheight/527584"/>
          <draw:equation draw:name="f204" draw:formula="3352800*logwidth/3352800"/>
          <draw:equation draw:name="f205" draw:formula="271*logheight/527584"/>
          <draw:equation draw:name="f206" draw:formula="3352800*logwidth/3352800"/>
          <draw:equation draw:name="f207" draw:formula="527584*logheight/527584"/>
          <draw:equation draw:name="f208" draw:formula="0*logwidth/3352800"/>
          <draw:equation draw:name="f209" draw:formula="527584*logheight/527584"/>
          <draw:equation draw:name="f210" draw:formula="0*logwidth/3352800"/>
          <draw:equation draw:name="f211" draw:formula="527313*logheight/527313"/>
          <draw:equation draw:name="f212" draw:formula="900984*logwidth/3352800"/>
          <draw:equation draw:name="f213" draw:formula="97774*logheight/527313"/>
          <draw:equation draw:name="f214" draw:formula="3352800*logwidth/3352800"/>
          <draw:equation draw:name="f215" draw:formula="0*logheight/527313"/>
          <draw:equation draw:name="f216" draw:formula="3352800*logwidth/3352800"/>
          <draw:equation draw:name="f217" draw:formula="527313*logheight/527313"/>
          <draw:equation draw:name="f218" draw:formula="0*logwidth/3352800"/>
          <draw:equation draw:name="f219" draw:formula="527313*logheight/527313"/>
          <draw:equation draw:name="f220" draw:formula="0*logwidth/3352800"/>
          <draw:equation draw:name="f221" draw:formula="527584*logheight/527584"/>
          <draw:equation draw:name="f222" draw:formula="748227*logwidth/3352800"/>
          <draw:equation draw:name="f223" draw:formula="0*logheight/527584"/>
          <draw:equation draw:name="f224" draw:formula="3352800*logwidth/3352800"/>
          <draw:equation draw:name="f225" draw:formula="271*logheight/527584"/>
          <draw:equation draw:name="f226" draw:formula="3352800*logwidth/3352800"/>
          <draw:equation draw:name="f227" draw:formula="527584*logheight/527584"/>
          <draw:equation draw:name="f228" draw:formula="0*logwidth/3352800"/>
          <draw:equation draw:name="f229" draw:formula="527584*logheight/527584"/>
          <draw:equation draw:name="f230" draw:formula="logwidth"/>
          <draw:equation draw:name="f231" draw:formula="logheight"/>
        </draw:enhanced-geometry>
      </draw:custom-shape>
      <draw:frame draw:name="Title 1" presentation:style-name="Mpr7" draw:text-style-name="MP16" draw:layer="backgroundobjects" svg:width="20.891cm" svg:height="1.523cm" svg:x="2.286cm" svg:y="1.016cm" presentation:class="title" presentation:user-transformed="true">
        <draw:text-box>
          <text:p text:style-name="MP7"><text:span text:style-name="MT5">Click to edit Master title style</text:span></text:p>
        </draw:text-box>
      </draw:frame>
      <draw:frame draw:name="Content Placeholder 2" presentation:style-name="Mpr8" draw:text-style-name="MP20" draw:layer="backgroundobjects" svg:width="20.891cm" svg:height="9.943cm" svg:x="2.286cm" svg:y="3.057cm" presentation:class="outline" presentation:user-transformed="true">
        <draw:text-box>
          <text:list text:style-name="ML6">
            <text:list-item>
              <text:p text:style-name="MP17"><text:span text:style-name="MT6">Click to edit the outline text format</text:span></text:p>
              <text:list>
                <text:list-item>
                  <text:p text:style-name="MP17"><text:span text:style-name="MT6">Second Outline Level</text:span></text:p>
                  <text:list>
                    <text:list-item>
                      <text:p text:style-name="MP17"><text:span text:style-name="MT6">Third Outline Level</text:span></text:p>
                      <text:list>
                        <text:list-item>
                          <text:p text:style-name="MP17"><text:span text:style-name="MT6">Fourth Outline Level</text:span></text:p>
                          <text:list>
                            <text:list-item>
                              <text:p text:style-name="MP17"><text:span text:style-name="MT6">Fifth Outline Level</text:span></text:p>
                              <text:list>
                                <text:list-item>
                                  <text:p text:style-name="MP17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6">Seventh Outline LevelClick to edit Master text styles</text:span></text:p>
          <text:list text:style-name="ML8">
            <text:list-item>
              <text:list>
                <text:list-item>
                  <text:p text:style-name="MP19"><text:span text:style-name="MT7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9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" draw:text-style-name="MP12" draw:layer="backgroundobjects" svg:width="6.044cm" svg:height="0.558cm" draw:transform="rotate (0.715584993317675) translate (1.117cm 18.358cm)" presentation:class="date-time" presentation:user-transformed="true">
        <draw:text-box>
          <text:p text:style-name="MP11"><text:span text:style-name="MT3"><text:date style:data-style-name="D1" text:date-value="2015-10-20">10/20/15</text:date></text:span></text:p>
        </draw:text-box>
      </draw:frame>
      <draw:frame draw:name="Footer Placeholder 4" presentation:style-name="Mpr9" draw:text-style-name="MP13" draw:layer="backgroundobjects" svg:width="13.122cm" svg:height="0.761cm" svg:x="9.771cm" svg:y="17.459cm" presentation:class="footer" presentation:user-transformed="true">
        <draw:text-box>
          <text:p/>
        </draw:text-box>
      </draw:frame>
      <draw:frame draw:name="Slide Number Placeholder 5" presentation:style-name="Mpr10" draw:text-style-name="MP15" draw:layer="backgroundobjects" svg:width="1.396cm" svg:height="1.396cm" svg:x="23.336cm" svg:y="17.141cm" presentation:class="page-number" presentation:user-transformed="true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draw:custom-shape draw:name="Freeform 6" draw:style-name="Mgr3" draw:text-style-name="MP5" draw:layer="backgroundobjects" svg:width="9.927cm" svg:height="5.019cm" svg:x="-0.007cm" svg:y="14.03cm">
        <text:p/>
        <draw:enhanced-geometry draw:mirror-horizontal="false" draw:mirror-vertical="false" drawooo:sub-view-size="3574257 1807368" draw:text-areas="0 0 ?f228 ?f229" svg:viewBox="0 0 0 0" draw:type="ooxml-non-primitive" draw:enhanced-path="M 2382 1807368 L 0 0 2045494 1 3574257 1807368 2382 1807368 Z N">
          <draw:equation draw:name="f0" draw:formula="0*logwidth/3571875"/>
          <draw:equation draw:name="f1" draw:formula="4210050*logheight/4210050"/>
          <draw:equation draw:name="f2" draw:formula="0*logwidth/3571875"/>
          <draw:equation draw:name="f3" draw:formula="0*logheight/4210050"/>
          <draw:equation draw:name="f4" draw:formula="3571875*logwidth/3571875"/>
          <draw:equation draw:name="f5" draw:formula="4210050*logheight/4210050"/>
          <draw:equation draw:name="f6" draw:formula="0*logwidth/3571875"/>
          <draw:equation draw:name="f7" draw:formula="4210050*logheight/4210050"/>
          <draw:equation draw:name="f8" draw:formula="0*logwidth/3571875"/>
          <draw:equation draw:name="f9" draw:formula="4210050*logheight/4210050"/>
          <draw:equation draw:name="f10" draw:formula="0*logwidth/3571875"/>
          <draw:equation draw:name="f11" draw:formula="0*logheight/4210050"/>
          <draw:equation draw:name="f12" draw:formula="2028825*logwidth/3571875"/>
          <draw:equation draw:name="f13" draw:formula="2388394*logheight/4210050"/>
          <draw:equation draw:name="f14" draw:formula="3571875*logwidth/3571875"/>
          <draw:equation draw:name="f15" draw:formula="4210050*logheight/4210050"/>
          <draw:equation draw:name="f16" draw:formula="0*logwidth/3571875"/>
          <draw:equation draw:name="f17" draw:formula="4210050*logheight/4210050"/>
          <draw:equation draw:name="f18" draw:formula="0*logwidth/3571875"/>
          <draw:equation draw:name="f19" draw:formula="4210050*logheight/4210050"/>
          <draw:equation draw:name="f20" draw:formula="0*logwidth/3571875"/>
          <draw:equation draw:name="f21" draw:formula="0*logheight/4210050"/>
          <draw:equation draw:name="f22" draw:formula="2028825*logwidth/3571875"/>
          <draw:equation draw:name="f23" draw:formula="2205038*logheight/4210050"/>
          <draw:equation draw:name="f24" draw:formula="3571875*logwidth/3571875"/>
          <draw:equation draw:name="f25" draw:formula="4210050*logheight/4210050"/>
          <draw:equation draw:name="f26" draw:formula="0*logwidth/3571875"/>
          <draw:equation draw:name="f27" draw:formula="4210050*logheight/4210050"/>
          <draw:equation draw:name="f28" draw:formula="0*logwidth/3571875"/>
          <draw:equation draw:name="f29" draw:formula="4210050*logheight/4210050"/>
          <draw:equation draw:name="f30" draw:formula="0*logwidth/3571875"/>
          <draw:equation draw:name="f31" draw:formula="0*logheight/4210050"/>
          <draw:equation draw:name="f32" draw:formula="2028825*logwidth/3571875"/>
          <draw:equation draw:name="f33" draw:formula="2393157*logheight/4210050"/>
          <draw:equation draw:name="f34" draw:formula="3571875*logwidth/3571875"/>
          <draw:equation draw:name="f35" draw:formula="4210050*logheight/4210050"/>
          <draw:equation draw:name="f36" draw:formula="0*logwidth/3571875"/>
          <draw:equation draw:name="f37" draw:formula="4210050*logheight/4210050"/>
          <draw:equation draw:name="f38" draw:formula="0*logwidth/3571875"/>
          <draw:equation draw:name="f39" draw:formula="4210050*logheight/4210050"/>
          <draw:equation draw:name="f40" draw:formula="0*logwidth/3571875"/>
          <draw:equation draw:name="f41" draw:formula="0*logheight/4210050"/>
          <draw:equation draw:name="f42" draw:formula="2028825*logwidth/3571875"/>
          <draw:equation draw:name="f43" draw:formula="2393157*logheight/4210050"/>
          <draw:equation draw:name="f44" draw:formula="3571875*logwidth/3571875"/>
          <draw:equation draw:name="f45" draw:formula="4210050*logheight/4210050"/>
          <draw:equation draw:name="f46" draw:formula="0*logwidth/3571875"/>
          <draw:equation draw:name="f47" draw:formula="4210050*logheight/4210050"/>
          <draw:equation draw:name="f48" draw:formula="0*logwidth/3571875"/>
          <draw:equation draw:name="f49" draw:formula="4210050*logheight/4210050"/>
          <draw:equation draw:name="f50" draw:formula="0*logwidth/3571875"/>
          <draw:equation draw:name="f51" draw:formula="0*logheight/4210050"/>
          <draw:equation draw:name="f52" draw:formula="2028825*logwidth/3571875"/>
          <draw:equation draw:name="f53" draw:formula="2281238*logheight/4210050"/>
          <draw:equation draw:name="f54" draw:formula="3571875*logwidth/3571875"/>
          <draw:equation draw:name="f55" draw:formula="4210050*logheight/4210050"/>
          <draw:equation draw:name="f56" draw:formula="0*logwidth/3571875"/>
          <draw:equation draw:name="f57" draw:formula="4210050*logheight/4210050"/>
          <draw:equation draw:name="f58" draw:formula="0*logwidth/3571875"/>
          <draw:equation draw:name="f59" draw:formula="4210050*logheight/4210050"/>
          <draw:equation draw:name="f60" draw:formula="0*logwidth/3571875"/>
          <draw:equation draw:name="f61" draw:formula="0*logheight/4210050"/>
          <draw:equation draw:name="f62" draw:formula="2028825*logwidth/3571875"/>
          <draw:equation draw:name="f63" draw:formula="2393157*logheight/4210050"/>
          <draw:equation draw:name="f64" draw:formula="3571875*logwidth/3571875"/>
          <draw:equation draw:name="f65" draw:formula="4210050*logheight/4210050"/>
          <draw:equation draw:name="f66" draw:formula="0*logwidth/3571875"/>
          <draw:equation draw:name="f67" draw:formula="4210050*logheight/4210050"/>
          <draw:equation draw:name="f68" draw:formula="0*logwidth/3571875"/>
          <draw:equation draw:name="f69" draw:formula="4210050*logheight/4210050"/>
          <draw:equation draw:name="f70" draw:formula="0*logwidth/3571875"/>
          <draw:equation draw:name="f71" draw:formula="0*logheight/4210050"/>
          <draw:equation draw:name="f72" draw:formula="2028825*logwidth/3571875"/>
          <draw:equation draw:name="f73" draw:formula="2393157*logheight/4210050"/>
          <draw:equation draw:name="f74" draw:formula="3571875*logwidth/3571875"/>
          <draw:equation draw:name="f75" draw:formula="4210050*logheight/4210050"/>
          <draw:equation draw:name="f76" draw:formula="0*logwidth/3571875"/>
          <draw:equation draw:name="f77" draw:formula="4210050*logheight/4210050"/>
          <draw:equation draw:name="f78" draw:formula="0*logwidth/3571875"/>
          <draw:equation draw:name="f79" draw:formula="4210050*logheight/4210050"/>
          <draw:equation draw:name="f80" draw:formula="0*logwidth/3571875"/>
          <draw:equation draw:name="f81" draw:formula="0*logheight/4210050"/>
          <draw:equation draw:name="f82" draw:formula="2076450*logwidth/3571875"/>
          <draw:equation draw:name="f83" draw:formula="2274094*logheight/4210050"/>
          <draw:equation draw:name="f84" draw:formula="3571875*logwidth/3571875"/>
          <draw:equation draw:name="f85" draw:formula="4210050*logheight/4210050"/>
          <draw:equation draw:name="f86" draw:formula="0*logwidth/3571875"/>
          <draw:equation draw:name="f87" draw:formula="4210050*logheight/4210050"/>
          <draw:equation draw:name="f88" draw:formula="0*logwidth/3571875"/>
          <draw:equation draw:name="f89" draw:formula="4210050*logheight/4210050"/>
          <draw:equation draw:name="f90" draw:formula="0*logwidth/3571875"/>
          <draw:equation draw:name="f91" draw:formula="0*logheight/4210050"/>
          <draw:equation draw:name="f92" draw:formula="2245519*logwidth/3571875"/>
          <draw:equation draw:name="f93" draw:formula="2405063*logheight/4210050"/>
          <draw:equation draw:name="f94" draw:formula="3571875*logwidth/3571875"/>
          <draw:equation draw:name="f95" draw:formula="4210050*logheight/4210050"/>
          <draw:equation draw:name="f96" draw:formula="0*logwidth/3571875"/>
          <draw:equation draw:name="f97" draw:formula="4210050*logheight/4210050"/>
          <draw:equation draw:name="f98" draw:formula="0*logwidth/3571875"/>
          <draw:equation draw:name="f99" draw:formula="4210050*logheight/4210050"/>
          <draw:equation draw:name="f100" draw:formula="0*logwidth/3571875"/>
          <draw:equation draw:name="f101" draw:formula="0*logheight/4210050"/>
          <draw:equation draw:name="f102" draw:formula="2038350*logwidth/3571875"/>
          <draw:equation draw:name="f103" draw:formula="2405063*logheight/4210050"/>
          <draw:equation draw:name="f104" draw:formula="3571875*logwidth/3571875"/>
          <draw:equation draw:name="f105" draw:formula="4210050*logheight/4210050"/>
          <draw:equation draw:name="f106" draw:formula="0*logwidth/3571875"/>
          <draw:equation draw:name="f107" draw:formula="4210050*logheight/4210050"/>
          <draw:equation draw:name="f108" draw:formula="0*logwidth/3571875"/>
          <draw:equation draw:name="f109" draw:formula="2433637*logheight/2433637"/>
          <draw:equation draw:name="f110" draw:formula="257175*logwidth/3571875"/>
          <draw:equation draw:name="f111" draw:formula="0*logheight/2433637"/>
          <draw:equation draw:name="f112" draw:formula="2038350*logwidth/3571875"/>
          <draw:equation draw:name="f113" draw:formula="628650*logheight/2433637"/>
          <draw:equation draw:name="f114" draw:formula="3571875*logwidth/3571875"/>
          <draw:equation draw:name="f115" draw:formula="2433637*logheight/2433637"/>
          <draw:equation draw:name="f116" draw:formula="0*logwidth/3571875"/>
          <draw:equation draw:name="f117" draw:formula="2433637*logheight/2433637"/>
          <draw:equation draw:name="f118" draw:formula="2382*logwidth/3574257"/>
          <draw:equation draw:name="f119" draw:formula="1807368*logheight/1807368"/>
          <draw:equation draw:name="f120" draw:formula="0*logwidth/3574257"/>
          <draw:equation draw:name="f121" draw:formula="0*logheight/1807368"/>
          <draw:equation draw:name="f122" draw:formula="2040732*logwidth/3574257"/>
          <draw:equation draw:name="f123" draw:formula="2381*logheight/1807368"/>
          <draw:equation draw:name="f124" draw:formula="3574257*logwidth/3574257"/>
          <draw:equation draw:name="f125" draw:formula="1807368*logheight/1807368"/>
          <draw:equation draw:name="f126" draw:formula="2382*logwidth/3574257"/>
          <draw:equation draw:name="f127" draw:formula="1807368*logheight/1807368"/>
          <draw:equation draw:name="f128" draw:formula="2382*logwidth/3574257"/>
          <draw:equation draw:name="f129" draw:formula="1807368*logheight/1807368"/>
          <draw:equation draw:name="f130" draw:formula="0*logwidth/3574257"/>
          <draw:equation draw:name="f131" draw:formula="0*logheight/1807368"/>
          <draw:equation draw:name="f132" draw:formula="1924051*logwidth/3574257"/>
          <draw:equation draw:name="f133" draw:formula="307181*logheight/1807368"/>
          <draw:equation draw:name="f134" draw:formula="3574257*logwidth/3574257"/>
          <draw:equation draw:name="f135" draw:formula="1807368*logheight/1807368"/>
          <draw:equation draw:name="f136" draw:formula="2382*logwidth/3574257"/>
          <draw:equation draw:name="f137" draw:formula="1807368*logheight/1807368"/>
          <draw:equation draw:name="f138" draw:formula="2382*logwidth/3574257"/>
          <draw:equation draw:name="f139" draw:formula="1809749*logheight/1809749"/>
          <draw:equation draw:name="f140" draw:formula="0*logwidth/3574257"/>
          <draw:equation draw:name="f141" draw:formula="2381*logheight/1809749"/>
          <draw:equation draw:name="f142" draw:formula="2038351*logwidth/3574257"/>
          <draw:equation draw:name="f143" draw:formula="0*logheight/1809749"/>
          <draw:equation draw:name="f144" draw:formula="3574257*logwidth/3574257"/>
          <draw:equation draw:name="f145" draw:formula="1809749*logheight/1809749"/>
          <draw:equation draw:name="f146" draw:formula="2382*logwidth/3574257"/>
          <draw:equation draw:name="f147" draw:formula="1809749*logheight/1809749"/>
          <draw:equation draw:name="f148" draw:formula="2382*logwidth/3574257"/>
          <draw:equation draw:name="f149" draw:formula="1807368*logheight/1807368"/>
          <draw:equation draw:name="f150" draw:formula="0*logwidth/3574257"/>
          <draw:equation draw:name="f151" draw:formula="0*logheight/1807368"/>
          <draw:equation draw:name="f152" draw:formula="1640682*logwidth/3574257"/>
          <draw:equation draw:name="f153" draw:formula="450057*logheight/1807368"/>
          <draw:equation draw:name="f154" draw:formula="3574257*logwidth/3574257"/>
          <draw:equation draw:name="f155" draw:formula="1807368*logheight/1807368"/>
          <draw:equation draw:name="f156" draw:formula="2382*logwidth/3574257"/>
          <draw:equation draw:name="f157" draw:formula="1807368*logheight/1807368"/>
          <draw:equation draw:name="f158" draw:formula="2382*logwidth/3574257"/>
          <draw:equation draw:name="f159" draw:formula="1809749*logheight/1809749"/>
          <draw:equation draw:name="f160" draw:formula="0*logwidth/3574257"/>
          <draw:equation draw:name="f161" draw:formula="2381*logheight/1809749"/>
          <draw:equation draw:name="f162" draw:formula="2038351*logwidth/3574257"/>
          <draw:equation draw:name="f163" draw:formula="0*logheight/1809749"/>
          <draw:equation draw:name="f164" draw:formula="3574257*logwidth/3574257"/>
          <draw:equation draw:name="f165" draw:formula="1809749*logheight/1809749"/>
          <draw:equation draw:name="f166" draw:formula="2382*logwidth/3574257"/>
          <draw:equation draw:name="f167" draw:formula="1809749*logheight/1809749"/>
          <draw:equation draw:name="f168" draw:formula="2382*logwidth/3574257"/>
          <draw:equation draw:name="f169" draw:formula="1807368*logheight/1807368"/>
          <draw:equation draw:name="f170" draw:formula="0*logwidth/3574257"/>
          <draw:equation draw:name="f171" draw:formula="0*logheight/1807368"/>
          <draw:equation draw:name="f172" draw:formula="1657351*logwidth/3574257"/>
          <draw:equation draw:name="f173" draw:formula="230982*logheight/1807368"/>
          <draw:equation draw:name="f174" draw:formula="3574257*logwidth/3574257"/>
          <draw:equation draw:name="f175" draw:formula="1807368*logheight/1807368"/>
          <draw:equation draw:name="f176" draw:formula="2382*logwidth/3574257"/>
          <draw:equation draw:name="f177" draw:formula="1807368*logheight/1807368"/>
          <draw:equation draw:name="f178" draw:formula="2382*logwidth/3574257"/>
          <draw:equation draw:name="f179" draw:formula="1807368*logheight/1807368"/>
          <draw:equation draw:name="f180" draw:formula="0*logwidth/3574257"/>
          <draw:equation draw:name="f181" draw:formula="0*logheight/1807368"/>
          <draw:equation draw:name="f182" draw:formula="2040732*logwidth/3574257"/>
          <draw:equation draw:name="f183" draw:formula="2382*logheight/1807368"/>
          <draw:equation draw:name="f184" draw:formula="3574257*logwidth/3574257"/>
          <draw:equation draw:name="f185" draw:formula="1807368*logheight/1807368"/>
          <draw:equation draw:name="f186" draw:formula="2382*logwidth/3574257"/>
          <draw:equation draw:name="f187" draw:formula="1807368*logheight/1807368"/>
          <draw:equation draw:name="f188" draw:formula="2382*logwidth/3574257"/>
          <draw:equation draw:name="f189" draw:formula="1807368*logheight/1807368"/>
          <draw:equation draw:name="f190" draw:formula="0*logwidth/3574257"/>
          <draw:equation draw:name="f191" draw:formula="0*logheight/1807368"/>
          <draw:equation draw:name="f192" draw:formula="1774032*logwidth/3574257"/>
          <draw:equation draw:name="f193" draw:formula="161925*logheight/1807368"/>
          <draw:equation draw:name="f194" draw:formula="3574257*logwidth/3574257"/>
          <draw:equation draw:name="f195" draw:formula="1807368*logheight/1807368"/>
          <draw:equation draw:name="f196" draw:formula="2382*logwidth/3574257"/>
          <draw:equation draw:name="f197" draw:formula="1807368*logheight/1807368"/>
          <draw:equation draw:name="f198" draw:formula="2382*logwidth/3574257"/>
          <draw:equation draw:name="f199" draw:formula="1807368*logheight/1807368"/>
          <draw:equation draw:name="f200" draw:formula="0*logwidth/3574257"/>
          <draw:equation draw:name="f201" draw:formula="0*logheight/1807368"/>
          <draw:equation draw:name="f202" draw:formula="1969294*logwidth/3574257"/>
          <draw:equation draw:name="f203" draw:formula="21432*logheight/1807368"/>
          <draw:equation draw:name="f204" draw:formula="3574257*logwidth/3574257"/>
          <draw:equation draw:name="f205" draw:formula="1807368*logheight/1807368"/>
          <draw:equation draw:name="f206" draw:formula="2382*logwidth/3574257"/>
          <draw:equation draw:name="f207" draw:formula="1807368*logheight/1807368"/>
          <draw:equation draw:name="f208" draw:formula="2382*logwidth/3574257"/>
          <draw:equation draw:name="f209" draw:formula="1807368*logheight/1807368"/>
          <draw:equation draw:name="f210" draw:formula="0*logwidth/3574257"/>
          <draw:equation draw:name="f211" draw:formula="0*logheight/1807368"/>
          <draw:equation draw:name="f212" draw:formula="1819275*logwidth/3574257"/>
          <draw:equation draw:name="f213" draw:formula="200026*logheight/1807368"/>
          <draw:equation draw:name="f214" draw:formula="3574257*logwidth/3574257"/>
          <draw:equation draw:name="f215" draw:formula="1807368*logheight/1807368"/>
          <draw:equation draw:name="f216" draw:formula="2382*logwidth/3574257"/>
          <draw:equation draw:name="f217" draw:formula="1807368*logheight/1807368"/>
          <draw:equation draw:name="f218" draw:formula="2382*logwidth/3574257"/>
          <draw:equation draw:name="f219" draw:formula="1807368*logheight/1807368"/>
          <draw:equation draw:name="f220" draw:formula="0*logwidth/3574257"/>
          <draw:equation draw:name="f221" draw:formula="0*logheight/1807368"/>
          <draw:equation draw:name="f222" draw:formula="2045494*logwidth/3574257"/>
          <draw:equation draw:name="f223" draw:formula="1*logheight/1807368"/>
          <draw:equation draw:name="f224" draw:formula="3574257*logwidth/3574257"/>
          <draw:equation draw:name="f225" draw:formula="1807368*logheight/1807368"/>
          <draw:equation draw:name="f226" draw:formula="2382*logwidth/3574257"/>
          <draw:equation draw:name="f227" draw:formula="1807368*logheight/1807368"/>
          <draw:equation draw:name="f228" draw:formula="logwidth"/>
          <draw:equation draw:name="f229" draw:formula="logheight"/>
        </draw:enhanced-geometry>
      </draw:custom-shape>
      <draw:custom-shape draw:name="Freeform 7" draw:style-name="Mgr4" draw:text-style-name="MP6" draw:layer="backgroundobjects" svg:width="25.406cm" svg:height="5.018cm" svg:x="-0.007cm" svg:y="14.031cm">
        <text:p/>
        <draw:enhanced-geometry draw:mirror-horizontal="false" draw:mirror-vertical="false" drawooo:sub-view-size="3352800 527584" draw:text-areas="0 0 ?f230 ?f231" svg:viewBox="0 0 0 0" draw:type="ooxml-non-primitive" draw:enhanced-path="M 0 527584 L 748227 0 3352800 271 3352800 527584 0 527584 Z N">
          <draw:equation draw:name="f0" draw:formula="0*logwidth/3350419"/>
          <draw:equation draw:name="f1" draw:formula="2081213*logheight/2083594"/>
          <draw:equation draw:name="f2" draw:formula="3031331*logwidth/3350419"/>
          <draw:equation draw:name="f3" draw:formula="0*logheight/2083594"/>
          <draw:equation draw:name="f4" draw:formula="3350419*logwidth/3350419"/>
          <draw:equation draw:name="f5" draw:formula="80963*logheight/2083594"/>
          <draw:equation draw:name="f6" draw:formula="3350419*logwidth/3350419"/>
          <draw:equation draw:name="f7" draw:formula="2083594*logheight/2083594"/>
          <draw:equation draw:name="f8" draw:formula="0*logwidth/3350419"/>
          <draw:equation draw:name="f9" draw:formula="2081213*logheight/2083594"/>
          <draw:equation draw:name="f10" draw:formula="0*logwidth/3112294"/>
          <draw:equation draw:name="f11" draw:formula="2019301*logheight/2083594"/>
          <draw:equation draw:name="f12" draw:formula="2793206*logwidth/3112294"/>
          <draw:equation draw:name="f13" draw:formula="0*logheight/2083594"/>
          <draw:equation draw:name="f14" draw:formula="3112294*logwidth/3112294"/>
          <draw:equation draw:name="f15" draw:formula="80963*logheight/2083594"/>
          <draw:equation draw:name="f16" draw:formula="3112294*logwidth/3112294"/>
          <draw:equation draw:name="f17" draw:formula="2083594*logheight/2083594"/>
          <draw:equation draw:name="f18" draw:formula="0*logwidth/3112294"/>
          <draw:equation draw:name="f19" draw:formula="2019301*logheight/2083594"/>
          <draw:equation draw:name="f20" draw:formula="0*logwidth/3345656"/>
          <draw:equation draw:name="f21" draw:formula="2097882*logheight/2097882"/>
          <draw:equation draw:name="f22" draw:formula="3026568*logwidth/3345656"/>
          <draw:equation draw:name="f23" draw:formula="0*logheight/2097882"/>
          <draw:equation draw:name="f24" draw:formula="3345656*logwidth/3345656"/>
          <draw:equation draw:name="f25" draw:formula="80963*logheight/2097882"/>
          <draw:equation draw:name="f26" draw:formula="3345656*logwidth/3345656"/>
          <draw:equation draw:name="f27" draw:formula="2083594*logheight/2097882"/>
          <draw:equation draw:name="f28" draw:formula="0*logwidth/3345656"/>
          <draw:equation draw:name="f29" draw:formula="2097882*logheight/2097882"/>
          <draw:equation draw:name="f30" draw:formula="0*logwidth/2800350"/>
          <draw:equation draw:name="f31" draw:formula="1935957*logheight/2083594"/>
          <draw:equation draw:name="f32" draw:formula="2481262*logwidth/2800350"/>
          <draw:equation draw:name="f33" draw:formula="0*logheight/2083594"/>
          <draw:equation draw:name="f34" draw:formula="2800350*logwidth/2800350"/>
          <draw:equation draw:name="f35" draw:formula="80963*logheight/2083594"/>
          <draw:equation draw:name="f36" draw:formula="2800350*logwidth/2800350"/>
          <draw:equation draw:name="f37" draw:formula="2083594*logheight/2083594"/>
          <draw:equation draw:name="f38" draw:formula="0*logwidth/2800350"/>
          <draw:equation draw:name="f39" draw:formula="1935957*logheight/2083594"/>
          <draw:equation draw:name="f40" draw:formula="0*logwidth/3352800"/>
          <draw:equation draw:name="f41" draw:formula="2083594*logheight/2083594"/>
          <draw:equation draw:name="f42" draw:formula="3033712*logwidth/3352800"/>
          <draw:equation draw:name="f43" draw:formula="0*logheight/2083594"/>
          <draw:equation draw:name="f44" draw:formula="3352800*logwidth/3352800"/>
          <draw:equation draw:name="f45" draw:formula="80963*logheight/2083594"/>
          <draw:equation draw:name="f46" draw:formula="3352800*logwidth/3352800"/>
          <draw:equation draw:name="f47" draw:formula="2083594*logheight/2083594"/>
          <draw:equation draw:name="f48" draw:formula="0*logwidth/3352800"/>
          <draw:equation draw:name="f49" draw:formula="2083594*logheight/2083594"/>
          <draw:equation draw:name="f50" draw:formula="0*logwidth/3352800"/>
          <draw:equation draw:name="f51" draw:formula="2002631*logheight/2002631"/>
          <draw:equation draw:name="f52" draw:formula="3033712*logwidth/3352800"/>
          <draw:equation draw:name="f53" draw:formula="157162*logheight/2002631"/>
          <draw:equation draw:name="f54" draw:formula="3352800*logwidth/3352800"/>
          <draw:equation draw:name="f55" draw:formula="0*logheight/2002631"/>
          <draw:equation draw:name="f56" draw:formula="3352800*logwidth/3352800"/>
          <draw:equation draw:name="f57" draw:formula="2002631*logheight/2002631"/>
          <draw:equation draw:name="f58" draw:formula="0*logwidth/3352800"/>
          <draw:equation draw:name="f59" draw:formula="2002631*logheight/2002631"/>
          <draw:equation draw:name="f60" draw:formula="0*logwidth/3352800"/>
          <draw:equation draw:name="f61" draw:formula="2002631*logheight/2002631"/>
          <draw:equation draw:name="f62" draw:formula="2988469*logwidth/3352800"/>
          <draw:equation draw:name="f63" draw:formula="59530*logheight/2002631"/>
          <draw:equation draw:name="f64" draw:formula="3352800*logwidth/3352800"/>
          <draw:equation draw:name="f65" draw:formula="0*logheight/2002631"/>
          <draw:equation draw:name="f66" draw:formula="3352800*logwidth/3352800"/>
          <draw:equation draw:name="f67" draw:formula="2002631*logheight/2002631"/>
          <draw:equation draw:name="f68" draw:formula="0*logwidth/3352800"/>
          <draw:equation draw:name="f69" draw:formula="2002631*logheight/2002631"/>
          <draw:equation draw:name="f70" draw:formula="0*logwidth/3352800"/>
          <draw:equation draw:name="f71" draw:formula="2002631*logheight/2002631"/>
          <draw:equation draw:name="f72" draw:formula="2833966*logwidth/3352800"/>
          <draw:equation draw:name="f73" draw:formula="425*logheight/2002631"/>
          <draw:equation draw:name="f74" draw:formula="3352800*logwidth/3352800"/>
          <draw:equation draw:name="f75" draw:formula="0*logheight/2002631"/>
          <draw:equation draw:name="f76" draw:formula="3352800*logwidth/3352800"/>
          <draw:equation draw:name="f77" draw:formula="2002631*logheight/2002631"/>
          <draw:equation draw:name="f78" draw:formula="0*logwidth/3352800"/>
          <draw:equation draw:name="f79" draw:formula="2002631*logheight/2002631"/>
          <draw:equation draw:name="f80" draw:formula="0*logwidth/3352800"/>
          <draw:equation draw:name="f81" draw:formula="2002631*logheight/2002631"/>
          <draw:equation draw:name="f82" draw:formula="2845314*logwidth/3352800"/>
          <draw:equation draw:name="f83" draw:formula="12246*logheight/2002631"/>
          <draw:equation draw:name="f84" draw:formula="3352800*logwidth/3352800"/>
          <draw:equation draw:name="f85" draw:formula="0*logheight/2002631"/>
          <draw:equation draw:name="f86" draw:formula="3352800*logwidth/3352800"/>
          <draw:equation draw:name="f87" draw:formula="2002631*logheight/2002631"/>
          <draw:equation draw:name="f88" draw:formula="0*logwidth/3352800"/>
          <draw:equation draw:name="f89" draw:formula="2002631*logheight/2002631"/>
          <draw:equation draw:name="f90" draw:formula="0*logwidth/3352800"/>
          <draw:equation draw:name="f91" draw:formula="2002631*logheight/2002631"/>
          <draw:equation draw:name="f92" draw:formula="2834839*logwidth/3352800"/>
          <draw:equation draw:name="f93" draw:formula="425*logheight/2002631"/>
          <draw:equation draw:name="f94" draw:formula="3352800*logwidth/3352800"/>
          <draw:equation draw:name="f95" draw:formula="0*logheight/2002631"/>
          <draw:equation draw:name="f96" draw:formula="3352800*logwidth/3352800"/>
          <draw:equation draw:name="f97" draw:formula="2002631*logheight/2002631"/>
          <draw:equation draw:name="f98" draw:formula="0*logwidth/3352800"/>
          <draw:equation draw:name="f99" draw:formula="2002631*logheight/2002631"/>
          <draw:equation draw:name="f100" draw:formula="0*logwidth/3352800"/>
          <draw:equation draw:name="f101" draw:formula="2002631*logheight/2002631"/>
          <draw:equation draw:name="f102" draw:formula="2875865*logwidth/3352800"/>
          <draw:equation draw:name="f103" draw:formula="81782*logheight/2002631"/>
          <draw:equation draw:name="f104" draw:formula="3352800*logwidth/3352800"/>
          <draw:equation draw:name="f105" draw:formula="0*logheight/2002631"/>
          <draw:equation draw:name="f106" draw:formula="3352800*logwidth/3352800"/>
          <draw:equation draw:name="f107" draw:formula="2002631*logheight/2002631"/>
          <draw:equation draw:name="f108" draw:formula="0*logwidth/3352800"/>
          <draw:equation draw:name="f109" draw:formula="2002631*logheight/2002631"/>
          <draw:equation draw:name="f110" draw:formula="0*logwidth/3352800"/>
          <draw:equation draw:name="f111" draw:formula="2002901*logheight/2002901"/>
          <draw:equation draw:name="f112" draw:formula="2836585*logwidth/3352800"/>
          <draw:equation draw:name="f113" draw:formula="0*logheight/2002901"/>
          <draw:equation draw:name="f114" draw:formula="3352800*logwidth/3352800"/>
          <draw:equation draw:name="f115" draw:formula="270*logheight/2002901"/>
          <draw:equation draw:name="f116" draw:formula="3352800*logwidth/3352800"/>
          <draw:equation draw:name="f117" draw:formula="2002901*logheight/2002901"/>
          <draw:equation draw:name="f118" draw:formula="0*logwidth/3352800"/>
          <draw:equation draw:name="f119" draw:formula="2002901*logheight/2002901"/>
          <draw:equation draw:name="f120" draw:formula="0*logwidth/3352800"/>
          <draw:equation draw:name="f121" draw:formula="2002631*logheight/2002631"/>
          <draw:equation draw:name="f122" draw:formula="754045*logwidth/3352800"/>
          <draw:equation draw:name="f123" draw:formula="1468326*logheight/2002631"/>
          <draw:equation draw:name="f124" draw:formula="3352800*logwidth/3352800"/>
          <draw:equation draw:name="f125" draw:formula="0*logheight/2002631"/>
          <draw:equation draw:name="f126" draw:formula="3352800*logwidth/3352800"/>
          <draw:equation draw:name="f127" draw:formula="2002631*logheight/2002631"/>
          <draw:equation draw:name="f128" draw:formula="0*logwidth/3352800"/>
          <draw:equation draw:name="f129" draw:formula="2002631*logheight/2002631"/>
          <draw:equation draw:name="f130" draw:formula="0*logwidth/3352800"/>
          <draw:equation draw:name="f131" draw:formula="534305*logheight/534305"/>
          <draw:equation draw:name="f132" draw:formula="754045*logwidth/3352800"/>
          <draw:equation draw:name="f133" draw:formula="0*logheight/534305"/>
          <draw:equation draw:name="f134" draw:formula="3352800*logwidth/3352800"/>
          <draw:equation draw:name="f135" draw:formula="7687*logheight/534305"/>
          <draw:equation draw:name="f136" draw:formula="3352800*logwidth/3352800"/>
          <draw:equation draw:name="f137" draw:formula="534305*logheight/534305"/>
          <draw:equation draw:name="f138" draw:formula="0*logwidth/3352800"/>
          <draw:equation draw:name="f139" draw:formula="534305*logheight/534305"/>
          <draw:equation draw:name="f140" draw:formula="0*logwidth/3352800"/>
          <draw:equation draw:name="f141" draw:formula="534305*logheight/534305"/>
          <draw:equation draw:name="f142" draw:formula="754045*logwidth/3352800"/>
          <draw:equation draw:name="f143" draw:formula="0*logheight/534305"/>
          <draw:equation draw:name="f144" draw:formula="3352800*logwidth/3352800"/>
          <draw:equation draw:name="f145" draw:formula="7687*logheight/534305"/>
          <draw:equation draw:name="f146" draw:formula="3352800*logwidth/3352800"/>
          <draw:equation draw:name="f147" draw:formula="534305*logheight/534305"/>
          <draw:equation draw:name="f148" draw:formula="0*logwidth/3352800"/>
          <draw:equation draw:name="f149" draw:formula="534305*logheight/534305"/>
          <draw:equation draw:name="f150" draw:formula="0*logwidth/3352800"/>
          <draw:equation draw:name="f151" draw:formula="526618*logheight/526618"/>
          <draw:equation draw:name="f152" draw:formula="980611*logwidth/3352800"/>
          <draw:equation draw:name="f153" draw:formula="93681*logheight/526618"/>
          <draw:equation draw:name="f154" draw:formula="3352800*logwidth/3352800"/>
          <draw:equation draw:name="f155" draw:formula="0*logheight/526618"/>
          <draw:equation draw:name="f156" draw:formula="3352800*logwidth/3352800"/>
          <draw:equation draw:name="f157" draw:formula="526618*logheight/526618"/>
          <draw:equation draw:name="f158" draw:formula="0*logwidth/3352800"/>
          <draw:equation draw:name="f159" draw:formula="526618*logheight/526618"/>
          <draw:equation draw:name="f160" draw:formula="0*logwidth/3352800"/>
          <draw:equation draw:name="f161" draw:formula="526888*logheight/526888"/>
          <draw:equation draw:name="f162" draw:formula="744735*logwidth/3352800"/>
          <draw:equation draw:name="f163" draw:formula="0*logheight/526888"/>
          <draw:equation draw:name="f164" draw:formula="3352800*logwidth/3352800"/>
          <draw:equation draw:name="f165" draw:formula="270*logheight/526888"/>
          <draw:equation draw:name="f166" draw:formula="3352800*logwidth/3352800"/>
          <draw:equation draw:name="f167" draw:formula="526888*logheight/526888"/>
          <draw:equation draw:name="f168" draw:formula="0*logwidth/3352800"/>
          <draw:equation draw:name="f169" draw:formula="526888*logheight/526888"/>
          <draw:equation draw:name="f170" draw:formula="0*logwidth/3352800"/>
          <draw:equation draw:name="f171" draw:formula="526618*logheight/526618"/>
          <draw:equation draw:name="f172" draw:formula="811948*logwidth/3352800"/>
          <draw:equation draw:name="f173" draw:formula="60921*logheight/526618"/>
          <draw:equation draw:name="f174" draw:formula="3352800*logwidth/3352800"/>
          <draw:equation draw:name="f175" draw:formula="0*logheight/526618"/>
          <draw:equation draw:name="f176" draw:formula="3352800*logwidth/3352800"/>
          <draw:equation draw:name="f177" draw:formula="526618*logheight/526618"/>
          <draw:equation draw:name="f178" draw:formula="0*logwidth/3352800"/>
          <draw:equation draw:name="f179" draw:formula="526618*logheight/526618"/>
          <draw:equation draw:name="f180" draw:formula="0*logwidth/3352800"/>
          <draw:equation draw:name="f181" draw:formula="527584*logheight/527584"/>
          <draw:equation draw:name="f182" draw:formula="751718*logwidth/3352800"/>
          <draw:equation draw:name="f183" draw:formula="0*logheight/527584"/>
          <draw:equation draw:name="f184" draw:formula="3352800*logwidth/3352800"/>
          <draw:equation draw:name="f185" draw:formula="966*logheight/527584"/>
          <draw:equation draw:name="f186" draw:formula="3352800*logwidth/3352800"/>
          <draw:equation draw:name="f187" draw:formula="527584*logheight/527584"/>
          <draw:equation draw:name="f188" draw:formula="0*logwidth/3352800"/>
          <draw:equation draw:name="f189" draw:formula="527584*logheight/527584"/>
          <draw:equation draw:name="f190" draw:formula="0*logwidth/3352800"/>
          <draw:equation draw:name="f191" draw:formula="527584*logheight/527584"/>
          <draw:equation draw:name="f192" draw:formula="751718*logwidth/3352800"/>
          <draw:equation draw:name="f193" draw:formula="0*logheight/527584"/>
          <draw:equation draw:name="f194" draw:formula="3241069*logwidth/3352800"/>
          <draw:equation draw:name="f195" draw:formula="94144*logheight/527584"/>
          <draw:equation draw:name="f196" draw:formula="3352800*logwidth/3352800"/>
          <draw:equation draw:name="f197" draw:formula="527584*logheight/527584"/>
          <draw:equation draw:name="f198" draw:formula="0*logwidth/3352800"/>
          <draw:equation draw:name="f199" draw:formula="527584*logheight/527584"/>
          <draw:equation draw:name="f200" draw:formula="0*logwidth/3352800"/>
          <draw:equation draw:name="f201" draw:formula="527584*logheight/527584"/>
          <draw:equation draw:name="f202" draw:formula="751718*logwidth/3352800"/>
          <draw:equation draw:name="f203" draw:formula="0*logheight/527584"/>
          <draw:equation draw:name="f204" draw:formula="3352800*logwidth/3352800"/>
          <draw:equation draw:name="f205" draw:formula="271*logheight/527584"/>
          <draw:equation draw:name="f206" draw:formula="3352800*logwidth/3352800"/>
          <draw:equation draw:name="f207" draw:formula="527584*logheight/527584"/>
          <draw:equation draw:name="f208" draw:formula="0*logwidth/3352800"/>
          <draw:equation draw:name="f209" draw:formula="527584*logheight/527584"/>
          <draw:equation draw:name="f210" draw:formula="0*logwidth/3352800"/>
          <draw:equation draw:name="f211" draw:formula="527313*logheight/527313"/>
          <draw:equation draw:name="f212" draw:formula="900984*logwidth/3352800"/>
          <draw:equation draw:name="f213" draw:formula="97774*logheight/527313"/>
          <draw:equation draw:name="f214" draw:formula="3352800*logwidth/3352800"/>
          <draw:equation draw:name="f215" draw:formula="0*logheight/527313"/>
          <draw:equation draw:name="f216" draw:formula="3352800*logwidth/3352800"/>
          <draw:equation draw:name="f217" draw:formula="527313*logheight/527313"/>
          <draw:equation draw:name="f218" draw:formula="0*logwidth/3352800"/>
          <draw:equation draw:name="f219" draw:formula="527313*logheight/527313"/>
          <draw:equation draw:name="f220" draw:formula="0*logwidth/3352800"/>
          <draw:equation draw:name="f221" draw:formula="527584*logheight/527584"/>
          <draw:equation draw:name="f222" draw:formula="748227*logwidth/3352800"/>
          <draw:equation draw:name="f223" draw:formula="0*logheight/527584"/>
          <draw:equation draw:name="f224" draw:formula="3352800*logwidth/3352800"/>
          <draw:equation draw:name="f225" draw:formula="271*logheight/527584"/>
          <draw:equation draw:name="f226" draw:formula="3352800*logwidth/3352800"/>
          <draw:equation draw:name="f227" draw:formula="527584*logheight/527584"/>
          <draw:equation draw:name="f228" draw:formula="0*logwidth/3352800"/>
          <draw:equation draw:name="f229" draw:formula="527584*logheight/527584"/>
          <draw:equation draw:name="f230" draw:formula="logwidth"/>
          <draw:equation draw:name="f231" draw:formula="logheight"/>
        </draw:enhanced-geometry>
      </draw:custom-shape>
      <draw:frame draw:name="Content Placeholder 2" presentation:style-name="Mpr13" draw:text-style-name="MP16" draw:layer="backgroundobjects" svg:width="8.889cm" svg:height="10.311cm" svg:x="2.286cm" svg:y="3.048cm" presentation:class="outline" presentation:user-transformed="true">
        <draw:text-box>
          <text:list text:style-name="ML6">
            <text:list-item>
              <text:p text:style-name="MP21"><text:span text:style-name="MT8">Click to edit the outline text format</text:span></text:p>
              <text:list>
                <text:list-item>
                  <text:p text:style-name="MP21"><text:span text:style-name="MT8">Second Outline Level</text:span></text:p>
                  <text:list>
                    <text:list-item>
                      <text:p text:style-name="MP21"><text:span text:style-name="MT8">Third Outline Level</text:span></text:p>
                      <text:list>
                        <text:list-item>
                          <text:p text:style-name="MP21"><text:span text:style-name="MT8">Fourth Outline Level</text:span></text:p>
                          <text:list>
                            <text:list-item>
                              <text:p text:style-name="MP21"><text:span text:style-name="MT8">Fifth Outline Level</text:span></text:p>
                              <text:list>
                                <text:list-item>
                                  <text:p text:style-name="MP21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8">Seventh Outline LevelClick to edit Master text styles</text:span></text:p>
          <text:list text:style-name="ML8">
            <text:list-item>
              <text:list>
                <text:list-item>
                  <text:p text:style-name="MP23"><text:span text:style-name="MT9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3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3" draw:text-style-name="MP16" draw:layer="backgroundobjects" svg:width="8.889cm" svg:height="10.311cm" svg:x="13.056cm" svg:y="3.048cm" presentation:class="outline" presentation:user-transformed="true">
        <draw:text-box>
          <text:list text:style-name="ML6">
            <text:list-item>
              <text:p text:style-name="MP21"><text:span text:style-name="MT8">Click to edit the outline text format</text:span></text:p>
              <text:list>
                <text:list-item>
                  <text:p text:style-name="MP21"><text:span text:style-name="MT8">Second Outline Level</text:span></text:p>
                  <text:list>
                    <text:list-item>
                      <text:p text:style-name="MP21"><text:span text:style-name="MT8">Third Outline Level</text:span></text:p>
                      <text:list>
                        <text:list-item>
                          <text:p text:style-name="MP21"><text:span text:style-name="MT8">Fourth Outline Level</text:span></text:p>
                          <text:list>
                            <text:list-item>
                              <text:p text:style-name="MP21"><text:span text:style-name="MT8">Fifth Outline Level</text:span></text:p>
                              <text:list>
                                <text:list-item>
                                  <text:p text:style-name="MP21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8">Seventh Outline LevelClick to edit Master text styles</text:span></text:p>
          <text:list text:style-name="ML8">
            <text:list-item>
              <text:list>
                <text:list-item>
                  <text:p text:style-name="MP23"><text:span text:style-name="MT9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3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4" draw:text-style-name="MP12" draw:layer="backgroundobjects" svg:width="6.044cm" svg:height="0.558cm" draw:transform="rotate (0.715584993317675) translate (1.117cm 18.358cm)" presentation:class="date-time" presentation:user-transformed="true">
        <draw:text-box>
          <text:p text:style-name="MP11"><text:span text:style-name="MT3"><text:date style:data-style-name="D1" text:date-value="2015-10-20">10/20/15</text:date></text:span></text:p>
        </draw:text-box>
      </draw:frame>
      <draw:frame draw:name="Footer Placeholder 5" presentation:style-name="Mpr14" draw:text-style-name="MP13" draw:layer="backgroundobjects" svg:width="13.122cm" svg:height="0.761cm" svg:x="9.771cm" svg:y="17.459cm" presentation:class="footer" presentation:user-transformed="true">
        <draw:text-box>
          <text:p/>
        </draw:text-box>
      </draw:frame>
      <draw:frame draw:name="Slide Number Placeholder 6" presentation:style-name="Mpr15" draw:text-style-name="MP15" draw:layer="backgroundobjects" svg:width="1.396cm" svg:height="1.396cm" svg:x="23.336cm" svg:y="17.141cm" presentation:class="page-number" presentation:user-transformed="true">
        <draw:text-box>
          <text:p text:style-name="MP14"><text:span text:style-name="MT4"><text:page-number>&lt;number&gt;</text:page-number></text:span></text:p>
        </draw:text-box>
      </draw:frame>
      <draw:frame draw:name="Title 7" presentation:style-name="Mpr16" draw:text-style-name="MP16" draw:layer="backgroundobjects" svg:width="20.891cm" svg:height="1.523cm" svg:x="2.286cm" svg:y="1.016cm" presentation:class="title" presentation:user-transformed="true">
        <draw:text-box>
          <text:p text:style-name="MP7"><text:span text:style-name="MT5">Click to edit Master title style</text:span></text:p>
        </draw:text-box>
      </draw:frame>
      <presentation:notes style:page-layout-name="PM0">
        <draw:page-thumbnail presentation:style-name="Two_20_Content-title" draw:layer="backgroundobjects" svg:width="13.968cm" svg:height="10.476cm" svg:x="3.81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draw:custom-shape draw:name="Freeform 6" draw:style-name="Mgr3" draw:text-style-name="MP5" draw:layer="backgroundobjects" drawooo:display="printer" svg:width="9.927cm" svg:height="5.019cm" svg:x="-0.007cm" svg:y="14.03cm">
        <text:p/>
        <draw:enhanced-geometry draw:mirror-horizontal="false" draw:mirror-vertical="false" drawooo:sub-view-size="3574257 1807368" draw:text-areas="0 0 ?f228 ?f229" svg:viewBox="0 0 0 0" draw:type="ooxml-non-primitive" draw:enhanced-path="M 2382 1807368 L 0 0 2045494 1 3574257 1807368 2382 1807368 Z N">
          <draw:equation draw:name="f0" draw:formula="0*logwidth/3571875"/>
          <draw:equation draw:name="f1" draw:formula="4210050*logheight/4210050"/>
          <draw:equation draw:name="f2" draw:formula="0*logwidth/3571875"/>
          <draw:equation draw:name="f3" draw:formula="0*logheight/4210050"/>
          <draw:equation draw:name="f4" draw:formula="3571875*logwidth/3571875"/>
          <draw:equation draw:name="f5" draw:formula="4210050*logheight/4210050"/>
          <draw:equation draw:name="f6" draw:formula="0*logwidth/3571875"/>
          <draw:equation draw:name="f7" draw:formula="4210050*logheight/4210050"/>
          <draw:equation draw:name="f8" draw:formula="0*logwidth/3571875"/>
          <draw:equation draw:name="f9" draw:formula="4210050*logheight/4210050"/>
          <draw:equation draw:name="f10" draw:formula="0*logwidth/3571875"/>
          <draw:equation draw:name="f11" draw:formula="0*logheight/4210050"/>
          <draw:equation draw:name="f12" draw:formula="2028825*logwidth/3571875"/>
          <draw:equation draw:name="f13" draw:formula="2388394*logheight/4210050"/>
          <draw:equation draw:name="f14" draw:formula="3571875*logwidth/3571875"/>
          <draw:equation draw:name="f15" draw:formula="4210050*logheight/4210050"/>
          <draw:equation draw:name="f16" draw:formula="0*logwidth/3571875"/>
          <draw:equation draw:name="f17" draw:formula="4210050*logheight/4210050"/>
          <draw:equation draw:name="f18" draw:formula="0*logwidth/3571875"/>
          <draw:equation draw:name="f19" draw:formula="4210050*logheight/4210050"/>
          <draw:equation draw:name="f20" draw:formula="0*logwidth/3571875"/>
          <draw:equation draw:name="f21" draw:formula="0*logheight/4210050"/>
          <draw:equation draw:name="f22" draw:formula="2028825*logwidth/3571875"/>
          <draw:equation draw:name="f23" draw:formula="2205038*logheight/4210050"/>
          <draw:equation draw:name="f24" draw:formula="3571875*logwidth/3571875"/>
          <draw:equation draw:name="f25" draw:formula="4210050*logheight/4210050"/>
          <draw:equation draw:name="f26" draw:formula="0*logwidth/3571875"/>
          <draw:equation draw:name="f27" draw:formula="4210050*logheight/4210050"/>
          <draw:equation draw:name="f28" draw:formula="0*logwidth/3571875"/>
          <draw:equation draw:name="f29" draw:formula="4210050*logheight/4210050"/>
          <draw:equation draw:name="f30" draw:formula="0*logwidth/3571875"/>
          <draw:equation draw:name="f31" draw:formula="0*logheight/4210050"/>
          <draw:equation draw:name="f32" draw:formula="2028825*logwidth/3571875"/>
          <draw:equation draw:name="f33" draw:formula="2393157*logheight/4210050"/>
          <draw:equation draw:name="f34" draw:formula="3571875*logwidth/3571875"/>
          <draw:equation draw:name="f35" draw:formula="4210050*logheight/4210050"/>
          <draw:equation draw:name="f36" draw:formula="0*logwidth/3571875"/>
          <draw:equation draw:name="f37" draw:formula="4210050*logheight/4210050"/>
          <draw:equation draw:name="f38" draw:formula="0*logwidth/3571875"/>
          <draw:equation draw:name="f39" draw:formula="4210050*logheight/4210050"/>
          <draw:equation draw:name="f40" draw:formula="0*logwidth/3571875"/>
          <draw:equation draw:name="f41" draw:formula="0*logheight/4210050"/>
          <draw:equation draw:name="f42" draw:formula="2028825*logwidth/3571875"/>
          <draw:equation draw:name="f43" draw:formula="2393157*logheight/4210050"/>
          <draw:equation draw:name="f44" draw:formula="3571875*logwidth/3571875"/>
          <draw:equation draw:name="f45" draw:formula="4210050*logheight/4210050"/>
          <draw:equation draw:name="f46" draw:formula="0*logwidth/3571875"/>
          <draw:equation draw:name="f47" draw:formula="4210050*logheight/4210050"/>
          <draw:equation draw:name="f48" draw:formula="0*logwidth/3571875"/>
          <draw:equation draw:name="f49" draw:formula="4210050*logheight/4210050"/>
          <draw:equation draw:name="f50" draw:formula="0*logwidth/3571875"/>
          <draw:equation draw:name="f51" draw:formula="0*logheight/4210050"/>
          <draw:equation draw:name="f52" draw:formula="2028825*logwidth/3571875"/>
          <draw:equation draw:name="f53" draw:formula="2281238*logheight/4210050"/>
          <draw:equation draw:name="f54" draw:formula="3571875*logwidth/3571875"/>
          <draw:equation draw:name="f55" draw:formula="4210050*logheight/4210050"/>
          <draw:equation draw:name="f56" draw:formula="0*logwidth/3571875"/>
          <draw:equation draw:name="f57" draw:formula="4210050*logheight/4210050"/>
          <draw:equation draw:name="f58" draw:formula="0*logwidth/3571875"/>
          <draw:equation draw:name="f59" draw:formula="4210050*logheight/4210050"/>
          <draw:equation draw:name="f60" draw:formula="0*logwidth/3571875"/>
          <draw:equation draw:name="f61" draw:formula="0*logheight/4210050"/>
          <draw:equation draw:name="f62" draw:formula="2028825*logwidth/3571875"/>
          <draw:equation draw:name="f63" draw:formula="2393157*logheight/4210050"/>
          <draw:equation draw:name="f64" draw:formula="3571875*logwidth/3571875"/>
          <draw:equation draw:name="f65" draw:formula="4210050*logheight/4210050"/>
          <draw:equation draw:name="f66" draw:formula="0*logwidth/3571875"/>
          <draw:equation draw:name="f67" draw:formula="4210050*logheight/4210050"/>
          <draw:equation draw:name="f68" draw:formula="0*logwidth/3571875"/>
          <draw:equation draw:name="f69" draw:formula="4210050*logheight/4210050"/>
          <draw:equation draw:name="f70" draw:formula="0*logwidth/3571875"/>
          <draw:equation draw:name="f71" draw:formula="0*logheight/4210050"/>
          <draw:equation draw:name="f72" draw:formula="2028825*logwidth/3571875"/>
          <draw:equation draw:name="f73" draw:formula="2393157*logheight/4210050"/>
          <draw:equation draw:name="f74" draw:formula="3571875*logwidth/3571875"/>
          <draw:equation draw:name="f75" draw:formula="4210050*logheight/4210050"/>
          <draw:equation draw:name="f76" draw:formula="0*logwidth/3571875"/>
          <draw:equation draw:name="f77" draw:formula="4210050*logheight/4210050"/>
          <draw:equation draw:name="f78" draw:formula="0*logwidth/3571875"/>
          <draw:equation draw:name="f79" draw:formula="4210050*logheight/4210050"/>
          <draw:equation draw:name="f80" draw:formula="0*logwidth/3571875"/>
          <draw:equation draw:name="f81" draw:formula="0*logheight/4210050"/>
          <draw:equation draw:name="f82" draw:formula="2076450*logwidth/3571875"/>
          <draw:equation draw:name="f83" draw:formula="2274094*logheight/4210050"/>
          <draw:equation draw:name="f84" draw:formula="3571875*logwidth/3571875"/>
          <draw:equation draw:name="f85" draw:formula="4210050*logheight/4210050"/>
          <draw:equation draw:name="f86" draw:formula="0*logwidth/3571875"/>
          <draw:equation draw:name="f87" draw:formula="4210050*logheight/4210050"/>
          <draw:equation draw:name="f88" draw:formula="0*logwidth/3571875"/>
          <draw:equation draw:name="f89" draw:formula="4210050*logheight/4210050"/>
          <draw:equation draw:name="f90" draw:formula="0*logwidth/3571875"/>
          <draw:equation draw:name="f91" draw:formula="0*logheight/4210050"/>
          <draw:equation draw:name="f92" draw:formula="2245519*logwidth/3571875"/>
          <draw:equation draw:name="f93" draw:formula="2405063*logheight/4210050"/>
          <draw:equation draw:name="f94" draw:formula="3571875*logwidth/3571875"/>
          <draw:equation draw:name="f95" draw:formula="4210050*logheight/4210050"/>
          <draw:equation draw:name="f96" draw:formula="0*logwidth/3571875"/>
          <draw:equation draw:name="f97" draw:formula="4210050*logheight/4210050"/>
          <draw:equation draw:name="f98" draw:formula="0*logwidth/3571875"/>
          <draw:equation draw:name="f99" draw:formula="4210050*logheight/4210050"/>
          <draw:equation draw:name="f100" draw:formula="0*logwidth/3571875"/>
          <draw:equation draw:name="f101" draw:formula="0*logheight/4210050"/>
          <draw:equation draw:name="f102" draw:formula="2038350*logwidth/3571875"/>
          <draw:equation draw:name="f103" draw:formula="2405063*logheight/4210050"/>
          <draw:equation draw:name="f104" draw:formula="3571875*logwidth/3571875"/>
          <draw:equation draw:name="f105" draw:formula="4210050*logheight/4210050"/>
          <draw:equation draw:name="f106" draw:formula="0*logwidth/3571875"/>
          <draw:equation draw:name="f107" draw:formula="4210050*logheight/4210050"/>
          <draw:equation draw:name="f108" draw:formula="0*logwidth/3571875"/>
          <draw:equation draw:name="f109" draw:formula="2433637*logheight/2433637"/>
          <draw:equation draw:name="f110" draw:formula="257175*logwidth/3571875"/>
          <draw:equation draw:name="f111" draw:formula="0*logheight/2433637"/>
          <draw:equation draw:name="f112" draw:formula="2038350*logwidth/3571875"/>
          <draw:equation draw:name="f113" draw:formula="628650*logheight/2433637"/>
          <draw:equation draw:name="f114" draw:formula="3571875*logwidth/3571875"/>
          <draw:equation draw:name="f115" draw:formula="2433637*logheight/2433637"/>
          <draw:equation draw:name="f116" draw:formula="0*logwidth/3571875"/>
          <draw:equation draw:name="f117" draw:formula="2433637*logheight/2433637"/>
          <draw:equation draw:name="f118" draw:formula="2382*logwidth/3574257"/>
          <draw:equation draw:name="f119" draw:formula="1807368*logheight/1807368"/>
          <draw:equation draw:name="f120" draw:formula="0*logwidth/3574257"/>
          <draw:equation draw:name="f121" draw:formula="0*logheight/1807368"/>
          <draw:equation draw:name="f122" draw:formula="2040732*logwidth/3574257"/>
          <draw:equation draw:name="f123" draw:formula="2381*logheight/1807368"/>
          <draw:equation draw:name="f124" draw:formula="3574257*logwidth/3574257"/>
          <draw:equation draw:name="f125" draw:formula="1807368*logheight/1807368"/>
          <draw:equation draw:name="f126" draw:formula="2382*logwidth/3574257"/>
          <draw:equation draw:name="f127" draw:formula="1807368*logheight/1807368"/>
          <draw:equation draw:name="f128" draw:formula="2382*logwidth/3574257"/>
          <draw:equation draw:name="f129" draw:formula="1807368*logheight/1807368"/>
          <draw:equation draw:name="f130" draw:formula="0*logwidth/3574257"/>
          <draw:equation draw:name="f131" draw:formula="0*logheight/1807368"/>
          <draw:equation draw:name="f132" draw:formula="1924051*logwidth/3574257"/>
          <draw:equation draw:name="f133" draw:formula="307181*logheight/1807368"/>
          <draw:equation draw:name="f134" draw:formula="3574257*logwidth/3574257"/>
          <draw:equation draw:name="f135" draw:formula="1807368*logheight/1807368"/>
          <draw:equation draw:name="f136" draw:formula="2382*logwidth/3574257"/>
          <draw:equation draw:name="f137" draw:formula="1807368*logheight/1807368"/>
          <draw:equation draw:name="f138" draw:formula="2382*logwidth/3574257"/>
          <draw:equation draw:name="f139" draw:formula="1809749*logheight/1809749"/>
          <draw:equation draw:name="f140" draw:formula="0*logwidth/3574257"/>
          <draw:equation draw:name="f141" draw:formula="2381*logheight/1809749"/>
          <draw:equation draw:name="f142" draw:formula="2038351*logwidth/3574257"/>
          <draw:equation draw:name="f143" draw:formula="0*logheight/1809749"/>
          <draw:equation draw:name="f144" draw:formula="3574257*logwidth/3574257"/>
          <draw:equation draw:name="f145" draw:formula="1809749*logheight/1809749"/>
          <draw:equation draw:name="f146" draw:formula="2382*logwidth/3574257"/>
          <draw:equation draw:name="f147" draw:formula="1809749*logheight/1809749"/>
          <draw:equation draw:name="f148" draw:formula="2382*logwidth/3574257"/>
          <draw:equation draw:name="f149" draw:formula="1807368*logheight/1807368"/>
          <draw:equation draw:name="f150" draw:formula="0*logwidth/3574257"/>
          <draw:equation draw:name="f151" draw:formula="0*logheight/1807368"/>
          <draw:equation draw:name="f152" draw:formula="1640682*logwidth/3574257"/>
          <draw:equation draw:name="f153" draw:formula="450057*logheight/1807368"/>
          <draw:equation draw:name="f154" draw:formula="3574257*logwidth/3574257"/>
          <draw:equation draw:name="f155" draw:formula="1807368*logheight/1807368"/>
          <draw:equation draw:name="f156" draw:formula="2382*logwidth/3574257"/>
          <draw:equation draw:name="f157" draw:formula="1807368*logheight/1807368"/>
          <draw:equation draw:name="f158" draw:formula="2382*logwidth/3574257"/>
          <draw:equation draw:name="f159" draw:formula="1809749*logheight/1809749"/>
          <draw:equation draw:name="f160" draw:formula="0*logwidth/3574257"/>
          <draw:equation draw:name="f161" draw:formula="2381*logheight/1809749"/>
          <draw:equation draw:name="f162" draw:formula="2038351*logwidth/3574257"/>
          <draw:equation draw:name="f163" draw:formula="0*logheight/1809749"/>
          <draw:equation draw:name="f164" draw:formula="3574257*logwidth/3574257"/>
          <draw:equation draw:name="f165" draw:formula="1809749*logheight/1809749"/>
          <draw:equation draw:name="f166" draw:formula="2382*logwidth/3574257"/>
          <draw:equation draw:name="f167" draw:formula="1809749*logheight/1809749"/>
          <draw:equation draw:name="f168" draw:formula="2382*logwidth/3574257"/>
          <draw:equation draw:name="f169" draw:formula="1807368*logheight/1807368"/>
          <draw:equation draw:name="f170" draw:formula="0*logwidth/3574257"/>
          <draw:equation draw:name="f171" draw:formula="0*logheight/1807368"/>
          <draw:equation draw:name="f172" draw:formula="1657351*logwidth/3574257"/>
          <draw:equation draw:name="f173" draw:formula="230982*logheight/1807368"/>
          <draw:equation draw:name="f174" draw:formula="3574257*logwidth/3574257"/>
          <draw:equation draw:name="f175" draw:formula="1807368*logheight/1807368"/>
          <draw:equation draw:name="f176" draw:formula="2382*logwidth/3574257"/>
          <draw:equation draw:name="f177" draw:formula="1807368*logheight/1807368"/>
          <draw:equation draw:name="f178" draw:formula="2382*logwidth/3574257"/>
          <draw:equation draw:name="f179" draw:formula="1807368*logheight/1807368"/>
          <draw:equation draw:name="f180" draw:formula="0*logwidth/3574257"/>
          <draw:equation draw:name="f181" draw:formula="0*logheight/1807368"/>
          <draw:equation draw:name="f182" draw:formula="2040732*logwidth/3574257"/>
          <draw:equation draw:name="f183" draw:formula="2382*logheight/1807368"/>
          <draw:equation draw:name="f184" draw:formula="3574257*logwidth/3574257"/>
          <draw:equation draw:name="f185" draw:formula="1807368*logheight/1807368"/>
          <draw:equation draw:name="f186" draw:formula="2382*logwidth/3574257"/>
          <draw:equation draw:name="f187" draw:formula="1807368*logheight/1807368"/>
          <draw:equation draw:name="f188" draw:formula="2382*logwidth/3574257"/>
          <draw:equation draw:name="f189" draw:formula="1807368*logheight/1807368"/>
          <draw:equation draw:name="f190" draw:formula="0*logwidth/3574257"/>
          <draw:equation draw:name="f191" draw:formula="0*logheight/1807368"/>
          <draw:equation draw:name="f192" draw:formula="1774032*logwidth/3574257"/>
          <draw:equation draw:name="f193" draw:formula="161925*logheight/1807368"/>
          <draw:equation draw:name="f194" draw:formula="3574257*logwidth/3574257"/>
          <draw:equation draw:name="f195" draw:formula="1807368*logheight/1807368"/>
          <draw:equation draw:name="f196" draw:formula="2382*logwidth/3574257"/>
          <draw:equation draw:name="f197" draw:formula="1807368*logheight/1807368"/>
          <draw:equation draw:name="f198" draw:formula="2382*logwidth/3574257"/>
          <draw:equation draw:name="f199" draw:formula="1807368*logheight/1807368"/>
          <draw:equation draw:name="f200" draw:formula="0*logwidth/3574257"/>
          <draw:equation draw:name="f201" draw:formula="0*logheight/1807368"/>
          <draw:equation draw:name="f202" draw:formula="1969294*logwidth/3574257"/>
          <draw:equation draw:name="f203" draw:formula="21432*logheight/1807368"/>
          <draw:equation draw:name="f204" draw:formula="3574257*logwidth/3574257"/>
          <draw:equation draw:name="f205" draw:formula="1807368*logheight/1807368"/>
          <draw:equation draw:name="f206" draw:formula="2382*logwidth/3574257"/>
          <draw:equation draw:name="f207" draw:formula="1807368*logheight/1807368"/>
          <draw:equation draw:name="f208" draw:formula="2382*logwidth/3574257"/>
          <draw:equation draw:name="f209" draw:formula="1807368*logheight/1807368"/>
          <draw:equation draw:name="f210" draw:formula="0*logwidth/3574257"/>
          <draw:equation draw:name="f211" draw:formula="0*logheight/1807368"/>
          <draw:equation draw:name="f212" draw:formula="1819275*logwidth/3574257"/>
          <draw:equation draw:name="f213" draw:formula="200026*logheight/1807368"/>
          <draw:equation draw:name="f214" draw:formula="3574257*logwidth/3574257"/>
          <draw:equation draw:name="f215" draw:formula="1807368*logheight/1807368"/>
          <draw:equation draw:name="f216" draw:formula="2382*logwidth/3574257"/>
          <draw:equation draw:name="f217" draw:formula="1807368*logheight/1807368"/>
          <draw:equation draw:name="f218" draw:formula="2382*logwidth/3574257"/>
          <draw:equation draw:name="f219" draw:formula="1807368*logheight/1807368"/>
          <draw:equation draw:name="f220" draw:formula="0*logwidth/3574257"/>
          <draw:equation draw:name="f221" draw:formula="0*logheight/1807368"/>
          <draw:equation draw:name="f222" draw:formula="2045494*logwidth/3574257"/>
          <draw:equation draw:name="f223" draw:formula="1*logheight/1807368"/>
          <draw:equation draw:name="f224" draw:formula="3574257*logwidth/3574257"/>
          <draw:equation draw:name="f225" draw:formula="1807368*logheight/1807368"/>
          <draw:equation draw:name="f226" draw:formula="2382*logwidth/3574257"/>
          <draw:equation draw:name="f227" draw:formula="1807368*logheight/1807368"/>
          <draw:equation draw:name="f228" draw:formula="logwidth"/>
          <draw:equation draw:name="f229" draw:formula="logheight"/>
        </draw:enhanced-geometry>
      </draw:custom-shape>
      <draw:custom-shape draw:name="Freeform 7" draw:style-name="Mgr4" draw:text-style-name="MP6" draw:layer="backgroundobjects" drawooo:display="printer" svg:width="25.406cm" svg:height="5.018cm" svg:x="-0.007cm" svg:y="14.031cm">
        <text:p/>
        <draw:enhanced-geometry draw:mirror-horizontal="false" draw:mirror-vertical="false" drawooo:sub-view-size="3352800 527584" draw:text-areas="0 0 ?f230 ?f231" svg:viewBox="0 0 0 0" draw:type="ooxml-non-primitive" draw:enhanced-path="M 0 527584 L 748227 0 3352800 271 3352800 527584 0 527584 Z N">
          <draw:equation draw:name="f0" draw:formula="0*logwidth/3350419"/>
          <draw:equation draw:name="f1" draw:formula="2081213*logheight/2083594"/>
          <draw:equation draw:name="f2" draw:formula="3031331*logwidth/3350419"/>
          <draw:equation draw:name="f3" draw:formula="0*logheight/2083594"/>
          <draw:equation draw:name="f4" draw:formula="3350419*logwidth/3350419"/>
          <draw:equation draw:name="f5" draw:formula="80963*logheight/2083594"/>
          <draw:equation draw:name="f6" draw:formula="3350419*logwidth/3350419"/>
          <draw:equation draw:name="f7" draw:formula="2083594*logheight/2083594"/>
          <draw:equation draw:name="f8" draw:formula="0*logwidth/3350419"/>
          <draw:equation draw:name="f9" draw:formula="2081213*logheight/2083594"/>
          <draw:equation draw:name="f10" draw:formula="0*logwidth/3112294"/>
          <draw:equation draw:name="f11" draw:formula="2019301*logheight/2083594"/>
          <draw:equation draw:name="f12" draw:formula="2793206*logwidth/3112294"/>
          <draw:equation draw:name="f13" draw:formula="0*logheight/2083594"/>
          <draw:equation draw:name="f14" draw:formula="3112294*logwidth/3112294"/>
          <draw:equation draw:name="f15" draw:formula="80963*logheight/2083594"/>
          <draw:equation draw:name="f16" draw:formula="3112294*logwidth/3112294"/>
          <draw:equation draw:name="f17" draw:formula="2083594*logheight/2083594"/>
          <draw:equation draw:name="f18" draw:formula="0*logwidth/3112294"/>
          <draw:equation draw:name="f19" draw:formula="2019301*logheight/2083594"/>
          <draw:equation draw:name="f20" draw:formula="0*logwidth/3345656"/>
          <draw:equation draw:name="f21" draw:formula="2097882*logheight/2097882"/>
          <draw:equation draw:name="f22" draw:formula="3026568*logwidth/3345656"/>
          <draw:equation draw:name="f23" draw:formula="0*logheight/2097882"/>
          <draw:equation draw:name="f24" draw:formula="3345656*logwidth/3345656"/>
          <draw:equation draw:name="f25" draw:formula="80963*logheight/2097882"/>
          <draw:equation draw:name="f26" draw:formula="3345656*logwidth/3345656"/>
          <draw:equation draw:name="f27" draw:formula="2083594*logheight/2097882"/>
          <draw:equation draw:name="f28" draw:formula="0*logwidth/3345656"/>
          <draw:equation draw:name="f29" draw:formula="2097882*logheight/2097882"/>
          <draw:equation draw:name="f30" draw:formula="0*logwidth/2800350"/>
          <draw:equation draw:name="f31" draw:formula="1935957*logheight/2083594"/>
          <draw:equation draw:name="f32" draw:formula="2481262*logwidth/2800350"/>
          <draw:equation draw:name="f33" draw:formula="0*logheight/2083594"/>
          <draw:equation draw:name="f34" draw:formula="2800350*logwidth/2800350"/>
          <draw:equation draw:name="f35" draw:formula="80963*logheight/2083594"/>
          <draw:equation draw:name="f36" draw:formula="2800350*logwidth/2800350"/>
          <draw:equation draw:name="f37" draw:formula="2083594*logheight/2083594"/>
          <draw:equation draw:name="f38" draw:formula="0*logwidth/2800350"/>
          <draw:equation draw:name="f39" draw:formula="1935957*logheight/2083594"/>
          <draw:equation draw:name="f40" draw:formula="0*logwidth/3352800"/>
          <draw:equation draw:name="f41" draw:formula="2083594*logheight/2083594"/>
          <draw:equation draw:name="f42" draw:formula="3033712*logwidth/3352800"/>
          <draw:equation draw:name="f43" draw:formula="0*logheight/2083594"/>
          <draw:equation draw:name="f44" draw:formula="3352800*logwidth/3352800"/>
          <draw:equation draw:name="f45" draw:formula="80963*logheight/2083594"/>
          <draw:equation draw:name="f46" draw:formula="3352800*logwidth/3352800"/>
          <draw:equation draw:name="f47" draw:formula="2083594*logheight/2083594"/>
          <draw:equation draw:name="f48" draw:formula="0*logwidth/3352800"/>
          <draw:equation draw:name="f49" draw:formula="2083594*logheight/2083594"/>
          <draw:equation draw:name="f50" draw:formula="0*logwidth/3352800"/>
          <draw:equation draw:name="f51" draw:formula="2002631*logheight/2002631"/>
          <draw:equation draw:name="f52" draw:formula="3033712*logwidth/3352800"/>
          <draw:equation draw:name="f53" draw:formula="157162*logheight/2002631"/>
          <draw:equation draw:name="f54" draw:formula="3352800*logwidth/3352800"/>
          <draw:equation draw:name="f55" draw:formula="0*logheight/2002631"/>
          <draw:equation draw:name="f56" draw:formula="3352800*logwidth/3352800"/>
          <draw:equation draw:name="f57" draw:formula="2002631*logheight/2002631"/>
          <draw:equation draw:name="f58" draw:formula="0*logwidth/3352800"/>
          <draw:equation draw:name="f59" draw:formula="2002631*logheight/2002631"/>
          <draw:equation draw:name="f60" draw:formula="0*logwidth/3352800"/>
          <draw:equation draw:name="f61" draw:formula="2002631*logheight/2002631"/>
          <draw:equation draw:name="f62" draw:formula="2988469*logwidth/3352800"/>
          <draw:equation draw:name="f63" draw:formula="59530*logheight/2002631"/>
          <draw:equation draw:name="f64" draw:formula="3352800*logwidth/3352800"/>
          <draw:equation draw:name="f65" draw:formula="0*logheight/2002631"/>
          <draw:equation draw:name="f66" draw:formula="3352800*logwidth/3352800"/>
          <draw:equation draw:name="f67" draw:formula="2002631*logheight/2002631"/>
          <draw:equation draw:name="f68" draw:formula="0*logwidth/3352800"/>
          <draw:equation draw:name="f69" draw:formula="2002631*logheight/2002631"/>
          <draw:equation draw:name="f70" draw:formula="0*logwidth/3352800"/>
          <draw:equation draw:name="f71" draw:formula="2002631*logheight/2002631"/>
          <draw:equation draw:name="f72" draw:formula="2833966*logwidth/3352800"/>
          <draw:equation draw:name="f73" draw:formula="425*logheight/2002631"/>
          <draw:equation draw:name="f74" draw:formula="3352800*logwidth/3352800"/>
          <draw:equation draw:name="f75" draw:formula="0*logheight/2002631"/>
          <draw:equation draw:name="f76" draw:formula="3352800*logwidth/3352800"/>
          <draw:equation draw:name="f77" draw:formula="2002631*logheight/2002631"/>
          <draw:equation draw:name="f78" draw:formula="0*logwidth/3352800"/>
          <draw:equation draw:name="f79" draw:formula="2002631*logheight/2002631"/>
          <draw:equation draw:name="f80" draw:formula="0*logwidth/3352800"/>
          <draw:equation draw:name="f81" draw:formula="2002631*logheight/2002631"/>
          <draw:equation draw:name="f82" draw:formula="2845314*logwidth/3352800"/>
          <draw:equation draw:name="f83" draw:formula="12246*logheight/2002631"/>
          <draw:equation draw:name="f84" draw:formula="3352800*logwidth/3352800"/>
          <draw:equation draw:name="f85" draw:formula="0*logheight/2002631"/>
          <draw:equation draw:name="f86" draw:formula="3352800*logwidth/3352800"/>
          <draw:equation draw:name="f87" draw:formula="2002631*logheight/2002631"/>
          <draw:equation draw:name="f88" draw:formula="0*logwidth/3352800"/>
          <draw:equation draw:name="f89" draw:formula="2002631*logheight/2002631"/>
          <draw:equation draw:name="f90" draw:formula="0*logwidth/3352800"/>
          <draw:equation draw:name="f91" draw:formula="2002631*logheight/2002631"/>
          <draw:equation draw:name="f92" draw:formula="2834839*logwidth/3352800"/>
          <draw:equation draw:name="f93" draw:formula="425*logheight/2002631"/>
          <draw:equation draw:name="f94" draw:formula="3352800*logwidth/3352800"/>
          <draw:equation draw:name="f95" draw:formula="0*logheight/2002631"/>
          <draw:equation draw:name="f96" draw:formula="3352800*logwidth/3352800"/>
          <draw:equation draw:name="f97" draw:formula="2002631*logheight/2002631"/>
          <draw:equation draw:name="f98" draw:formula="0*logwidth/3352800"/>
          <draw:equation draw:name="f99" draw:formula="2002631*logheight/2002631"/>
          <draw:equation draw:name="f100" draw:formula="0*logwidth/3352800"/>
          <draw:equation draw:name="f101" draw:formula="2002631*logheight/2002631"/>
          <draw:equation draw:name="f102" draw:formula="2875865*logwidth/3352800"/>
          <draw:equation draw:name="f103" draw:formula="81782*logheight/2002631"/>
          <draw:equation draw:name="f104" draw:formula="3352800*logwidth/3352800"/>
          <draw:equation draw:name="f105" draw:formula="0*logheight/2002631"/>
          <draw:equation draw:name="f106" draw:formula="3352800*logwidth/3352800"/>
          <draw:equation draw:name="f107" draw:formula="2002631*logheight/2002631"/>
          <draw:equation draw:name="f108" draw:formula="0*logwidth/3352800"/>
          <draw:equation draw:name="f109" draw:formula="2002631*logheight/2002631"/>
          <draw:equation draw:name="f110" draw:formula="0*logwidth/3352800"/>
          <draw:equation draw:name="f111" draw:formula="2002901*logheight/2002901"/>
          <draw:equation draw:name="f112" draw:formula="2836585*logwidth/3352800"/>
          <draw:equation draw:name="f113" draw:formula="0*logheight/2002901"/>
          <draw:equation draw:name="f114" draw:formula="3352800*logwidth/3352800"/>
          <draw:equation draw:name="f115" draw:formula="270*logheight/2002901"/>
          <draw:equation draw:name="f116" draw:formula="3352800*logwidth/3352800"/>
          <draw:equation draw:name="f117" draw:formula="2002901*logheight/2002901"/>
          <draw:equation draw:name="f118" draw:formula="0*logwidth/3352800"/>
          <draw:equation draw:name="f119" draw:formula="2002901*logheight/2002901"/>
          <draw:equation draw:name="f120" draw:formula="0*logwidth/3352800"/>
          <draw:equation draw:name="f121" draw:formula="2002631*logheight/2002631"/>
          <draw:equation draw:name="f122" draw:formula="754045*logwidth/3352800"/>
          <draw:equation draw:name="f123" draw:formula="1468326*logheight/2002631"/>
          <draw:equation draw:name="f124" draw:formula="3352800*logwidth/3352800"/>
          <draw:equation draw:name="f125" draw:formula="0*logheight/2002631"/>
          <draw:equation draw:name="f126" draw:formula="3352800*logwidth/3352800"/>
          <draw:equation draw:name="f127" draw:formula="2002631*logheight/2002631"/>
          <draw:equation draw:name="f128" draw:formula="0*logwidth/3352800"/>
          <draw:equation draw:name="f129" draw:formula="2002631*logheight/2002631"/>
          <draw:equation draw:name="f130" draw:formula="0*logwidth/3352800"/>
          <draw:equation draw:name="f131" draw:formula="534305*logheight/534305"/>
          <draw:equation draw:name="f132" draw:formula="754045*logwidth/3352800"/>
          <draw:equation draw:name="f133" draw:formula="0*logheight/534305"/>
          <draw:equation draw:name="f134" draw:formula="3352800*logwidth/3352800"/>
          <draw:equation draw:name="f135" draw:formula="7687*logheight/534305"/>
          <draw:equation draw:name="f136" draw:formula="3352800*logwidth/3352800"/>
          <draw:equation draw:name="f137" draw:formula="534305*logheight/534305"/>
          <draw:equation draw:name="f138" draw:formula="0*logwidth/3352800"/>
          <draw:equation draw:name="f139" draw:formula="534305*logheight/534305"/>
          <draw:equation draw:name="f140" draw:formula="0*logwidth/3352800"/>
          <draw:equation draw:name="f141" draw:formula="534305*logheight/534305"/>
          <draw:equation draw:name="f142" draw:formula="754045*logwidth/3352800"/>
          <draw:equation draw:name="f143" draw:formula="0*logheight/534305"/>
          <draw:equation draw:name="f144" draw:formula="3352800*logwidth/3352800"/>
          <draw:equation draw:name="f145" draw:formula="7687*logheight/534305"/>
          <draw:equation draw:name="f146" draw:formula="3352800*logwidth/3352800"/>
          <draw:equation draw:name="f147" draw:formula="534305*logheight/534305"/>
          <draw:equation draw:name="f148" draw:formula="0*logwidth/3352800"/>
          <draw:equation draw:name="f149" draw:formula="534305*logheight/534305"/>
          <draw:equation draw:name="f150" draw:formula="0*logwidth/3352800"/>
          <draw:equation draw:name="f151" draw:formula="526618*logheight/526618"/>
          <draw:equation draw:name="f152" draw:formula="980611*logwidth/3352800"/>
          <draw:equation draw:name="f153" draw:formula="93681*logheight/526618"/>
          <draw:equation draw:name="f154" draw:formula="3352800*logwidth/3352800"/>
          <draw:equation draw:name="f155" draw:formula="0*logheight/526618"/>
          <draw:equation draw:name="f156" draw:formula="3352800*logwidth/3352800"/>
          <draw:equation draw:name="f157" draw:formula="526618*logheight/526618"/>
          <draw:equation draw:name="f158" draw:formula="0*logwidth/3352800"/>
          <draw:equation draw:name="f159" draw:formula="526618*logheight/526618"/>
          <draw:equation draw:name="f160" draw:formula="0*logwidth/3352800"/>
          <draw:equation draw:name="f161" draw:formula="526888*logheight/526888"/>
          <draw:equation draw:name="f162" draw:formula="744735*logwidth/3352800"/>
          <draw:equation draw:name="f163" draw:formula="0*logheight/526888"/>
          <draw:equation draw:name="f164" draw:formula="3352800*logwidth/3352800"/>
          <draw:equation draw:name="f165" draw:formula="270*logheight/526888"/>
          <draw:equation draw:name="f166" draw:formula="3352800*logwidth/3352800"/>
          <draw:equation draw:name="f167" draw:formula="526888*logheight/526888"/>
          <draw:equation draw:name="f168" draw:formula="0*logwidth/3352800"/>
          <draw:equation draw:name="f169" draw:formula="526888*logheight/526888"/>
          <draw:equation draw:name="f170" draw:formula="0*logwidth/3352800"/>
          <draw:equation draw:name="f171" draw:formula="526618*logheight/526618"/>
          <draw:equation draw:name="f172" draw:formula="811948*logwidth/3352800"/>
          <draw:equation draw:name="f173" draw:formula="60921*logheight/526618"/>
          <draw:equation draw:name="f174" draw:formula="3352800*logwidth/3352800"/>
          <draw:equation draw:name="f175" draw:formula="0*logheight/526618"/>
          <draw:equation draw:name="f176" draw:formula="3352800*logwidth/3352800"/>
          <draw:equation draw:name="f177" draw:formula="526618*logheight/526618"/>
          <draw:equation draw:name="f178" draw:formula="0*logwidth/3352800"/>
          <draw:equation draw:name="f179" draw:formula="526618*logheight/526618"/>
          <draw:equation draw:name="f180" draw:formula="0*logwidth/3352800"/>
          <draw:equation draw:name="f181" draw:formula="527584*logheight/527584"/>
          <draw:equation draw:name="f182" draw:formula="751718*logwidth/3352800"/>
          <draw:equation draw:name="f183" draw:formula="0*logheight/527584"/>
          <draw:equation draw:name="f184" draw:formula="3352800*logwidth/3352800"/>
          <draw:equation draw:name="f185" draw:formula="966*logheight/527584"/>
          <draw:equation draw:name="f186" draw:formula="3352800*logwidth/3352800"/>
          <draw:equation draw:name="f187" draw:formula="527584*logheight/527584"/>
          <draw:equation draw:name="f188" draw:formula="0*logwidth/3352800"/>
          <draw:equation draw:name="f189" draw:formula="527584*logheight/527584"/>
          <draw:equation draw:name="f190" draw:formula="0*logwidth/3352800"/>
          <draw:equation draw:name="f191" draw:formula="527584*logheight/527584"/>
          <draw:equation draw:name="f192" draw:formula="751718*logwidth/3352800"/>
          <draw:equation draw:name="f193" draw:formula="0*logheight/527584"/>
          <draw:equation draw:name="f194" draw:formula="3241069*logwidth/3352800"/>
          <draw:equation draw:name="f195" draw:formula="94144*logheight/527584"/>
          <draw:equation draw:name="f196" draw:formula="3352800*logwidth/3352800"/>
          <draw:equation draw:name="f197" draw:formula="527584*logheight/527584"/>
          <draw:equation draw:name="f198" draw:formula="0*logwidth/3352800"/>
          <draw:equation draw:name="f199" draw:formula="527584*logheight/527584"/>
          <draw:equation draw:name="f200" draw:formula="0*logwidth/3352800"/>
          <draw:equation draw:name="f201" draw:formula="527584*logheight/527584"/>
          <draw:equation draw:name="f202" draw:formula="751718*logwidth/3352800"/>
          <draw:equation draw:name="f203" draw:formula="0*logheight/527584"/>
          <draw:equation draw:name="f204" draw:formula="3352800*logwidth/3352800"/>
          <draw:equation draw:name="f205" draw:formula="271*logheight/527584"/>
          <draw:equation draw:name="f206" draw:formula="3352800*logwidth/3352800"/>
          <draw:equation draw:name="f207" draw:formula="527584*logheight/527584"/>
          <draw:equation draw:name="f208" draw:formula="0*logwidth/3352800"/>
          <draw:equation draw:name="f209" draw:formula="527584*logheight/527584"/>
          <draw:equation draw:name="f210" draw:formula="0*logwidth/3352800"/>
          <draw:equation draw:name="f211" draw:formula="527313*logheight/527313"/>
          <draw:equation draw:name="f212" draw:formula="900984*logwidth/3352800"/>
          <draw:equation draw:name="f213" draw:formula="97774*logheight/527313"/>
          <draw:equation draw:name="f214" draw:formula="3352800*logwidth/3352800"/>
          <draw:equation draw:name="f215" draw:formula="0*logheight/527313"/>
          <draw:equation draw:name="f216" draw:formula="3352800*logwidth/3352800"/>
          <draw:equation draw:name="f217" draw:formula="527313*logheight/527313"/>
          <draw:equation draw:name="f218" draw:formula="0*logwidth/3352800"/>
          <draw:equation draw:name="f219" draw:formula="527313*logheight/527313"/>
          <draw:equation draw:name="f220" draw:formula="0*logwidth/3352800"/>
          <draw:equation draw:name="f221" draw:formula="527584*logheight/527584"/>
          <draw:equation draw:name="f222" draw:formula="748227*logwidth/3352800"/>
          <draw:equation draw:name="f223" draw:formula="0*logheight/527584"/>
          <draw:equation draw:name="f224" draw:formula="3352800*logwidth/3352800"/>
          <draw:equation draw:name="f225" draw:formula="271*logheight/527584"/>
          <draw:equation draw:name="f226" draw:formula="3352800*logwidth/3352800"/>
          <draw:equation draw:name="f227" draw:formula="527584*logheight/527584"/>
          <draw:equation draw:name="f228" draw:formula="0*logwidth/3352800"/>
          <draw:equation draw:name="f229" draw:formula="527584*logheight/527584"/>
          <draw:equation draw:name="f230" draw:formula="logwidth"/>
          <draw:equation draw:name="f231" draw:formula="logheight"/>
        </draw:enhanced-geometry>
      </draw:custom-shape>
      <draw:custom-shape draw:name="Right Triangle 16" draw:style-name="Mgr3" draw:text-style-name="MP5" draw:layer="backgroundobjects" svg:width="9.921cm" svg:height="11.694cm" svg:x="0cm" svg:y="7.355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Right Triangle 17" draw:style-name="Mgr4" draw:text-style-name="MP6" draw:layer="backgroundobjects" svg:width="19.049cm" svg:height="21.457cm" draw:transform="rotate (-1.5707963267949) translate (21.458cm 0cm)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Title 1" presentation:style-name="Mpr19" draw:text-style-name="MP16" draw:layer="backgroundobjects" svg:width="14.477cm" svg:height="3.025cm" draw:transform="rotate (0.715584993317675) translate (2.963cm 9.498cm)" presentation:class="title" presentation:user-transformed="true">
        <draw:text-box>
          <text:p text:style-name="MP9"><text:span text:style-name="MT12">Click to edit Master title style</text:span></text:p>
        </draw:text-box>
      </draw:frame>
      <draw:frame draw:name="Content Placeholder 2" presentation:style-name="Mpr20" draw:text-style-name="MP8" draw:layer="backgroundobjects" svg:width="10.576cm" svg:height="9.234cm" svg:x="13.193cm" svg:y="7.275cm" presentation:class="outline" presentation:user-transformed="true">
        <draw:text-box>
          <text:list text:style-name="ML6">
            <text:list-item>
              <text:p text:style-name="MP24"><text:span text:style-name="MT13">Click to edit the outline text format</text:span></text:p>
              <text:list>
                <text:list-item>
                  <text:p text:style-name="MP24"><text:span text:style-name="MT13">Second Outline Level</text:span></text:p>
                  <text:list>
                    <text:list-item>
                      <text:p text:style-name="MP24"><text:span text:style-name="MT13">Third Outline Level</text:span></text:p>
                      <text:list>
                        <text:list-item>
                          <text:p text:style-name="MP24"><text:span text:style-name="MT13">Fourth Outline Level</text:span></text:p>
                          <text:list>
                            <text:list-item>
                              <text:p text:style-name="MP24"><text:span text:style-name="MT13">Fifth Outline Level</text:span></text:p>
                              <text:list>
                                <text:list-item>
                                  <text:p text:style-name="MP24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5"><text:span text:style-name="MT13">Seventh Outline LevelClick to edit Master text styles</text:span></text:p>
          <text:list text:style-name="ML8">
            <text:list-item>
              <text:list>
                <text:list-item>
                  <text:p text:style-name="MP26"><text:span text:style-name="MT14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6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6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21" draw:text-style-name="MP29" draw:layer="backgroundobjects" svg:width="16.096cm" svg:height="1.73cm" draw:transform="rotate (0.715584993317675) translate (5.012cm 11.752cm)" presentation:class="outline" presentation:user-transformed="true">
        <draw:text-box>
          <text:list text:style-name="ML6">
            <text:list-item>
              <text:p text:style-name="MP27"><text:span text:style-name="MT15">Click to edit the outline text format</text:span></text:p>
              <text:list>
                <text:list-item>
                  <text:p text:style-name="MP27"><text:span text:style-name="MT15">Second Outline Level</text:span></text:p>
                  <text:list>
                    <text:list-item>
                      <text:p text:style-name="MP27"><text:span text:style-name="MT15">Third Outline Level</text:span></text:p>
                      <text:list>
                        <text:list-item>
                          <text:p text:style-name="MP27"><text:span text:style-name="MT15">Fourth Outline Level</text:span></text:p>
                          <text:list>
                            <text:list-item>
                              <text:p text:style-name="MP27"><text:span text:style-name="MT15">Fifth Outline Level</text:span></text:p>
                              <text:list>
                                <text:list-item>
                                  <text:p text:style-name="MP27"><text:span text:style-name="MT1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8"><text:span text:style-name="MT15">Seventh Outline LevelClick to edit Master text styles</text:span></text:p>
        </draw:text-box>
      </draw:frame>
      <draw:frame draw:name="Date Placeholder 4" presentation:style-name="Mpr22" draw:text-style-name="MP12" draw:layer="backgroundobjects" svg:width="6.044cm" svg:height="0.558cm" draw:transform="rotate (0.715584993317675) translate (1.117cm 18.358cm)" presentation:class="date-time" presentation:user-transformed="true">
        <draw:text-box>
          <text:p text:style-name="MP11"><text:span text:style-name="MT3"><text:date style:data-style-name="D1" text:date-value="2015-10-20">10/20/15</text:date></text:span></text:p>
        </draw:text-box>
      </draw:frame>
      <draw:frame draw:name="Footer Placeholder 5" presentation:style-name="Mpr22" draw:text-style-name="MP13" draw:layer="backgroundobjects" svg:width="13.122cm" svg:height="0.761cm" svg:x="9.771cm" svg:y="17.459cm" presentation:class="footer" presentation:user-transformed="true">
        <draw:text-box>
          <text:p/>
        </draw:text-box>
      </draw:frame>
      <draw:frame draw:name="Slide Number Placeholder 6" presentation:style-name="Mpr23" draw:text-style-name="MP15" draw:layer="backgroundobjects" svg:width="1.396cm" svg:height="1.396cm" svg:x="23.336cm" svg:y="17.141cm" presentation:class="page-number" presentation:user-transformed="true">
        <draw:text-box>
          <text:p text:style-name="MP14"><text:span text:style-name="MT16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13.968cm" svg:height="10.476cm" svg:x="3.81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Jordan Peacock</meta:initial-creator>
    <dc:creator>Jordan Peacock</dc:creator>
    <meta:editing-cycles>5</meta:editing-cycles>
    <meta:creation-date>2015-10-02T18:18:23</meta:creation-date>
    <dc:date>2015-10-20T13:08:10.752587429</dc:date>
    <meta:editing-duration>PT3M7S</meta:editing-duration>
    <meta:generator>LibreOffice/4.4.2.2$Linux_X86_64 LibreOffice_project/40m0$Build-2</meta:generator>
    <meta:document-statistic meta:object-count="94"/>
    <meta:user-defined meta:name="AppVersion">14.0000</meta:user-defined>
    <meta:user-defined meta:name="Company">US Bancorp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  <meta:template xlink:type="simple" xlink:actuate="onRequest" xlink:title="Angles" xlink:href=""/>
  </office:meta>
</office:document-meta>
</file>